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!-- See etc/org/README for copyright information 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odt="http://www.w3.org/1999/xodt" xmlns:field="urn:openoffice:names:experimental:ooo-ms-interop:xmlns:field:1.0" office:version="1.2">
  <!-- scripts -->
  <office:scripts/>
  <!-- font face declarations -->
  <office:font-face-decls>
    <style:font-face style:name="Tahoma1" svg:font-family="Tahoma"/>
    <style:font-face style:name="courier" svg:font-family="courier, monospac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!-- automatic styles -->
  <office:automatic-styles>
    <!-- Section styles -->
    <!-- Section styles for Table Of Contents and Other Indices -->
    <style:style style:name="OrgIndexSection" style:family="section">
      <style:section-properties fo:background-color="#c0c0c0" style:editable="false">
        <style:columns fo:column-count="1" fo:column-gap="0cm"/>
        <style:background-image/>
      </style:section-properties>
    </style:style>
    <!-- Indented sections, used as container for tables that occur
         within list items -->
    <style:style style:name="OrgIndentedSection-Level-1" style:family="section">
      <style:section-properties text:dont-balance-text-columns="false" fo:margin-left="1.281cm" fo:margin-right="0cm" style:editable="false">
        <style:columns fo:column-count="1" fo:column-gap="0cm"/>
      </style:section-properties>
    </style:style>
    <style:style style:name="OrgIndentedSection-Level-2" style:family="section">
      <style:section-properties text:dont-balance-text-columns="false" fo:margin-left="1.905cm" fo:margin-right="0cm" style:editable="false">
        <style:columns fo:column-count="1" fo:column-gap="0cm"/>
      </style:section-properties>
    </style:style>
    <style:style style:name="OrgIndentedSection-Level-3" style:family="section">
      <style:section-properties text:dont-balance-text-columns="false" fo:margin-left="2.54cm" fo:margin-right="0cm" style:editable="false">
        <style:columns fo:column-count="1" fo:column-gap="0cm"/>
      </style:section-properties>
    </style:style>
    <style:style style:name="OrgIndentedSection-Level-4" style:family="section">
      <style:section-properties text:dont-balance-text-columns="false" fo:margin-left="3.175cm" fo:margin-right="0cm" style:editable="false">
        <style:columns fo:column-count="1" fo:column-gap="0cm"/>
      </style:section-properties>
    </style:style>
    <style:style style:name="OrgIndentedSection-Level-5" style:family="section">
      <style:section-properties text:dont-balance-text-columns="false" fo:margin-left="3.81cm" fo:margin-right="0cm" style:editable="false">
        <style:columns fo:column-count="1" fo:column-gap="0cm"/>
      </style:section-properties>
    </style:style>
    <style:style style:name="OrgIndentedSection-Level-6" style:family="section">
      <style:section-properties text:dont-balance-text-columns="false" fo:margin-left="4.445cm" fo:margin-right="0cm" style:editable="false">
        <style:columns fo:column-count="1" fo:column-gap="0cm"/>
      </style:section-properties>
    </style:style>
    <style:style style:name="OrgIndentedSection-Level-7" style:family="section">
      <style:section-properties text:dont-balance-text-columns="false" fo:margin-left="5.08cm" fo:margin-right="0cm" style:editable="false">
        <style:columns fo:column-count="1" fo:column-gap="0cm"/>
      </style:section-properties>
    </style:style>
    <style:style style:name="OrgIndentedSection-Level-8" style:family="section">
      <style:section-properties text:dont-balance-text-columns="false" fo:margin-left="5.715cm" fo:margin-right="0cm" style:editable="false">
        <style:columns fo:column-count="1" fo:column-gap="0cm"/>
      </style:section-properties>
    </style:style>
    <style:style style:name="OrgIndentedSection-Level-9" style:family="section">
      <style:section-properties text:dont-balance-text-columns="false" fo:margin-left="6.35cm" fo:margin-right="0cm" style:editable="false">
        <style:columns fo:column-count="1" fo:column-gap="0cm"/>
      </style:section-properties>
    </style:style>
    <style:style style:name="OrgIndentedSection-Level-10" style:family="section">
      <style:section-properties text:dont-balance-text-columns="false" fo:margin-left="6.985cm" fo:margin-right="0cm" style:editable="false">
        <style:columns fo:column-count="1" fo:column-gap="0cm"/>
      </style:section-properties>
    </style:style>
    <!-- Table styles -->
    <style:style style:name="OrgTable" style:family="table">
      <style:table-properties style:rel-width="96%" fo:margin-top="0cm" fo:margin-bottom="0.20cm" table:align="center"/>
    </style:style>
    <style:style style:name="OrgTableColumn" style:family="table-column">
      <style:table-column-properties style:rel-column-width="1*"/>
    </style:style>
    <style:style style:name="OrgTblCell" style:family="table-cell">
      <style:table-cell-properties style:vertical-align="top" fo:padding="0.159cm" fo:border-top="none" fo:border-bottom="none" fo:border-left="none" fo:border-right="none"/>
    </style:style>
    <style:style style:name="OrgTblCellL" style:family="table-cell" style:parent-style-name="OrgTblCell">
      <style:table-cell-properties fo:padding="0.159cm" fo:border-top="none" fo:border-bottom="none" fo:border-left="0.002cm solid #000000" fo:border-right="none"/>
    </style:style>
    <style:style style:name="OrgTblCellR" style:family="table-cell" style:parent-style-name="OrgTblCell">
      <style:table-cell-properties fo:padding="0.159cm" fo:border-top="none" fo:border-bottom="none" fo:border-left="none" fo:border-right="0.002cm solid #000000"/>
    </style:style>
    <style:style style:name="OrgTblCellLR" style:family="table-cell" style:parent-style-name="OrgTblCell">
      <style:table-cell-properties fo:padding="0.159cm" fo:border-top="none" fo:border-bottom="none" fo:border-left="0.002cm solid #000000" fo:border-right="0.002cm solid #000000"/>
    </style:style>
    <style:style style:name="OrgTblCellT" style:family="table-cell" style:parent-style-name="OrgTblCell">
      <style:table-cell-properties fo:padding="0.159cm" fo:border-top="0.002cm solid #000000" fo:border-bottom="none" fo:border-left="none" fo:border-right="none"/>
    </style:style>
    <style:style style:name="OrgTblCellTL" style:family="table-cell" style:parent-style-name="OrgTblCell">
      <style:table-cell-properties fo:padding="0.159cm" fo:border-top="0.002cm solid #000000" fo:border-bottom="none" fo:border-left="0.002cm solid #000000" fo:border-right="none"/>
    </style:style>
    <style:style style:name="OrgTblCellTR" style:family="table-cell" style:parent-style-name="OrgTblCell">
      <style:table-cell-properties fo:padding="0.159cm" fo:border-top="0.002cm solid #000000" fo:border-bottom="none" fo:border-left="none" fo:border-right="0.002cm solid #000000"/>
    </style:style>
    <style:style style:name="OrgTblCellTLR" style:family="table-cell" style:parent-style-name="OrgTblCell">
      <style:table-cell-properties fo:padding="0.159cm" fo:border-top="0.002cm solid #000000" fo:border-bottom="none" fo:border-left="0.002cm solid #000000" fo:border-right="0.002cm solid #000000"/>
    </style:style>
    <style:style style:name="OrgTblCellB" style:family="table-cell" style:parent-style-name="OrgTblCell">
      <style:table-cell-properties fo:padding="0.159cm" fo:border-top="none" fo:border-bottom="0.002cm solid #000000" fo:border-left="none" fo:border-right="none"/>
    </style:style>
    <style:style style:name="OrgTblCellBL" style:family="table-cell" style:parent-style-name="OrgTblCell">
      <style:table-cell-properties fo:padding="0.159cm" fo:border-top="none" fo:border-bottom="0.002cm solid #000000" fo:border-left="0.002cm solid #000000" fo:border-right="none"/>
    </style:style>
    <style:style style:name="OrgTblCellBR" style:family="table-cell" style:parent-style-name="OrgTblCell">
      <style:table-cell-properties fo:padding="0.159cm" fo:border-top="none" fo:border-bottom="0.002cm solid #000000" fo:border-left="none" fo:border-right="0.002cm solid #000000"/>
    </style:style>
    <style:style style:name="OrgTblCellBLR" style:family="table-cell" style:parent-style-name="OrgTblCell">
      <style:table-cell-properties fo:padding="0.159cm" fo:border-top="none" fo:border-bottom="0.002cm solid #000000" fo:border-left="0.002cm solid #000000" fo:border-right="0.002cm solid #000000"/>
    </style:style>
    <style:style style:name="OrgTblCellTB" style:family="table-cell" style:parent-style-name="OrgTblCell">
      <style:table-cell-properties fo:padding="0.159cm" fo:border-top="0.002cm solid #000000" fo:border-bottom="0.002cm solid #000000" fo:border-left="none" fo:border-right="none"/>
    </style:style>
    <style:style style:name="OrgTblCellTBL" style:family="table-cell" style:parent-style-name="OrgTblCell">
      <style:table-cell-properties fo:padding="0.159cm" fo:border-top="0.002cm solid #000000" fo:border-bottom="0.002cm solid #000000" fo:border-left="0.002cm solid #000000" fo:border-right="none"/>
    </style:style>
    <style:style style:name="OrgTblCellTBR" style:family="table-cell" style:parent-style-name="OrgTblCell">
      <style:table-cell-properties fo:padding="0.159cm" fo:border-top="0.002cm solid #000000" fo:border-bottom="0.002cm solid #000000" fo:border-left="none" fo:border-right="0.002cm solid #000000"/>
    </style:style>
    <style:style style:name="OrgTblCellTBLR" style:family="table-cell" style:parent-style-name="OrgTblCell">
      <style:table-cell-properties fo:padding="0.159cm" fo:border-top="0.002cm solid #000000" fo:border-bottom="0.002cm solid #000000" fo:border-left="0.002cm solid #000000" fo:border-right="0.002cm solid #000000"/>
    </style:style>
    <!-- BEGIN: Table styles for numbered equations -->
    <style:style style:name="OrgEquation" style:family="table">
      <style:table-properties style:rel-width="100%" fo:margin-top="0cm" fo:margin-bottom="0.20cm" table:align="center"/>
    </style:style>
    <style:style style:name="OrgEquationTableColumn" style:family="table-column">
      <style:table-column-properties style:rel-column-width="1*"/>
    </style:style>
    <style:style style:name="OrgFirstEquationFir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La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FirstColumnTableParagraph" style:family="paragraph" style:parent-style-name="Table_20_Contents">
      <style:paragraph-properties fo:text-align="center" style:justify-single-word="false"/>
    </style:style>
    <style:style style:name="OrgEquationLastColumnTableParagraph" style:family="paragraph" style:parent-style-name="Table_20_Contents">
      <style:paragraph-properties fo:text-align="end" style:justify-single-word="false"/>
    </style:style>
    <!-- END: Table styles for numbered equations -->
    <!-- BEGIN: Custom Table Template -->
    <style:style style:name="Custom" style:family="table">
      <style:table-properties style:rel-width="80%" table:align="center"/>
    </style:style>
    <style:style style:name="CustomColumn" style:family="table-column">
      <style:table-column-properties style:rel-column-width="1*"/>
    </style:style>
    <!-- Table Paragraph Styles -->
    <style:style style:name="Custom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Row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Column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Row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Column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!-- Table Cell Styles -->
    <style:style style:name="CustomTableCell" style:family="table-cell">
      <style:table-cell-properties style:vertical-align="top" fo:background-color="#ffffff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RowTableCell" style:family="table-cell">
      <style:table-cell-properties style:vertical-align="top" fo:background-color="#000080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Row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ColumnTableCell" style:family="table-cell">
      <style:table-cell-properties style:vertical-align="top" fo:background-color="#4d4d4d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Column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!-- END: Custom Table Template -->
  </office:automatic-styles>
  <office:body>
    <office:text>
      <text:sequence-decls>
        <text:sequence-decl text:display-outline-level="2" text:name="Table"/>
        <text:sequence-decl text:display-outline-level="2" text:name="Illustration"/>
        <text:sequence-decl text:display-outline-level="2" text:name="Text"/>
        <text:sequence-decl text:display-outline-level="2" text:name="Equation"/>
        <text:sequence-decl text:display-outline-level="2" text:name="Listing"/>
      </text:sequence-decls>
      <text:p text:style-name="OrgTitle">
<text:title>ユーティリティ関数群</text:title></text:p>
      <text:p text:style-name="OrgTitle"/>
      <text:p text:style-name="OrgSubtitle"><text:initial-creator>Takaaki Ishikawa</text:initial-creator></text:p>
      <text:p text:style-name="OrgSubtitle"/>
      <text:table-of-content text:style-name="OrgIndexSection" text:protected="true" text:name="Table of Contents">
        <text:table-of-content-source text:outline-level="3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Contents_20_1"><text:a xlink:type="simple" xlink:href="#org795f555">1. ユーティリティ関数</text:a></text:p>
          <text:p text:style-name="Contents_20_2"><text:a xlink:type="simple" xlink:href="#org2df0702">1.1. iTerm2.app を呼び出す関数</text:a></text:p>
          <text:p text:style-name="Contents_20_2"><text:a xlink:type="simple" xlink:href="#org8d11305">1.2. サボっていると Kyoko さんに怒られる</text:a></text:p>
          <text:p text:style-name="Contents_20_2"><text:a xlink:type="simple" xlink:href="#org513aad7">1.3. コンソールでカレントバッファのあるディレクトリに移動する</text:a></text:p>
          <text:p text:style-name="Contents_20_2"><text:a xlink:type="simple" xlink:href="#org8b3a048">1.4. ファイルに含まれるテーブルを使って定時にアラートを表示する</text:a></text:p>
          <text:p text:style-name="Contents_20_2"><text:a xlink:type="simple" xlink:href="#org94402af">1.5. 頻繁に利用するファイルをring形式でたどる</text:a></text:p>
          <text:p text:style-name="Contents_20_2"><text:a xlink:type="simple" xlink:href="#org8434176">1.6. 引数のorgバッファを開く</text:a></text:p>
          <text:p text:style-name="Contents_20_2"><text:a xlink:type="simple" xlink:href="#orgc450923">1.7. orgバッファにいつものヘッダを追加する</text:a></text:p>
          <text:p text:style-name="Contents_20_2"><text:a xlink:type="simple" xlink:href="#org9dfdbdd">1.8. 議事録ひな形を書き入れる</text:a></text:p>
          <text:p text:style-name="Contents_20_2"><text:a xlink:type="simple" xlink:href="#org0dbdf4c">1.9. ランダムの文字列を取得する</text:a></text:p>
          <text:p text:style-name="Contents_20_2"><text:a xlink:type="simple" xlink:href="#orgdd4532e">1.10. 行頭に" - "を挿入する</text:a></text:p>
          <text:p text:style-name="Contents_20_2"><text:a xlink:type="simple" xlink:href="#orge7e4c20">1.11. 日付などを簡単に挿入する</text:a></text:p>
          <text:p text:style-name="Contents_20_3"><text:a xlink:type="simple" xlink:href="#org2fbac30">1.11.1. キーバインド</text:a></text:p>
          <text:p text:style-name="Contents_20_2"><text:a xlink:type="simple" xlink:href="#orgd5ac154">1.12. 定期実行関数</text:a></text:p>
          <text:p text:style-name="Contents_20_2"><text:a xlink:type="simple" xlink:href="#org7e02ebd">1.13. ブラウザの設定</text:a></text:p>
          <text:p text:style-name="Contents_20_2"><text:a xlink:type="simple" xlink:href="#org97a7495">1.14. ミニバッファに日時を表示</text:a></text:p>
          <text:p text:style-name="Contents_20_2"><text:a xlink:type="simple" xlink:href="#orgc46206d">1.15. バックアップファイルの削除</text:a></text:p>
          <text:p text:style-name="Contents_20_2"><text:a xlink:type="simple" xlink:href="#org848e899">1.16. chomp</text:a></text:p>
          <text:p text:style-name="Contents_20_2"><text:a xlink:type="simple" xlink:href="#orgf7362e4">1.17. lingr にログインする</text:a></text:p>
          <text:p text:style-name="Contents_20_2"><text:a xlink:type="simple" xlink:href="#org5bd6e32">1.18. 特定のファイルを Dropbox 以下にバックアップする</text:a></text:p>
          <text:p text:style-name="Contents_20_2"><text:a xlink:type="simple" xlink:href="#org161cf34">1.19. ゴミ箱を空にする <text:span text:style-name="OrgTags">[<text:span text:style-name="OrgTag">macOS</text:span>]</text:span></text:a></text:p>
          <text:p text:style-name="Contents_20_2"><text:a xlink:type="simple" xlink:href="#org3c9623c">1.20. 終了シーケンスのデバッグ用関数</text:a></text:p>
          <text:p text:style-name="Contents_20_2"><text:a xlink:type="simple" xlink:href="#orgad915e0">1.21. [library-p] load-path にライブラリがあるかを判定</text:a></text:p>
          <text:p text:style-name="Contents_20_2"><text:a xlink:type="simple" xlink:href="#org6a91d95">1.22. [package.el] MELPA利用設定</text:a></text:p>
          <text:p text:style-name="Contents_20_2"><text:a xlink:type="simple" xlink:href="#orgb7f8c8b">1.23. orgバッファを評価</text:a></text:p>
          <text:p text:style-name="Contents_20_2"><text:a xlink:type="simple" xlink:href="#org41eca43">1.24. <text:span text:style-name="OrgTodo">TODO</text:span> リージョン内のブリッツを操作する</text:a></text:p>
          <text:p text:style-name="Contents_20_2"><text:a xlink:type="simple" xlink:href="#orgcdda86b">1.25. <text:span text:style-name="OrgTodo">TODO</text:span> " - "と" - [ ] "をサイクルさせる</text:a></text:p>
          <text:p text:style-name="Contents_20_2"><text:a xlink:type="simple" xlink:href="#org4ff349c">1.26. その他</text:a></text:p>
          <text:p text:style-name="Contents_20_2"><text:a xlink:type="simple" xlink:href="#org09f1b00">1.27. XHTMLを利用したガントチャート生成 <text:span text:style-name="OrgTags">[<text:span text:style-name="OrgTag">obsolete</text:span>]</text:span></text:a></text:p>
          <text:p text:style-name="Contents_20_2"><text:a xlink:type="simple" xlink:href="#org89c40ab">1.28. Auto-install をセットアップする <text:span text:style-name="OrgTags">[<text:span text:style-name="OrgTag">obsolete</text:span>]</text:span></text:a></text:p>
          <text:p text:style-name="Contents_20_2"><text:a xlink:type="simple" xlink:href="#orgbfb11e8">1.29. org-buffer を dokuwiki 形式に変換し，kill-ring に格納 <text:span text:style-name="OrgTags">[<text:span text:style-name="OrgTag">obsolete</text:span>]</text:span></text:a></text:p>
          <text:p text:style-name="Contents_20_1"><text:a xlink:type="simple" xlink:href="#org8374a04">2. 未設定／テスト中</text:a></text:p>
          <text:p text:style-name="Contents_20_2"><text:a xlink:type="simple" xlink:href="#orge52d82d">2.1. UUID をファイル名にして所定のディレクトリにコピー／移動</text:a></text:p>
          <text:p text:style-name="Contents_20_2"><text:a xlink:type="simple" xlink:href="#org6dca5f5">2.2. byte-compile の警告を抑制する</text:a></text:p>
          <text:p text:style-name="Contents_20_2"><text:a xlink:type="simple" xlink:href="#orge7eca51">2.3. [window-resizer.el] 分割したウィンドウサイズを変更する</text:a></text:p>
          <text:p text:style-name="Contents_20_2"><text:a xlink:type="simple" xlink:href="#org43eb78d">2.4. [idle-requie]</text:a></text:p>
          <text:p text:style-name="Contents_20_2"><text:a xlink:type="simple" xlink:href="#orga5985e4">2.5. [pdf-preview]</text:a></text:p>
          <text:p text:style-name="Contents_20_2"><text:a xlink:type="simple" xlink:href="#org9a27e66">2.6. [EasyPG]</text:a></text:p>
          <text:p text:style-name="Contents_20_2"><text:a xlink:type="simple" xlink:href="#org8b0d880">2.7. [eblook]</text:a></text:p>
          <text:p text:style-name="Contents_20_2"><text:a xlink:type="simple" xlink:href="#org5069ec5">2.8. [iBuffer]</text:a></text:p>
          <text:p text:style-name="Contents_20_2"><text:a xlink:type="simple" xlink:href="#orgda1b1f4">2.9. キーバインド</text:a></text:p>
          <text:p text:style-name="Contents_20_1"><text:a xlink:type="simple" xlink:href="#org46a7c16">3. provide</text:a></text:p>
        </text:index-body>
      </text:table-of-content>
      <text:p text:style-name="Text_20_body"><text:a xlink:type="simple" xlink:href="init.html">init.el</text:a> に記述していた便利関数を，utility.el として分離しています．init.el では autoload を用いて utility.el を遅延読み込みするように設定してます．このようなファイルの分離で60[ms]ほど起動を高速化できます．<text:line-break/></text:p>
      <text:p text:style-name="Text_20_body">注意：コピペだけでは動かない可能性があります．<text:line-break/></text:p>
      <text:h text:style-name="Heading_20_1" text:outline-level="1" text:is-list-header="false">
<text:bookmark-start text:name="OrgXref.org795f555"/>
<text:bookmark text:name="org795f555"/>ユーティリティ関数
<text:bookmark-end text:name="OrgXref.org795f555"/></text:h>
      <text:h text:style-name="Heading_20_2" text:outline-level="2" text:is-list-header="false">
<text:bookmark-start text:name="OrgXref.org2df0702"/>
<text:bookmark text:name="org2df0702"/>iTerm2.app を呼び出す関数
<text:bookmark-end text:name="OrgXref.org2df0702"/></text:h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my-cmd-to-open-iterm2</text:span><text:s/>()</text:p>
      <text:p text:style-name="OrgSrcBlock"><text:s/><text:s/>(<text:span text:style-name="OrgSrcFontLockKeywordFace">interactive</text:span>)</text:p>
      <text:p text:style-name="OrgSrcBlockLastLine"><text:s/><text:s/>(shell-command-to-string<text:s/><text:span text:style-name="OrgSrcFontLockStringFace">"open<text:s/>-a<text:s/>iTerm2.app"</text:span>))</text:p>
      <text:h text:style-name="Heading_20_2" text:outline-level="2" text:is-list-header="false">
<text:bookmark-start text:name="OrgXref.org8d11305"/>
<text:bookmark text:name="org8d11305"/>サボっていると Kyoko さんに怒られる
<text:bookmark-end text:name="OrgXref.org8d11305"/></text:h>
      <text:p text:style-name="Text_20_body">macOS 用の関数です．別途，Kyoko さんの音声をインストールしておく必要があります．Mavericks だと，Otoya さんも使えます．<text:line-break/></text:p>
      <text:p text:style-name="OrgSrcBlock">(<text:span text:style-name="OrgSrcFontLockKeywordFace">defvar</text:span><text:s/><text:span text:style-name="OrgSrcFontLockVariableNameFace">my-kyoko-mad-mode</text:span><text:s/>nil)</text:p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my-kyoko-mad-mode-toggle</text:span><text:s/>()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setq</text:span><text:s/>my-kyoko-mad-mode<text:s/>(not<text:s/>my-kyoko-mad-mode))</text:p>
      <text:p text:style-name="OrgSrcBlock"><text:s/><text:s/>(message<text:s/>(concat<text:s/><text:span text:style-name="OrgSrcFontLockStringFace">"Kyoko<text:s/>mad<text:s/>mode:<text:s/>"</text:span></text:p>
      <text:p text:style-name="OrgSrcBlock"><text:s/><text:s/><text:s/><text:s/><text:s/><text:s/><text:s/><text:s/><text:s/><text:s/><text:s/><text:s/><text:s/><text:s/><text:s/><text:s/><text:s/><text:s/><text:s/>(<text:span text:style-name="OrgSrcFontLockKeywordFace">if</text:span><text:s/>my-kyoko-mad-mode<text:s/><text:span text:style-name="OrgSrcFontLockStringFace">"ON"</text:span><text:s/><text:span text:style-name="OrgSrcFontLockStringFace">"OFF"</text:span>))))</text:p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my-kyoko-mad</text:span><text:s/>()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when</text:span><text:s/>my-kyoko-mad-mode</text:p>
      <text:p text:style-name="OrgSrcBlock"><text:s/><text:s/><text:s/><text:s/>(shell-command-to-string</text:p>
      <text:p text:style-name="OrgSrcBlock"><text:s/><text:s/><text:s/><text:s/><text:s/><text:span text:style-name="OrgSrcFontLockStringFace">"say<text:s/>-v<text:s/>Kyoko<text:s/>おいおまえ，遊んでないで，仕事しろ"</text:span>)))</text:p>
      <text:p text:style-name="OrgSrcBlock"/>
      <text:p text:style-name="OrgSrcBlock"><text:span text:style-name="OrgSrcFontLockCommentDelimiterFace">;;<text:s/></text:span><text:span text:style-name="OrgSrcFontLockCommentFace">She<text:s/>will<text:s/>be<text:s/>mad<text:s/>if<text:s/>you<text:s/>do<text:s/>nothing<text:s/>within<text:s/>10<text:s/>min.</text:span></text:p>
      <text:p text:style-name="OrgSrcBlockLastLine">(run-with-idle-timer<text:s/>600<text:s/>t<text:s/>'my-kyoko-mad)</text:p>
      <text:h text:style-name="Heading_20_2" text:outline-level="2" text:is-list-header="false">
<text:bookmark-start text:name="OrgXref.org513aad7"/>
<text:bookmark text:name="org513aad7"/>コンソールでカレントバッファのあるディレクトリに移動する
<text:bookmark-end text:name="OrgXref.org513aad7"/></text:h>
      <text:p text:style-name="Text_20_body">Finder で開きたいだけならば， <text:span text:style-name="OrgCode">M-!</text:span> でミニバッファに <text:span text:style-name="OrgCode">open .</text:span> と打ち込むだけです．<text:line-break/></text:p>
      <text:p text:style-name="OrgSrcBlock">(<text:span text:style-name="OrgSrcFontLockKeywordFace">defcustom</text:span><text:s/><text:span text:style-name="OrgSrcFontLockVariableNameFace">open-current-directory-console-program</text:span><text:s/><text:span text:style-name="OrgSrcFontLockStringFace">"iTerm2.app"</text:span></text:p>
      <text:p text:style-name="OrgSrcBlock"><text:s/><text:s/><text:span text:style-name="OrgSrcFontLockDocFace">"Specify<text:s/>a<text:s/>console<text:s/>program"</text:span></text:p>
      <text:p text:style-name="OrgSrcBlock"><text:s/><text:s/><text:span text:style-name="OrgSrcFontLockBuiltinFace">:type</text:span><text:s/>'string</text:p>
      <text:p text:style-name="OrgSrcBlock"><text:s/><text:s/><text:span text:style-name="OrgSrcFontLockBuiltinFace">:group</text:span><text:s/>'takaxp-mac)</text:p>
      <text:p text:style-name="OrgSrcBlock"/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my-open-current-directory-in-terminal</text:span><text:s/>()</text:p>
      <text:p text:style-name="OrgSrcBlock"><text:s/><text:s/><text:span text:style-name="OrgSrcFontLockDocFace">"<text:s/>Open<text:s/>Current<text:s/>Directory<text:s/>for<text:s/>MacOSX</text:span></text:p>
      <text:p text:style-name="OrgSrcBlock"><text:span text:style-name="OrgSrcFontLockDocFace"><text:s/><text:s/>0)<text:s/></text:span><text:span text:style-name="OrgSrcFontLockDocFace">Put<text:s/>this<text:s/>function<text:s/>in<text:s/>your<text:s/>.emacs</text:span></text:p>
      <text:p text:style-name="OrgSrcBlock"><text:span text:style-name="OrgSrcFontLockDocFace"><text:s/><text:s/>1)<text:s/></text:span><text:span text:style-name="OrgSrcFontLockDocFace">M-x<text:s/>open-current-directory</text:span></text:p>
      <text:p text:style-name="OrgSrcBlock"><text:span text:style-name="OrgSrcFontLockDocFace"><text:s/><text:s/>2)<text:s/></text:span><text:span text:style-name="OrgSrcFontLockDocFace">Terminal<text:s/>will<text:s/>open<text:s/>automatically</text:span></text:p>
      <text:p text:style-name="OrgSrcBlock"><text:span text:style-name="OrgSrcFontLockDocFace"><text:s/><text:s/>3)<text:s/></text:span><text:span text:style-name="OrgSrcFontLockDocFace">Type<text:s/>M-v<text:s/>to<text:s/>paste<text:s/>and<text:s/>move<text:s/>to<text:s/>a<text:s/>path<text:s/>to<text:s/>the<text:s/>current<text:s/>directory<text:s/>in<text:s/>Emacs"</text:span>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let</text:span><text:s/>((file-path<text:s/>(buffer-file-name<text:s/>(current-buffer))))</text:p>
      <text:p text:style-name="OrgSrcBlock"><text:s/><text:s/><text:s/><text:s/>(<text:span text:style-name="OrgSrcFontLockKeywordFace">unless</text:span><text:s/>(string=<text:s/>file-path<text:s/>nil)</text:p>
      <text:p text:style-name="OrgSrcBlock"><text:s/><text:s/><text:s/><text:s/><text:s/><text:s/>(<text:span text:style-name="OrgSrcFontLockKeywordFace">let</text:span><text:s/>((directory</text:p>
      <text:p text:style-name="OrgSrcBlock"><text:s/><text:s/><text:s/><text:s/><text:s/><text:s/><text:s/><text:s/><text:s/><text:s/><text:s/><text:s/><text:s/>(substring<text:s/>file-path<text:s/>0</text:p>
      <text:p text:style-name="OrgSrcBlock"><text:s/><text:s/><text:s/><text:s/><text:s/><text:s/><text:s/><text:s/><text:s/><text:s/><text:s/><text:s/><text:s/><text:s/><text:s/><text:s/><text:s/><text:s/><text:s/><text:s/><text:s/><text:s/><text:s/><text:s/>(-</text:p>
      <text:p text:style-name="OrgSrcBlock"><text:s/><text:s/><text:s/><text:s/><text:s/><text:s/><text:s/><text:s/><text:s/><text:s/><text:s/><text:s/><text:s/><text:s/><text:s/><text:s/><text:s/><text:s/><text:s/><text:s/><text:s/><text:s/><text:s/><text:s/><text:s/>(length<text:s/>file-path)</text:p>
      <text:p text:style-name="OrgSrcBlock"><text:s/><text:s/><text:s/><text:s/><text:s/><text:s/><text:s/><text:s/><text:s/><text:s/><text:s/><text:s/><text:s/><text:s/><text:s/><text:s/><text:s/><text:s/><text:s/><text:s/><text:s/><text:s/><text:s/><text:s/><text:s/>(length<text:s/>(buffer-name<text:s/>(current-buffer)))))))</text:p>
      <text:p text:style-name="OrgSrcBlock"><text:s/><text:s/><text:s/><text:s/><text:s/><text:s/><text:s/><text:s/>(message<text:s/><text:span text:style-name="OrgSrcFontLockStringFace">"%s"</text:span><text:s/>directory)</text:p>
      <text:p text:style-name="OrgSrcBlock"><text:s/><text:s/><text:s/><text:s/><text:s/><text:s/><text:s/><text:s/>(shell-command-to-string<text:s/>(concat<text:s/><text:span text:style-name="OrgSrcFontLockStringFace">"echo<text:s/>cd<text:s/>"</text:span><text:s/>directory<text:s/><text:span text:style-name="OrgSrcFontLockStringFace">"<text:s/>|pbcopy"</text:span>))</text:p>
      <text:p text:style-name="OrgSrcBlock"><text:s/><text:s/><text:s/><text:s/><text:s/><text:s/><text:s/><text:s/>(shell-command-to-string</text:p>
      <text:p text:style-name="OrgSrcBlockLastLine"><text:s/><text:s/><text:s/><text:s/><text:s/><text:s/><text:s/><text:s/><text:s/>(concat<text:s/><text:span text:style-name="OrgSrcFontLockStringFace">"open<text:s/>-a<text:s/>"</text:span><text:s/>open-current-directory-console-program))))))</text:p>
      <text:h text:style-name="Heading_20_2" text:outline-level="2" text:is-list-header="false">
<text:bookmark-start text:name="OrgXref.org8b3a048"/>
<text:bookmark text:name="org8b3a048"/>ファイルに含まれるテーブルを使って定時にアラートを表示する
<text:bookmark-end text:name="OrgXref.org8b3a048"/></text:h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my-update-alarms-from-file</text:span><text:s/>()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let</text:span><text:s/>((bname<text:s/>(buffer-name)))</text:p>
      <text:p text:style-name="OrgSrcBlock"><text:s/><text:s/><text:s/><text:s/>(<text:span text:style-name="OrgSrcFontLockKeywordFace">when</text:span><text:s/>(string=<text:s/>bname<text:s/><text:span text:style-name="OrgSrcFontLockStringFace">"daily.org"</text:span>)</text:p>
      <text:p text:style-name="OrgSrcBlock"><text:s/><text:s/><text:s/><text:s/><text:s/><text:s/>(my-set-alarms-from-file<text:s/>(concat<text:s/><text:span text:style-name="OrgSrcFontLockStringFace">"~/Dropbox/org/db/"</text:span><text:s/>bname)))))</text:p>
      <text:p text:style-name="OrgSrcBlock"/>
      <text:p text:style-name="OrgSrcBlock">(<text:span text:style-name="OrgSrcFontLockKeywordFace">defun</text:span><text:s/><text:span text:style-name="OrgSrcFontLockFunctionNameFace">my-set-alarms-from-file</text:span><text:s/>(file)</text:p>
      <text:p text:style-name="OrgSrcBlock"><text:s/><text:s/><text:span text:style-name="OrgSrcFontLockDocFace">"Make<text:s/>alarms<text:s/>from<text:s/>org-mode<text:s/>tables.<text:s/>If<text:s/>you<text:s/>have<text:s/>an<text:s/>org-mode<text:s/>file</text:span></text:p>
      <text:p text:style-name="OrgSrcBlock"><text:span text:style-name="OrgSrcFontLockDocFace"><text:s/><text:s/><text:s/><text:s/><text:s/>with<text:s/>tables<text:s/>with<text:s/>the<text:s/>following<text:s/>format:</text:span></text:p>
      <text:p text:style-name="OrgSrcBlock"><text:span text:style-name="OrgSrcFontLockDocFace"><text:s/><text:s/><text:s/><text:s/><text:s/>|------+-------+--------------------|</text:span></text:p>
      <text:p text:style-name="OrgSrcBlock"><text:span text:style-name="OrgSrcFontLockDocFace"><text:s/><text:s/><text:s/><text:s/><text:s/>|<text:s/>Flag<text:s/>|<text:s/><text:s/>Time<text:s/>|<text:s/>Content<text:s/><text:s/><text:s/><text:s/><text:s/><text:s/><text:s/><text:s/><text:s/><text:s/><text:s/><text:s/>|</text:span></text:p>
      <text:p text:style-name="OrgSrcBlock"><text:span text:style-name="OrgSrcFontLockDocFace"><text:s/><text:s/><text:s/><text:s/><text:s/>|------+-------+--------------------|</text:span></text:p>
      <text:p text:style-name="OrgSrcBlock"><text:span text:style-name="OrgSrcFontLockDocFace"><text:s/><text:s/><text:s/><text:s/><text:s/>|<text:s/><text:s/><text:s/><text:s/><text:s/><text:s/>|<text:s/>07:00<text:s/>|<text:s/>Wakeup<text:s/><text:s/><text:s/><text:s/><text:s/><text:s/><text:s/><text:s/><text:s/><text:s/><text:s/><text:s/><text:s/>|</text:span></text:p>
      <text:p text:style-name="OrgSrcBlock"><text:span text:style-name="OrgSrcFontLockDocFace"><text:s/><text:s/><text:s/><text:s/><text:s/>|<text:s/><text:s/><text:s/><text:s/><text:s/><text:s/>|<text:s/><text:s/><text:s/><text:s/><text:s/><text:s/><text:s/>|<text:s/>Read<text:s/>papers<text:s/><text:s/><text:s/><text:s/><text:s/><text:s/><text:s/><text:s/>|</text:span></text:p>
      <text:p text:style-name="OrgSrcBlock"><text:span text:style-name="OrgSrcFontLockDocFace"><text:s/><text:s/><text:s/><text:s/><text:s/>|<text:s/>X<text:s/><text:s/><text:s/><text:s/>|<text:s/>12:00<text:s/>|<text:s/>Clean<text:s/>up<text:s/>your<text:s/>desk<text:s/>|</text:span></text:p>
      <text:p text:style-name="OrgSrcBlock"><text:span text:style-name="OrgSrcFontLockDocFace"><text:s/><text:s/><text:s/><text:s/><text:s/>When<text:s/>it<text:s/>is<text:s/>7:00<text:s/>and<text:s/>12:00,<text:s/>Growl<text:s/>notify<text:s/>with<text:s/>a<text:s/>message<text:s/>which<text:s/>is<text:s/>specified</text:span></text:p>
      <text:p text:style-name="OrgSrcBlock"><text:span text:style-name="OrgSrcFontLockDocFace"><text:s/><text:s/><text:s/><text:s/><text:s/>content<text:s/>column<text:s/>from<text:s/>the<text:s/>table.<text:s/>\"Read<text:s/>papers\"<text:s/>will<text:s/>be<text:s/>ignored.</text:span></text:p>
      <text:p text:style-name="OrgSrcBlock"><text:span text:style-name="OrgSrcFontLockDocFace"><text:s/><text:s/><text:s/><text:s/><text:s/>\"Clean<text:s/>up<text:s/>your<text:s/>desk\"<text:s/>will<text:s/>be<text:s/>shown<text:s/>by<text:s/>sticky<text:s/>mode"</text:span></text:p>
      <text:p text:style-name="OrgSrcBlock"><text:s/><text:s/>(<text:span text:style-name="OrgSrcFontLockKeywordFace">let</text:span></text:p>
      <text:p text:style-name="OrgSrcBlock"><text:s/><text:s/><text:s/><text:s/><text:s/><text:s/>((lines<text:s/>(read-line<text:s/>file)))</text:p>
      <text:p text:style-name="OrgSrcBlock"><text:s/><text:s/><text:s/><text:s/>(cancel-function-timers<text:s/>'my-desktop-notify)<text:s/><text:span text:style-name="OrgSrcFontLockCommentDelimiterFace">;;<text:s/></text:span><text:span text:style-name="OrgSrcFontLockCommentFace">clear<text:s/>existing<text:s/>timers</text:span></text:p>
      <text:p text:style-name="OrgSrcBlock"><text:s/><text:s/><text:s/><text:s/>(<text:span text:style-name="OrgSrcFontLockKeywordFace">while</text:span><text:s/>lines</text:p>
      <text:p text:style-name="OrgSrcBlock"><text:s/><text:s/><text:s/><text:s/><text:s/><text:s/>(set-alarm-from-line<text:s/>(decode-coding-string<text:s/>(car<text:s/>lines)<text:s/>'utf-8))</text:p>
      <text:p text:style-name="OrgSrcBlock"><text:s/><text:s/><text:s/><text:s/><text:s/><text:s/>(<text:span text:style-name="OrgSrcFontLockKeywordFace">setq</text:span><text:s/>lines<text:s/>(cdr<text:s/>lines)))))</text:p>
      <text:p text:style-name="OrgSrcBlock"/>
      <text:p text:style-name="OrgSrcBlock">(<text:span text:style-name="OrgSrcFontLockKeywordFace">defun</text:span><text:s/><text:span text:style-name="OrgSrcFontLockFunctionNameFace">set-alarm-from-line</text:span><text:s/>(line)</text:p>
      <text:p text:style-name="OrgSrcBlock"><text:s/><text:s/>(<text:span text:style-name="OrgSrcFontLockKeywordFace">let</text:span></text:p>
      <text:p text:style-name="OrgSrcBlock"><text:s/><text:s/><text:s/><text:s/><text:s/><text:s/>((hour<text:s/>nil)</text:p>
      <text:p text:style-name="OrgSrcBlock"><text:s/><text:s/><text:s/><text:s/><text:s/><text:s/><text:s/>(min<text:s/>nil)</text:p>
      <text:p text:style-name="OrgSrcBlock"><text:s/><text:s/><text:s/><text:s/><text:s/><text:s/><text:s/>(current-hour<text:s/>nil)</text:p>
      <text:p text:style-name="OrgSrcBlock"><text:s/><text:s/><text:s/><text:s/><text:s/><text:s/><text:s/>(current-min<text:s/>nil)</text:p>
      <text:p text:style-name="OrgSrcBlock"><text:s/><text:s/><text:s/><text:s/><text:s/><text:s/><text:s/>(action<text:s/>nil))</text:p>
      <text:p text:style-name="OrgSrcBlock"><text:s/><text:s/><text:s/><text:s/>(<text:span text:style-name="OrgSrcFontLockKeywordFace">when</text:span><text:s/>(string-match<text:s/><text:span text:style-name="OrgSrcFontLockStringFace">"</text:span><text:span text:style-name="OrgSrcFontLockRegexpGroupingBackslash">\\</text:span><text:span text:style-name="OrgSrcFontLockRegexpGroupingConstruct">(</text:span><text:span text:style-name="OrgSrcFontLockStringFace">[0-2]?[0-9]</text:span><text:span text:style-name="OrgSrcFontLockRegexpGroupingBackslash">\\</text:span><text:span text:style-name="OrgSrcFontLockRegexpGroupingConstruct">)</text:span><text:span text:style-name="OrgSrcFontLockStringFace">:</text:span><text:span text:style-name="OrgSrcFontLockRegexpGroupingBackslash">\\</text:span><text:span text:style-name="OrgSrcFontLockRegexpGroupingConstruct">(</text:span><text:span text:style-name="OrgSrcFontLockStringFace">[0-5][0-9]</text:span><text:span text:style-name="OrgSrcFontLockRegexpGroupingBackslash">\\</text:span><text:span text:style-name="OrgSrcFontLockRegexpGroupingConstruct">)</text:span><text:span text:style-name="OrgSrcFontLockStringFace">"</text:span><text:s/>line)</text:p>
      <text:p text:style-name="OrgSrcBlock"><text:s/><text:s/><text:s/><text:s/><text:s/><text:s/>(<text:span text:style-name="OrgSrcFontLockKeywordFace">setq</text:span><text:s/>hour<text:s/>(substring<text:s/>line<text:s/>(match-beginning<text:s/>1)<text:s/>(match-end<text:s/>1)))</text:p>
      <text:p text:style-name="OrgSrcBlock"><text:s/><text:s/><text:s/><text:s/><text:s/><text:s/>(<text:span text:style-name="OrgSrcFontLockKeywordFace">setq</text:span><text:s/>min<text:s/>(substring<text:s/>line<text:s/>(match-beginning<text:s/>2)<text:s/>(match-end<text:s/>2)))</text:p>
      <text:p text:style-name="OrgSrcBlock"><text:s/><text:s/><text:s/><text:s/><text:s/><text:s/>(<text:span text:style-name="OrgSrcFontLockKeywordFace">when</text:span><text:s/>(string-match</text:p>
      <text:p text:style-name="OrgSrcBlock"><text:s/><text:s/><text:s/><text:s/><text:s/><text:s/><text:s/><text:s/><text:s/><text:s/><text:s/><text:s/><text:s/><text:span text:style-name="OrgSrcFontLockStringFace">"</text:span><text:span text:style-name="OrgSrcFontLockWarningFace">\</text:span><text:span text:style-name="OrgSrcFontLockStringFace">|\\s-*</text:span><text:span text:style-name="OrgSrcFontLockRegexpGroupingBackslash">\\</text:span><text:span text:style-name="OrgSrcFontLockRegexpGroupingConstruct">(</text:span><text:span text:style-name="OrgSrcFontLockStringFace">[</text:span><text:span text:style-name="OrgSrcFontLockNegationCharFace">^</text:span><text:span text:style-name="OrgSrcFontLockWarningFace">\</text:span><text:span text:style-name="OrgSrcFontLockStringFace">|]+[</text:span><text:span text:style-name="OrgSrcFontLockNegationCharFace">^</text:span><text:span text:style-name="OrgSrcFontLockStringFace"><text:s/>]</text:span><text:span text:style-name="OrgSrcFontLockRegexpGroupingBackslash">\\</text:span><text:span text:style-name="OrgSrcFontLockRegexpGroupingConstruct">)</text:span><text:span text:style-name="OrgSrcFontLockStringFace">\\s-*</text:span><text:span text:style-name="OrgSrcFontLockWarningFace">\</text:span><text:span text:style-name="OrgSrcFontLockStringFace">|"</text:span><text:s/>line<text:s/>(match-end<text:s/>2))</text:p>
      <text:p text:style-name="OrgSrcBlock"><text:s/><text:s/><text:s/><text:s/><text:s/><text:s/><text:s/><text:s/>(<text:span text:style-name="OrgSrcFontLockKeywordFace">setq</text:span><text:s/>action</text:p>
      <text:p text:style-name="OrgSrcBlock"><text:s/><text:s/><text:s/><text:s/><text:s/><text:s/><text:s/><text:s/><text:s/><text:s/><text:s/><text:s/><text:s/><text:s/>(substring<text:s/>line<text:s/>(match-beginning<text:s/>1)<text:s/>(match-end<text:s/>1)))))</text:p>
      <text:p text:style-name="OrgSrcBlock"><text:s/><text:s/><text:s/><text:s/>(<text:span text:style-name="OrgSrcFontLockKeywordFace">when</text:span><text:s/>(<text:span text:style-name="OrgSrcFontLockKeywordFace">and</text:span><text:s/>(<text:span text:style-name="OrgSrcFontLockKeywordFace">and</text:span><text:s/>hour<text:s/>min)<text:s/>action)</text:p>
      <text:p text:style-name="OrgSrcBlock"><text:s/><text:s/><text:s/><text:s/><text:s/><text:s/><text:span text:style-name="OrgSrcFontLockCommentDelimiterFace">;;<text:s/><text:s/><text:s/><text:s/><text:s/><text:s/><text:s/><text:s/></text:span><text:span text:style-name="OrgSrcFontLockCommentFace">(message<text:s/>"[%s:%s]<text:s/>=&gt;<text:s/>%s"<text:s/>hour<text:s/>min<text:s/>action)</text:span></text:p>
      <text:p text:style-name="OrgSrcBlock"><text:s/><text:s/><text:s/><text:s/><text:s/><text:s/>(<text:span text:style-name="OrgSrcFontLockKeywordFace">setq</text:span><text:s/>current-hour<text:s/>(format-time-string<text:s/><text:span text:style-name="OrgSrcFontLockStringFace">"%H"</text:span><text:s/>(current-time)))</text:p>
      <text:p text:style-name="OrgSrcBlock"><text:s/><text:s/><text:s/><text:s/><text:s/><text:s/>(<text:span text:style-name="OrgSrcFontLockKeywordFace">setq</text:span><text:s/>current-min<text:s/>(format-time-string<text:s/><text:span text:style-name="OrgSrcFontLockStringFace">"%M"</text:span><text:s/>(current-time)))</text:p>
      <text:p text:style-name="OrgSrcBlock"><text:s/><text:s/><text:s/><text:s/><text:s/><text:s/>(<text:span text:style-name="OrgSrcFontLockKeywordFace">when</text:span><text:s/>(&gt;<text:s/>(+<text:s/>(*<text:s/>(string-to-number<text:s/>hour)<text:s/>60)</text:p>
      <text:p text:style-name="OrgSrcBlock"><text:s/><text:s/><text:s/><text:s/><text:s/><text:s/><text:s/><text:s/><text:s/><text:s/><text:s/><text:s/><text:s/><text:s/><text:s/><text:s/><text:s/><text:s/>(string-to-number<text:s/>min))</text:p>
      <text:p text:style-name="OrgSrcBlock"><text:s/><text:s/><text:s/><text:s/><text:s/><text:s/><text:s/><text:s/><text:s/><text:s/><text:s/><text:s/><text:s/><text:s/><text:s/>(+<text:s/>(*<text:s/>(string-to-number<text:s/>current-hour)<text:s/>60)</text:p>
      <text:p text:style-name="OrgSrcBlock"><text:s/><text:s/><text:s/><text:s/><text:s/><text:s/><text:s/><text:s/><text:s/><text:s/><text:s/><text:s/><text:s/><text:s/><text:s/><text:s/><text:s/><text:s/>(string-to-number<text:s/>current-min)))</text:p>
      <text:p text:style-name="OrgSrcBlock"><text:s/><text:s/><text:s/><text:s/><text:s/><text:s/><text:s/><text:s/>(<text:span text:style-name="OrgSrcFontLockKeywordFace">let</text:span><text:s/>((s<text:s/>nil))</text:p>
      <text:p text:style-name="OrgSrcBlock"><text:s/><text:s/><text:s/><text:s/><text:s/><text:s/><text:s/><text:s/><text:s/><text:s/>(<text:span text:style-name="OrgSrcFontLockKeywordFace">when</text:span><text:s/>(string-match<text:s/><text:span text:style-name="OrgSrcFontLockStringFace">"^</text:span><text:span text:style-name="OrgSrcFontLockWarningFace">\</text:span><text:span text:style-name="OrgSrcFontLockStringFace">|\\s-*X\\s-*</text:span><text:span text:style-name="OrgSrcFontLockWarningFace">\</text:span><text:span text:style-name="OrgSrcFontLockStringFace">|"</text:span><text:s/>line)</text:p>
      <text:p text:style-name="OrgSrcBlock"><text:s/><text:s/><text:s/><text:s/><text:s/><text:s/><text:s/><text:s/><text:s/><text:s/><text:s/><text:s/>(<text:span text:style-name="OrgSrcFontLockKeywordFace">setq</text:span><text:s/>s<text:s/>'sticky))</text:p>
      <text:p text:style-name="OrgSrcBlock"><text:s/><text:s/><text:s/><text:s/><text:s/><text:s/><text:s/><text:s/><text:s/><text:s/>(set-notify-macos<text:s/>hour<text:s/>min<text:s/>action<text:s/>s))))))</text:p>
      <text:p text:style-name="OrgSrcBlock"/>
      <text:p text:style-name="OrgSrcBlock">(<text:span text:style-name="OrgSrcFontLockKeywordFace">defun</text:span><text:s/><text:span text:style-name="OrgSrcFontLockFunctionNameFace">set-notify-macos</text:span><text:s/>(hour<text:s/>min<text:s/>action<text:s/>sticky)</text:p>
      <text:p text:style-name="OrgSrcBlock"><text:s/><text:s/><text:span text:style-name="OrgSrcFontLockDocFace">"`</text:span><text:span text:style-name="OrgSrcFontLockConstantFace">alerter</text:span><text:span text:style-name="OrgSrcFontLockDocFace">'<text:s/>is<text:s/>required."</text:span></text:p>
      <text:p text:style-name="OrgSrcBlock"><text:s/><text:s/>(run-at-time<text:s/>(format<text:s/><text:span text:style-name="OrgSrcFontLockStringFace">"%s:%s"</text:span><text:s/>hour<text:s/>min)<text:s/>nil</text:p>
      <text:p text:style-name="OrgSrcBlock"><text:s/><text:s/><text:s/><text:s/><text:s/><text:s/><text:s/><text:s/><text:s/><text:s/><text:s/><text:s/><text:s/><text:s/><text:s/>'my-desktop-notify</text:p>
      <text:p text:style-name="OrgSrcBlock"><text:s/><text:s/><text:s/><text:s/><text:s/><text:s/><text:s/><text:s/><text:s/><text:s/><text:s/><text:s/><text:s/><text:s/><text:s/><text:span text:style-name="OrgSrcFontLockStringFace">"macos"</text:span><text:s/><text:span text:style-name="OrgSrcFontLockStringFace">"Org<text:s/>Mode"</text:span><text:s/>hour<text:s/>min<text:s/>action<text:s/>sticky))</text:p>
      <text:p text:style-name="OrgSrcBlock"/>
      <text:p text:style-name="OrgSrcBlock">(<text:span text:style-name="OrgSrcFontLockKeywordFace">defun</text:span><text:s/><text:span text:style-name="OrgSrcFontLockFunctionNameFace">my-desktop-notify</text:span><text:s/>(type<text:s/>title<text:s/>hour<text:s/>min<text:s/>action<text:s/>sticky)</text:p>
      <text:p text:style-name="OrgSrcBlock"><text:s/><text:s/><text:span text:style-name="OrgSrcFontLockDocFace">"An<text:s/>interface<text:s/>to<text:s/>`</text:span><text:span text:style-name="OrgSrcFontLockConstantFace">my-desktop-notificaton</text:span><text:span text:style-name="OrgSrcFontLockDocFace">'."</text:span></text:p>
      <text:p text:style-name="OrgSrcBlock"><text:s/><text:s/>(<text:span text:style-name="OrgSrcFontLockKeywordFace">cond</text:span></text:p>
      <text:p text:style-name="OrgSrcBlock"><text:s/><text:s/><text:s/>((string=<text:s/>type<text:s/><text:span text:style-name="OrgSrcFontLockStringFace">"macos"</text:span>)</text:p>
      <text:p text:style-name="OrgSrcBlock"><text:s/><text:s/><text:s/><text:s/>(my-desktop-notification</text:p>
      <text:p text:style-name="OrgSrcBlock"><text:s/><text:s/><text:s/><text:s/><text:s/>title<text:s/>(format<text:s/><text:span text:style-name="OrgSrcFontLockStringFace">"%s:%s<text:s/>%s"</text:span><text:s/>hour<text:s/>min<text:s/>action)<text:s/>sticky))))</text:p>
      <text:p text:style-name="OrgSrcBlock"/>
      <text:p text:style-name="OrgSrcBlock">(<text:span text:style-name="OrgSrcFontLockKeywordFace">defun</text:span><text:s/><text:span text:style-name="OrgSrcFontLockFunctionNameFace">read-line</text:span><text:s/>(file)</text:p>
      <text:p text:style-name="OrgSrcBlock"><text:s/><text:s/><text:span text:style-name="OrgSrcFontLockDocFace">"Make<text:s/>a<text:s/>list<text:s/>from<text:s/>a<text:s/>file,<text:s/>which<text:s/>is<text:s/>divided<text:s/>by<text:s/>LF<text:s/>code"</text:span></text:p>
      <text:p text:style-name="OrgSrcBlock"><text:s/><text:s/>(<text:span text:style-name="OrgSrcFontLockKeywordFace">with-temp-buffer</text:span></text:p>
      <text:p text:style-name="OrgSrcBlock"><text:s/><text:s/><text:s/><text:s/>(insert-file-contents-literally<text:s/>file)</text:p>
      <text:p text:style-name="OrgSrcBlock"><text:s/><text:s/><text:s/><text:s/>(split-string</text:p>
      <text:p text:style-name="OrgSrcBlockLastLine"><text:s/><text:s/><text:s/><text:s/><text:s/>(buffer-string)<text:s/><text:span text:style-name="OrgSrcFontLockStringFace">"\n"</text:span><text:s/>t)))</text:p>
      <text:h text:style-name="Heading_20_2" text:outline-level="2" text:is-list-header="false">
<text:bookmark-start text:name="OrgXref.org94402af"/>
<text:bookmark text:name="org94402af"/>頻繁に利用するファイルをring形式でたどる
<text:bookmark-end text:name="OrgXref.org94402af"/></text:h>
      <text:p text:style-name="Text_20_body"><text:a xlink:type="simple" xlink:href="http://d.hatena.ne.jp/rubikitch/20111120/elispbook">http://d.hatena.ne.jp/rubikitch/20111120/elispbook</text:a><text:line-break/></text:p>
      <text:p text:style-name="OrgSrcBlock">(<text:span text:style-name="OrgSrcFontLockKeywordFace">defvar</text:span><text:s/><text:span text:style-name="OrgSrcFontLockVariableNameFace">my-file-ring</text:span><text:s/>nil)</text:p>
      <text:p text:style-name="OrgSrcBlock"/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my-make-file-ring</text:span><text:s/>(files)</text:p>
      <text:p text:style-name="OrgSrcBlock"><text:s/><text:s/>(<text:span text:style-name="OrgSrcFontLockKeywordFace">setq</text:span><text:s/>my-file-ring<text:s/>(copy-sequence<text:s/>files)))</text:p>
      <text:p text:style-name="OrgSrcBlock"><text:span text:style-name="OrgSrcFontLockCommentDelimiterFace">;;<text:s/><text:s/><text:s/><text:s/></text:span><text:span text:style-name="OrgSrcFontLockCommentFace">(setf<text:s/>(cdr<text:s/>(last<text:s/>my-file-ring))<text:s/>my-file-ring))</text:span></text:p>
      <text:p text:style-name="OrgSrcBlock">(my-make-file-ring</text:p>
      <text:p text:style-name="OrgSrcBlock"><text:s/>'(<text:span text:style-name="OrgSrcFontLockStringFace">"~/Dropbox/org/tr/work.org"</text:span><text:s/><text:span text:style-name="OrgSrcFontLockStringFace">"~/Dropbox/org/db/daily.org"</text:span></text:p>
      <text:p text:style-name="OrgSrcBlock"><text:s/><text:s/><text:s/><text:span text:style-name="OrgSrcFontLockStringFace">"~/Dropbox/org/minutes/wg1.org"</text:span><text:s/><text:span text:style-name="OrgSrcFontLockStringFace">"~/Dropbox/org/tr/work.org"</text:span></text:p>
      <text:p text:style-name="OrgSrcBlock"><text:s/><text:s/><text:s/><text:span text:style-name="OrgSrcFontLockStringFace">"~/Dropbox/org/academic.org"</text:span><text:s/><text:span text:style-name="OrgSrcFontLockStringFace">"~/Dropbox/org/org2ja.org"</text:span></text:p>
      <text:p text:style-name="OrgSrcBlock"><text:s/><text:s/><text:s/><text:span text:style-name="OrgSrcFontLockStringFace">"~/Dropbox/org/db/article.org"</text:span><text:s/><text:span text:style-name="OrgSrcFontLockStringFace">"~/Dropbox/emacs.d/config/init.org"</text:span>))</text:p>
      <text:p text:style-name="OrgSrcBlock"/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my-open-file-ring</text:span><text:s/>()</text:p>
      <text:p text:style-name="OrgSrcBlock"><text:s/><text:s/>(<text:span text:style-name="OrgSrcFontLockKeywordFace">interactive</text:span>)</text:p>
      <text:p text:style-name="OrgSrcBlock"><text:s/><text:s/>(find-file<text:s/>(car<text:s/>my-file-ring))</text:p>
      <text:p text:style-name="OrgSrcBlock"><text:s/><text:s/>(<text:span text:style-name="OrgSrcFontLockKeywordFace">setq</text:span><text:s/>my-file-ring</text:p>
      <text:p text:style-name="OrgSrcBlock"><text:s/><text:s/><text:s/><text:s/><text:s/><text:s/><text:s/><text:s/>(append<text:s/>(cdr<text:s/>my-file-ring)</text:p>
      <text:p text:style-name="OrgSrcBlock"><text:s/><text:s/><text:s/><text:s/><text:s/><text:s/><text:s/><text:s/><text:s/><text:s/><text:s/><text:s/><text:s/><text:s/><text:s/><text:s/>(list<text:s/>(car<text:s/>my-file-ring)))))</text:p>
      <text:p text:style-name="OrgSrcBlock"/>
      <text:p text:style-name="OrgSrcBlockLastLine"><text:span text:style-name="OrgSrcFontLockCommentDelimiterFace">;;<text:s/><text:s/><text:s/><text:s/></text:span><text:span text:style-name="OrgSrcFontLockCommentFace">(setq<text:s/>my-file-ring<text:s/>(cdr<text:s/>my-file-ring)))</text:span></text:p>
      <text:h text:style-name="Heading_20_2" text:outline-level="2" text:is-list-header="false">
<text:bookmark-start text:name="OrgXref.org8434176"/>
<text:bookmark text:name="org8434176"/>引数のorgバッファを開く
<text:bookmark-end text:name="OrgXref.org8434176"/></text:h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my-show-org-buffer</text:span><text:s/>(file)</text:p>
      <text:p text:style-name="OrgSrcBlock"><text:s/><text:s/><text:span text:style-name="OrgSrcFontLockDocFace">"Show<text:s/>an<text:s/>org-file<text:s/>on<text:s/>the<text:s/>current<text:s/>buffer."</text:span>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if</text:span><text:s/>(get-buffer<text:s/>file)</text:p>
      <text:p text:style-name="OrgSrcBlock"><text:s/><text:s/><text:s/><text:s/><text:s/><text:s/>(<text:span text:style-name="OrgSrcFontLockKeywordFace">let</text:span><text:s/>((buffer<text:s/>(get-buffer<text:s/>file)))</text:p>
      <text:p text:style-name="OrgSrcBlock"><text:s/><text:s/><text:s/><text:s/><text:s/><text:s/><text:s/><text:s/>(switch-to-buffer<text:s/>buffer)</text:p>
      <text:p text:style-name="OrgSrcBlock"><text:s/><text:s/><text:s/><text:s/><text:s/><text:s/><text:s/><text:s/>(message<text:s/><text:span text:style-name="OrgSrcFontLockStringFace">"%s"</text:span><text:s/>file))</text:p>
      <text:p text:style-name="OrgSrcBlock"><text:s/><text:s/><text:s/><text:s/>(find-file<text:s/>(concat<text:s/><text:span text:style-name="OrgSrcFontLockStringFace">"~/Dropbox/org/"</text:span><text:s/>file)))</text:p>
      <text:p text:style-name="OrgSrcBlock"><text:s/><text:s/>(<text:span text:style-name="OrgSrcFontLockKeywordFace">when</text:span><text:s/>(fboundp<text:s/>'my-org-agenda-to-appt)</text:p>
      <text:p text:style-name="OrgSrcBlockLastLine"><text:s/><text:s/><text:s/><text:s/>(my-org-agenda-to-appt)))</text:p>
      <text:h text:style-name="Heading_20_2" text:outline-level="2" text:is-list-header="false">
<text:bookmark-start text:name="OrgXref.orgc450923"/>
<text:bookmark text:name="orgc450923"/>orgバッファにいつものヘッダを追加する
<text:bookmark-end text:name="OrgXref.orgc450923"/></text:h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insert-org-file-header-template</text:span><text:s/>()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when</text:span><text:s/>(string=<text:s/>major-mode<text:s/>'org-mode)</text:p>
      <text:p text:style-name="OrgSrcBlock"><text:s/><text:s/><text:s/><text:s/>(<text:span text:style-name="OrgSrcFontLockKeywordFace">let</text:span><text:s/>((title<text:s/><text:span text:style-name="OrgSrcFontLockStringFace">"#+title:\t\n"</text:span>)</text:p>
      <text:p text:style-name="OrgSrcBlock"><text:s/><text:s/><text:s/><text:s/><text:s/><text:s/><text:s/><text:s/><text:s/><text:s/>(date<text:s/><text:span text:style-name="OrgSrcFontLockStringFace">"#+date:<text:s/>\t\n"</text:span>)</text:p>
      <text:p text:style-name="OrgSrcBlock"><text:s/><text:s/><text:s/><text:s/><text:s/><text:s/><text:s/><text:s/><text:s/><text:s/>(author<text:s/><text:span text:style-name="OrgSrcFontLockStringFace">"#+author:\tTakaaki<text:s/>ISHIKAWA<text:s/>&lt;takaxp@ieee.org&gt;\n"</text:span>)</text:p>
      <text:p text:style-name="OrgSrcBlock"><text:s/><text:s/><text:s/><text:s/><text:s/><text:s/><text:s/><text:s/><text:s/><text:s/>(option<text:s/><text:span text:style-name="OrgSrcFontLockStringFace">"#+options:\t\\n:t\n"</text:span>)</text:p>
      <text:p text:style-name="OrgSrcBlock"><text:s/><text:s/><text:s/><text:s/><text:s/><text:s/><text:s/><text:s/><text:s/><text:s/>(other<text:s/><text:span text:style-name="OrgSrcFontLockStringFace">"\n"</text:span>))</text:p>
      <text:p text:style-name="OrgSrcBlock"><text:s/><text:s/><text:s/><text:s/><text:s/><text:s/>(goto-char<text:s/>0)</text:p>
      <text:p text:style-name="OrgSrcBlock"><text:s/><text:s/><text:s/><text:s/><text:s/><text:s/>(<text:span text:style-name="OrgSrcFontLockKeywordFace">save-excursion</text:span></text:p>
      <text:p text:style-name="OrgSrcBlock"><text:s/><text:s/><text:s/><text:s/><text:s/><text:s/><text:s/><text:s/>(insert<text:s/>title<text:s/>date<text:s/>author<text:s/>option<text:s/>other))</text:p>
      <text:p text:style-name="OrgSrcBlock"><text:s/><text:s/><text:s/><text:s/><text:s/><text:s/>(<text:span text:style-name="OrgSrcFontLockKeywordFace">when</text:span><text:s/>(<text:span text:style-name="OrgSrcFontLockKeywordFace">require</text:span><text:s/>'<text:span text:style-name="OrgSrcFontLockConstantFace">org</text:span><text:s/>nil<text:s/>t)</text:p>
      <text:p text:style-name="OrgSrcBlockLastLine"><text:s/><text:s/><text:s/><text:s/><text:s/><text:s/><text:s/><text:s/>(org-end-of-line)))))</text:p>
      <text:h text:style-name="Heading_20_2" text:outline-level="2" text:is-list-header="false">
<text:bookmark-start text:name="OrgXref.org9dfdbdd"/>
<text:bookmark text:name="org9dfdbdd"/>議事録ひな形を書き入れる
<text:bookmark-end text:name="OrgXref.org9dfdbdd"/></text:h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insert-minutes-template</text:span><text:s/>()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when</text:span><text:s/>(string=<text:s/>major-mode<text:s/>'org-mode)</text:p>
      <text:p text:style-name="OrgSrcBlock"><text:s/><text:s/><text:s/><text:s/>(<text:span text:style-name="OrgSrcFontLockKeywordFace">let</text:span><text:s/>((date<text:s/><text:span text:style-name="OrgSrcFontLockStringFace">"日時：\n"</text:span>)</text:p>
      <text:p text:style-name="OrgSrcBlock"><text:s/><text:s/><text:s/><text:s/><text:s/><text:s/><text:s/><text:s/><text:s/><text:s/>(place<text:s/><text:span text:style-name="OrgSrcFontLockStringFace">"場所：\n"</text:span>)</text:p>
      <text:p text:style-name="OrgSrcBlock"><text:s/><text:s/><text:s/><text:s/><text:s/><text:s/><text:s/><text:s/><text:s/><text:s/>(attendance<text:s/><text:span text:style-name="OrgSrcFontLockStringFace">"出席者：\n"</text:span>)</text:p>
      <text:p text:style-name="OrgSrcBlock"><text:s/><text:s/><text:s/><text:s/><text:s/><text:s/><text:s/><text:s/><text:s/><text:s/>(documents<text:s/><text:span text:style-name="OrgSrcFontLockStringFace">"資料：\n\n"</text:span>))</text:p>
      <text:p text:style-name="OrgSrcBlock"><text:s/><text:s/><text:s/><text:s/><text:s/><text:s/>(<text:span text:style-name="OrgSrcFontLockKeywordFace">save-excursion</text:span></text:p>
      <text:p text:style-name="OrgSrcBlockLastLine"><text:s/><text:s/><text:s/><text:s/><text:s/><text:s/><text:s/><text:s/>(insert<text:s/>date<text:s/>place<text:s/>attendance<text:s/>documents)))))</text:p>
      <text:h text:style-name="Heading_20_2" text:outline-level="2" text:is-list-header="false">
<text:bookmark-start text:name="OrgXref.org0dbdf4c"/>
<text:bookmark text:name="org0dbdf4c"/>ランダムの文字列を取得する
<text:bookmark-end text:name="OrgXref.org0dbdf4c"/></text:h>
      <text:p text:style-name="Text_20_body">引数で桁数を渡すと，ランダムな数値の文字列を取得できます．org-mode で適当なタイトルのツリーを生成したい時に使っています．<text:line-break/></text:p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my-get-random-string</text:span><text:s/>(length)</text:p>
      <text:p text:style-name="OrgSrcBlock"><text:s/><text:s/><text:span text:style-name="OrgSrcFontLockDocFace">"Get<text:s/>a<text:s/>string<text:s/>contain<text:s/>the<text:s/>length<text:s/>digit<text:s/>number<text:s/>with<text:s/>random<text:s/>selection"</text:span></text:p>
      <text:p text:style-name="OrgSrcBlock"><text:s/><text:s/>(<text:span text:style-name="OrgSrcFontLockKeywordFace">interactive</text:span>)</text:p>
      <text:p text:style-name="OrgSrcBlock"><text:s/><text:s/>(random<text:s/>t)</text:p>
      <text:p text:style-name="OrgSrcBlock"><text:s/><text:s/>(<text:span text:style-name="OrgSrcFontLockKeywordFace">cond</text:span><text:s/>((&gt;<text:s/>length<text:s/>0)</text:p>
      <text:p text:style-name="OrgSrcBlock"><text:s/><text:s/><text:s/><text:s/><text:s/><text:s/><text:s/><text:s/><text:s/>(<text:span text:style-name="OrgSrcFontLockKeywordFace">let</text:span></text:p>
      <text:p text:style-name="OrgSrcBlock"><text:s/><text:s/><text:s/><text:s/><text:s/><text:s/><text:s/><text:s/><text:s/><text:s/><text:s/><text:s/><text:s/>((count<text:s/>length)</text:p>
      <text:p text:style-name="OrgSrcBlock"><text:s/><text:s/><text:s/><text:s/><text:s/><text:s/><text:s/><text:s/><text:s/><text:s/><text:s/><text:s/><text:s/><text:s/>(string<text:s/>nil)</text:p>
      <text:p text:style-name="OrgSrcBlock"><text:s/><text:s/><text:s/><text:s/><text:s/><text:s/><text:s/><text:s/><text:s/><text:s/><text:s/><text:s/><text:s/><text:s/>(tmp<text:s/>nil))</text:p>
      <text:p text:style-name="OrgSrcBlock"><text:s/><text:s/><text:s/><text:s/><text:s/><text:s/><text:s/><text:s/><text:s/><text:s/><text:s/>(<text:span text:style-name="OrgSrcFontLockKeywordFace">while</text:span><text:s/>(&lt;<text:s/>0<text:s/>count)</text:p>
      <text:p text:style-name="OrgSrcBlock"><text:s/><text:s/><text:s/><text:s/><text:s/><text:s/><text:s/><text:s/><text:s/><text:s/><text:s/><text:s/><text:s/>(<text:span text:style-name="OrgSrcFontLockKeywordFace">setq</text:span><text:s/>count<text:s/>(1-<text:s/>count))</text:p>
      <text:p text:style-name="OrgSrcBlock"><text:s/><text:s/><text:s/><text:s/><text:s/><text:s/><text:s/><text:s/><text:s/><text:s/><text:s/><text:s/><text:s/>(<text:span text:style-name="OrgSrcFontLockKeywordFace">setq</text:span><text:s/>tmp<text:s/>string)</text:p>
      <text:p text:style-name="OrgSrcBlock"><text:s/><text:s/><text:s/><text:s/><text:s/><text:s/><text:s/><text:s/><text:s/><text:s/><text:s/><text:s/><text:s/>(<text:span text:style-name="OrgSrcFontLockKeywordFace">setq</text:span><text:s/>string</text:p>
      <text:p text:style-name="OrgSrcBlock"><text:s/><text:s/><text:s/><text:s/><text:s/><text:s/><text:s/><text:s/><text:s/><text:s/><text:s/><text:s/><text:s/><text:s/><text:s/><text:s/><text:s/><text:s/><text:s/>(concat<text:s/>tmp<text:s/>(number-to-string<text:s/>(random<text:s/>10)))))</text:p>
      <text:p text:style-name="OrgSrcBlock"><text:s/><text:s/><text:s/><text:s/><text:s/><text:s/><text:s/><text:s/><text:s/><text:s/><text:s/>(message<text:s/><text:span text:style-name="OrgSrcFontLockStringFace">"%s"</text:span><text:s/>string)))</text:p>
      <text:p text:style-name="OrgSrcBlockLastLine"><text:s/><text:s/><text:s/><text:s/><text:s/><text:s/><text:s/><text:s/>(t<text:s/><text:span text:style-name="OrgSrcFontLockStringFace">"0"</text:span>)))</text:p>
      <text:h text:style-name="Heading_20_2" text:outline-level="2" text:is-list-header="false">
<text:bookmark-start text:name="OrgXref.orgdd4532e"/>
<text:bookmark text:name="orgdd4532e"/>行頭に" - "を挿入する
<text:bookmark-end text:name="OrgXref.orgdd4532e"/></text:h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add-itemize-head</text:span><text:s/>(arg)</text:p>
      <text:p text:style-name="OrgSrcBlock"><text:s/><text:s/><text:span text:style-name="OrgSrcFontLockDocFace">"Insert<text:s/>\"<text:s/>-<text:s/>\"<text:s/>at<text:s/>the<text:s/>head<text:s/>of<text:s/>line.</text:span></text:p>
      <text:p text:style-name="OrgSrcBlock"><text:span text:style-name="OrgSrcFontLockDocFace"><text:s/><text:s/>If<text:s/>the<text:s/>cursor<text:s/>is<text:s/>already<text:s/>at<text:s/>the<text:s/>head<text:s/>of<text:s/>line,<text:s/>it<text:s/>is<text:s/>NOT<text:s/>returned<text:s/>back<text:s/>to<text:s/>the</text:span></text:p>
      <text:p text:style-name="OrgSrcBlock"><text:span text:style-name="OrgSrcFontLockDocFace"><text:s/><text:s/>original<text:s/>position<text:s/>again.<text:s/>Otherwise,<text:s/>the<text:s/>cursor<text:s/>is<text:s/>moved<text:s/>to<text:s/>the<text:s/>right<text:s/>of<text:s/>the</text:span></text:p>
      <text:p text:style-name="OrgSrcBlock"><text:span text:style-name="OrgSrcFontLockDocFace"><text:s/><text:s/>inserted<text:s/>string.<text:s/>\"<text:s/>-<text:s/>[<text:s/>]<text:s/>\"<text:s/>will<text:s/>be<text:s/>inserted<text:s/>using<text:s/>C-u<text:s/>prefix."</text:span></text:p>
      <text:p text:style-name="OrgSrcBlock"><text:s/><text:s/>(<text:span text:style-name="OrgSrcFontLockKeywordFace">interactive</text:span><text:s/><text:span text:style-name="OrgSrcFontLockStringFace">"P"</text:span>)</text:p>
      <text:p text:style-name="OrgSrcBlock"><text:s/><text:s/>(<text:span text:style-name="OrgSrcFontLockKeywordFace">let</text:span><text:s/>((item-string<text:s/><text:span text:style-name="OrgSrcFontLockStringFace">"<text:s/>-<text:s/>"</text:span>))</text:p>
      <text:p text:style-name="OrgSrcBlock"><text:s/><text:s/><text:s/><text:s/>(<text:span text:style-name="OrgSrcFontLockKeywordFace">when</text:span><text:s/>arg</text:p>
      <text:p text:style-name="OrgSrcBlock"><text:s/><text:s/><text:s/><text:s/><text:s/><text:s/>(<text:span text:style-name="OrgSrcFontLockKeywordFace">setq</text:span><text:s/>item-string<text:s/><text:span text:style-name="OrgSrcFontLockStringFace">"<text:s/>-<text:s/>[<text:s/>]<text:s/>"</text:span>))</text:p>
      <text:p text:style-name="OrgSrcBlock"><text:s/><text:s/><text:s/><text:s/>(<text:span text:style-name="OrgSrcFontLockKeywordFace">cond</text:span><text:s/>((=<text:s/>(point)<text:s/>(line-beginning-position))</text:p>
      <text:p text:style-name="OrgSrcBlock"><text:s/><text:s/><text:s/><text:s/><text:s/><text:s/><text:s/><text:s/><text:s/><text:s/><text:s/>(insert<text:s/>item-string))</text:p>
      <text:p text:style-name="OrgSrcBlock"><text:s/><text:s/><text:s/><text:s/><text:s/><text:s/><text:s/><text:s/><text:s/><text:s/>(t<text:s/>(<text:span text:style-name="OrgSrcFontLockKeywordFace">save-excursion</text:span></text:p>
      <text:p text:style-name="OrgSrcBlock"><text:s/><text:s/><text:s/><text:s/><text:s/><text:s/><text:s/><text:s/><text:s/><text:s/><text:s/><text:s/><text:s/><text:s/><text:s/>(move-beginning-of-line<text:s/>1)</text:p>
      <text:p text:style-name="OrgSrcBlock"><text:s/><text:s/><text:s/><text:s/><text:s/><text:s/><text:s/><text:s/><text:s/><text:s/><text:s/><text:s/><text:s/><text:s/><text:s/>(insert<text:s/>item-string))))))</text:p>
      <text:p text:style-name="OrgSrcBlock"/>
      <text:p text:style-name="OrgSrcBlock">(<text:span text:style-name="OrgSrcFontLockKeywordFace">defconst</text:span><text:s/><text:span text:style-name="OrgSrcFontLockVariableNameFace">item-string</text:span><text:s/><text:span text:style-name="OrgSrcFontLockStringFace">""</text:span><text:s/>nil)</text:p>
      <text:p text:style-name="OrgSrcBlock"/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add-itemize-head-checkbox</text:span><text:s/>()</text:p>
      <text:p text:style-name="OrgSrcBlock"><text:s/><text:s/><text:span text:style-name="OrgSrcFontLockDocFace">"Insert<text:s/>\"<text:s/>-<text:s/>[<text:s/>]<text:s/>\"<text:s/>at<text:s/>the<text:s/>head<text:s/>of<text:s/>line.</text:span></text:p>
      <text:p text:style-name="OrgSrcBlock"><text:span text:style-name="OrgSrcFontLockDocFace"><text:s/><text:s/>If<text:s/>the<text:s/>cursor<text:s/>is<text:s/>already<text:s/>at<text:s/>the<text:s/>head<text:s/>of<text:s/>line,<text:s/>it<text:s/>is<text:s/>NOT<text:s/>returned<text:s/>back<text:s/>to<text:s/>the</text:span></text:p>
      <text:p text:style-name="OrgSrcBlock"><text:span text:style-name="OrgSrcFontLockDocFace"><text:s/><text:s/>original<text:s/>position<text:s/>again.<text:s/>Otherwise,<text:s/>the<text:s/>cursor<text:s/>is<text:s/>moved<text:s/>to<text:s/>the<text:s/>right<text:s/>of<text:s/>the</text:span></text:p>
      <text:p text:style-name="OrgSrcBlock"><text:span text:style-name="OrgSrcFontLockDocFace"><text:s/><text:s/>inserted<text:s/>string."</text:span>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let</text:span><text:s/>((item-string<text:s/><text:span text:style-name="OrgSrcFontLockStringFace">"<text:s/>-<text:s/>[<text:s/>]<text:s/>"</text:span>))</text:p>
      <text:p text:style-name="OrgSrcBlock"><text:s/><text:s/><text:s/><text:s/>(<text:span text:style-name="OrgSrcFontLockKeywordFace">cond</text:span><text:s/>((=<text:s/>(point)<text:s/>(line-beginning-position))</text:p>
      <text:p text:style-name="OrgSrcBlock"><text:s/><text:s/><text:s/><text:s/><text:s/><text:s/><text:s/><text:s/><text:s/><text:s/><text:s/>(insert<text:s/>item-string))</text:p>
      <text:p text:style-name="OrgSrcBlock"><text:s/><text:s/><text:s/><text:s/><text:s/><text:s/><text:s/><text:s/><text:s/><text:s/>(t<text:s/>(<text:span text:style-name="OrgSrcFontLockKeywordFace">save-excursion</text:span></text:p>
      <text:p text:style-name="OrgSrcBlock"><text:s/><text:s/><text:s/><text:s/><text:s/><text:s/><text:s/><text:s/><text:s/><text:s/><text:s/><text:s/><text:s/><text:s/><text:s/>(move-beginning-of-line<text:s/>1)</text:p>
      <text:p text:style-name="OrgSrcBlockLastLine"><text:s/><text:s/><text:s/><text:s/><text:s/><text:s/><text:s/><text:s/><text:s/><text:s/><text:s/><text:s/><text:s/><text:s/><text:s/>(insert<text:s/>item-string))))))</text:p>
      <text:h text:style-name="Heading_20_2" text:outline-level="2" text:is-list-header="false">
<text:bookmark-start text:name="OrgXref.orge7e4c20"/>
<text:bookmark text:name="orge7e4c20"/>日付などを簡単に挿入する
<text:bookmark-end text:name="OrgXref.orge7e4c20"/></text:h>
      <text:p text:style-name="Text_20_body"><text:a xlink:type="simple" xlink:href="http://www.fan.gr.jp/~ring/doc/elisp_20/elisp_38.html#SEC608">http://www.fan.gr.jp/~ring/doc/elisp_20/elisp_38.html#SEC608</text:a><text:line-break/></text:p>
      <text:p text:style-name="OrgSrcBlock">(<text:span text:style-name="OrgSrcFontLockKeywordFace">defun</text:span><text:s/><text:span text:style-name="OrgSrcFontLockFunctionNameFace">insert-formatted-current-date</text:span><text:s/>(arg)</text:p>
      <text:p text:style-name="OrgSrcBlock"><text:s/><text:s/><text:span text:style-name="OrgSrcFontLockDocFace">"Insert<text:s/>a<text:s/>timestamp<text:s/>at<text:s/>the<text:s/>cursor<text:s/>position.<text:s/>C-u<text:s/>will<text:s/>add<text:s/>[]<text:s/>brackets."</text:span></text:p>
      <text:p text:style-name="OrgSrcBlock"><text:s/><text:s/>(<text:span text:style-name="OrgSrcFontLockKeywordFace">interactive</text:span><text:s/><text:span text:style-name="OrgSrcFontLockStringFace">"p"</text:span>)</text:p>
      <text:p text:style-name="OrgSrcBlock"><text:s/><text:s/>(<text:span text:style-name="OrgSrcFontLockKeywordFace">case</text:span><text:s/>arg</text:p>
      <text:p text:style-name="OrgSrcBlock"><text:s/><text:s/><text:s/><text:s/>(4<text:s/>(<text:span text:style-name="OrgSrcFontLockKeywordFace">if</text:span><text:s/>(equal<text:s/>major-mode<text:s/>'org-mode)</text:p>
      <text:p text:style-name="OrgSrcBlock"><text:s/><text:s/><text:s/><text:s/><text:s/><text:s/><text:s/><text:s/><text:s/><text:s/><text:s/>(org-time-stamp-inactive)</text:p>
      <text:p text:style-name="OrgSrcBlock"><text:s/><text:s/><text:s/><text:s/><text:s/><text:s/><text:s/><text:s/><text:s/>(insert<text:s/>(format-time-string<text:s/><text:span text:style-name="OrgSrcFontLockStringFace">"[%Y-%m-%d]"</text:span>))))</text:p>
      <text:p text:style-name="OrgSrcBlock"><text:s/><text:s/><text:s/><text:s/>(t<text:s/>(insert<text:s/>(format-time-string<text:s/><text:span text:style-name="OrgSrcFontLockStringFace">"%Y-%m-%d"</text:span>)))))</text:p>
      <text:p text:style-name="OrgSrcBlock"/>
      <text:p text:style-name="OrgSrcBlock">(<text:span text:style-name="OrgSrcFontLockKeywordFace">defun</text:span><text:s/><text:span text:style-name="OrgSrcFontLockFunctionNameFace">insert-formatted-current-time</text:span><text:s/>()</text:p>
      <text:p text:style-name="OrgSrcBlock"><text:s/><text:s/>(<text:span text:style-name="OrgSrcFontLockKeywordFace">interactive</text:span>)</text:p>
      <text:p text:style-name="OrgSrcBlock"><text:s/><text:s/>(insert<text:s/>(format-time-string<text:s/><text:span text:style-name="OrgSrcFontLockStringFace">"%H:%M"</text:span>)))</text:p>
      <text:p text:style-name="OrgSrcBlock"/>
      <text:p text:style-name="OrgSrcBlock">(<text:span text:style-name="OrgSrcFontLockKeywordFace">defun</text:span><text:s/><text:span text:style-name="OrgSrcFontLockFunctionNameFace">insert-formatted-signature</text:span><text:s/>()</text:p>
      <text:p text:style-name="OrgSrcBlock"><text:s/><text:s/>(<text:span text:style-name="OrgSrcFontLockKeywordFace">interactive</text:span>)</text:p>
      <text:p text:style-name="OrgSrcBlock"><text:s/><text:s/>(insert<text:s/>(concat<text:s/>(format-time-string<text:s/><text:span text:style-name="OrgSrcFontLockStringFace">"%Y-%m-%d"</text:span>)<text:s/><text:span text:style-name="OrgSrcFontLockStringFace">"<text:s/><text:s/>"</text:span><text:s/>user-full-name</text:p>
      <text:p text:style-name="OrgSrcBlockLastLine"><text:s/><text:s/><text:s/><text:s/><text:s/><text:s/><text:s/><text:s/><text:s/><text:s/><text:s/><text:s/><text:s/><text:s/><text:s/><text:s/><text:s/><text:s/><text:span text:style-name="OrgSrcFontLockStringFace">"<text:s/><text:s/>&lt;"</text:span><text:s/>user-mail-address<text:s/><text:span text:style-name="OrgSrcFontLockStringFace">"&gt;"</text:span>)))</text:p>
      <text:h text:style-name="Heading_20_3" text:outline-level="3" text:is-list-header="false">
<text:bookmark-start text:name="OrgXref.org2fbac30"/>
<text:bookmark text:name="org2fbac30"/>キーバインド
<text:bookmark-end text:name="OrgXref.org2fbac30"/></text:h>
      <text:p text:style-name="OrgSrcBlock">(global-set-key<text:s/>(kbd<text:s/><text:span text:style-name="OrgSrcFontLockStringFace">"C-c<text:s/>0"</text:span>)<text:s/>'insert-formatted-current-date)</text:p>
      <text:p text:style-name="OrgSrcBlockLastLine">(global-set-key<text:s/>(kbd<text:s/><text:span text:style-name="OrgSrcFontLockStringFace">"C-c<text:s/>9"</text:span>)<text:s/>'insert-formatted-current-time)</text:p>
      <text:h text:style-name="Heading_20_2" text:outline-level="2" text:is-list-header="false">
<text:bookmark-start text:name="OrgXref.orgd5ac154"/>
<text:bookmark text:name="orgd5ac154"/>定期実行関数
<text:bookmark-end text:name="OrgXref.orgd5ac154"/></text:h>
      <text:p text:style-name="Text_20_body">orgバッファからカレンダーを生成し，外部サーバに投げます．また，MobileOrgに最新情報を流しています．<text:line-break/></text:p>
      <text:p text:style-name="OrgSrcBlock">(<text:span text:style-name="OrgSrcFontLockKeywordFace">defvar</text:span><text:s/><text:span text:style-name="OrgSrcFontLockVariableNameFace">ox-icalendar-activate</text:span><text:s/>nil)</text:p>
      <text:p text:style-name="OrgSrcBlock">(<text:span text:style-name="OrgSrcFontLockKeywordFace">with-eval-after-load</text:span><text:s/><text:span text:style-name="OrgSrcFontLockStringFace">"org"</text:span></text:p>
      <text:p text:style-name="OrgSrcBlock"><text:s/><text:s/>(run-with-idle-timer<text:s/>600<text:s/>t<text:s/>'my-reload-ical-export)</text:p>
      <text:p text:style-name="OrgSrcBlock"><text:s/><text:s/><text:span text:style-name="OrgSrcFontLockCommentDelimiterFace">;;<text:s/><text:s/><text:s/><text:s/></text:span><text:span text:style-name="OrgSrcFontLockCommentFace">(run-with-idle-timer<text:s/>1000<text:s/>t<text:s/>'org-mobile-push)</text:span></text:p>
      <text:p text:style-name="OrgSrcBlock"><text:s/><text:s/><text:span text:style-name="OrgSrcFontLockCommentDelimiterFace">;;<text:s/></text:span><text:span text:style-name="OrgSrcFontLockCommentFace">FIXME</text:span></text:p>
      <text:p text:style-name="OrgSrcBlock"><text:s/><text:s/>(add-hook<text:s/>'focus-in-hook<text:s/>(<text:span text:style-name="OrgSrcFontLockKeywordFace">lambda</text:span><text:s/>()<text:s/>(<text:span text:style-name="OrgSrcFontLockKeywordFace">setq</text:span><text:s/>ox-icalendar-activate<text:s/>nil)))</text:p>
      <text:p text:style-name="OrgSrcBlock"><text:s/><text:s/>(add-hook<text:s/>'focus-out-hook<text:s/>(<text:span text:style-name="OrgSrcFontLockKeywordFace">lambda</text:span><text:s/>()<text:s/>(<text:span text:style-name="OrgSrcFontLockKeywordFace">setq</text:span><text:s/>ox-icalendar-activate<text:s/>t))))</text:p>
      <text:p text:style-name="OrgSrcBlock"/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my-reload-ical-export</text:span><text:s/>()</text:p>
      <text:p text:style-name="OrgSrcBlock"><text:s/><text:s/><text:span text:style-name="OrgSrcFontLockDocFace">"Export<text:s/>org<text:s/>files<text:s/>as<text:s/>an<text:s/>iCal<text:s/>format<text:s/>file"</text:span>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when</text:span><text:s/>(<text:span text:style-name="OrgSrcFontLockKeywordFace">and</text:span><text:s/>(string=<text:s/>major-mode<text:s/>'org-mode)<text:s/>ox-icalendar-activate)</text:p>
      <text:p text:style-name="OrgSrcBlockLastLine"><text:s/><text:s/><text:s/><text:s/>(my-ox-icalendar)))</text:p>
      <text:h text:style-name="Heading_20_2" text:outline-level="2" text:is-list-header="false">
<text:bookmark-start text:name="OrgXref.org7e02ebd"/>
<text:bookmark text:name="org7e02ebd"/>ブラウザの設定
<text:bookmark-end text:name="OrgXref.org7e02ebd"/></text:h>
      <text:p text:style-name="OrgSrcBlock"><text:span text:style-name="OrgSrcFontLockCommentDelimiterFace">;;<text:s/></text:span><text:span text:style-name="OrgSrcFontLockCommentFace">http://stackoverflow.com/questions/4506249/how-to-make-emacs-org-mode-open-links-to-sites-in-google-chrome</text:span></text:p>
      <text:p text:style-name="OrgSrcBlock"><text:span text:style-name="OrgSrcFontLockCommentDelimiterFace">;;<text:s/></text:span><text:span text:style-name="OrgSrcFontLockCommentFace">http://www.koders.com/lisp/fidD53E4053393F9CD578FA7D2AA58BD12FDDD8EB89.aspx?s="skim</text:span></text:p>
      <text:p text:style-name="OrgSrcBlock">(<text:span text:style-name="OrgSrcFontLockKeywordFace">when</text:span><text:s/>(autoload-if-found</text:p>
      <text:p text:style-name="OrgSrcBlock"><text:s/><text:s/><text:s/><text:s/><text:s/><text:s/><text:s/>'(browse-url)</text:p>
      <text:p text:style-name="OrgSrcBlock"><text:s/><text:s/><text:s/><text:s/><text:s/><text:s/><text:s/><text:span text:style-name="OrgSrcFontLockStringFace">"browse-url"</text:span><text:s/>nil<text:s/>t)</text:p>
      <text:p text:style-name="OrgSrcBlock"><text:s/><text:s/>(<text:span text:style-name="OrgSrcFontLockKeywordFace">with-eval-after-load</text:span><text:s/><text:span text:style-name="OrgSrcFontLockStringFace">"browse-url"</text:span></text:p>
      <text:p text:style-name="OrgSrcBlock"><text:s/><text:s/><text:s/><text:s/>(<text:span text:style-name="OrgSrcFontLockKeywordFace">cond</text:span></text:p>
      <text:p text:style-name="OrgSrcBlock"><text:s/><text:s/><text:s/><text:s/><text:s/>((eq<text:s/>window-system<text:s/>'ns)</text:p>
      <text:p text:style-name="OrgSrcBlock"><text:s/><text:s/><text:s/><text:s/><text:s/><text:s/>(custom-set-variables</text:p>
      <text:p text:style-name="OrgSrcBlock"><text:s/><text:s/><text:s/><text:s/><text:s/><text:s/><text:s/>'(browse-url-generic-program<text:s/>'google-chrome)))</text:p>
      <text:p text:style-name="OrgSrcBlock"><text:s/><text:s/><text:s/><text:s/><text:s/>((eq<text:s/>window-system<text:s/>'mac)</text:p>
      <text:p text:style-name="OrgSrcBlock"><text:s/><text:s/><text:s/><text:s/><text:s/><text:s/>(custom-set-variables</text:p>
      <text:p text:style-name="OrgSrcBlock"><text:s/><text:s/><text:s/><text:s/><text:s/><text:s/><text:s/>'(browse-url-browser-function<text:s/>'browse-url-generic)</text:p>
      <text:p text:style-name="OrgSrcBlock"><text:s/><text:s/><text:s/><text:s/><text:s/><text:s/><text:s/>'(browse-url-generic-program</text:p>
      <text:p text:style-name="OrgSrcBlock"><text:s/><text:s/><text:s/><text:s/><text:s/><text:s/><text:s/><text:s/><text:s/><text:span text:style-name="OrgSrcFontLockStringFace">"/Applications/Google<text:s/>Chrome.app/Contents/MacOS/Google<text:s/>Chrome"</text:span>)</text:p>
      <text:p text:style-name="OrgSrcBlock"><text:s/><text:s/><text:s/><text:s/><text:s/><text:s/><text:s/>))</text:p>
      <text:p text:style-name="OrgSrcBlock"><text:s/><text:s/><text:s/><text:s/><text:s/>(t</text:p>
      <text:p text:style-name="OrgSrcBlock"><text:s/><text:s/><text:s/><text:s/><text:s/><text:s/>nil))))</text:p>
      <text:p text:style-name="OrgSrcBlock"/>
      <text:p text:style-name="OrgSrcBlock"><text:span text:style-name="OrgSrcFontLockCommentDelimiterFace">;;</text:span><text:span text:style-name="OrgSrcFontLockCommentFace">(setq<text:s/>browse-url-browser-function<text:s/>'browse-url-default-macosx-browser)</text:span></text:p>
      <text:p text:style-name="OrgSrcBlock"><text:span text:style-name="OrgSrcFontLockCommentDelimiterFace">;;</text:span><text:span text:style-name="OrgSrcFontLockCommentFace">(setq<text:s/>browse-url-browser-function<text:s/>'browse-url-default-windows-browser)</text:span></text:p>
      <text:p text:style-name="OrgSrcBlockLastLine"><text:span text:style-name="OrgSrcFontLockCommentDelimiterFace">;;</text:span><text:span text:style-name="OrgSrcFontLockCommentFace">(setq<text:s/>browse-url-browser-function<text:s/>'browse-url-chrome)</text:span></text:p>
      <text:h text:style-name="Heading_20_2" text:outline-level="2" text:is-list-header="false">
<text:bookmark-start text:name="OrgXref.org97a7495"/>
<text:bookmark text:name="org97a7495"/>ミニバッファに日時を表示
<text:bookmark-end text:name="OrgXref.org97a7495"/></text:h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my-date</text:span><text:s/>()</text:p>
      <text:p text:style-name="OrgSrcBlock"><text:s/><text:s/>(<text:span text:style-name="OrgSrcFontLockKeywordFace">interactive</text:span>)</text:p>
      <text:p text:style-name="OrgSrcBlock"><text:s/><text:s/>(message<text:s/><text:span text:style-name="OrgSrcFontLockStringFace">"%s"</text:span><text:s/>(concat</text:p>
      <text:p text:style-name="OrgSrcBlock"><text:s/><text:s/><text:s/><text:s/><text:s/><text:s/><text:s/><text:s/><text:s/><text:s/><text:s/><text:s/><text:s/><text:s/><text:s/><text:s/><text:s/>(format-time-string<text:s/><text:span text:style-name="OrgSrcFontLockStringFace">"%Y-%m-%d"</text:span>)<text:s/><text:span text:style-name="OrgSrcFontLockStringFace">"<text:s/>("</text:span></text:p>
      <text:p text:style-name="OrgSrcBlock"><text:s/><text:s/><text:s/><text:s/><text:s/><text:s/><text:s/><text:s/><text:s/><text:s/><text:s/><text:s/><text:s/><text:s/><text:s/><text:s/><text:s/>(format-time-string<text:s/><text:span text:style-name="OrgSrcFontLockStringFace">"%a."</text:span>)<text:s/><text:span text:style-name="OrgSrcFontLockStringFace">")<text:s/>"</text:span></text:p>
      <text:p text:style-name="OrgSrcBlock"><text:s/><text:s/><text:s/><text:s/><text:s/><text:s/><text:s/><text:s/><text:s/><text:s/><text:s/><text:s/><text:s/><text:s/><text:s/><text:s/><text:s/>(format-time-string<text:s/><text:span text:style-name="OrgSrcFontLockStringFace">"W:%W<text:s/>@"</text:span>)</text:p>
      <text:p text:style-name="OrgSrcBlockLastLine"><text:s/><text:s/><text:s/><text:s/><text:s/><text:s/><text:s/><text:s/><text:s/><text:s/><text:s/><text:s/><text:s/><text:s/><text:s/><text:s/><text:s/>(format-time-string<text:s/><text:span text:style-name="OrgSrcFontLockStringFace">"%H:%M"</text:span>))))</text:p>
      <text:h text:style-name="Heading_20_2" text:outline-level="2" text:is-list-header="false">
<text:bookmark-start text:name="OrgXref.orgc46206d"/>
<text:bookmark text:name="orgc46206d"/>バックアップファイルの削除
<text:bookmark-end text:name="OrgXref.orgc46206d"/></text:h>
      <text:p text:style-name="OrgSrcBlock"><text:span text:style-name="OrgSrcFontLockCommentDelimiterFace">;;<text:s/></text:span><text:span text:style-name="OrgSrcFontLockCommentFace">find<text:s/>~/.emacs.d/backup<text:s/><text:s/>-type<text:s/>f<text:s/>-name<text:s/>'*15-04-24_*'<text:s/>-print0<text:s/>|<text:s/>while<text:s/>read<text:s/>-r<text:s/>-d<text:s/>''<text:s/>file;<text:s/>do<text:s/>echo<text:s/>-n<text:s/>"<text:s/>\"$file\"";<text:s/>done<text:s/>|<text:s/>xargs<text:s/>-0</text:span></text:p>
      <text:p text:style-name="OrgSrcBlock"/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recursive-delete-backup-files</text:span><text:s/>(days)</text:p>
      <text:p text:style-name="OrgSrcBlock"><text:s/><text:s/>(<text:span text:style-name="OrgSrcFontLockKeywordFace">if</text:span><text:s/>(=<text:s/>days<text:s/>1)</text:p>
      <text:p text:style-name="OrgSrcBlock"><text:s/><text:s/><text:s/><text:s/><text:s/><text:s/>1</text:p>
      <text:p text:style-name="OrgSrcBlock"><text:s/><text:s/><text:s/><text:s/>(recursive-delete-backup-files<text:s/>(1-<text:s/>days)))</text:p>
      <text:p text:style-name="OrgSrcBlock"><text:s/><text:s/>(delete-backup-files<text:s/>days))</text:p>
      <text:p text:style-name="OrgSrcBlock"/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delete-backup-files</text:span><text:s/>(<text:span text:style-name="OrgSrcFontLockTypeFace">&amp;optional</text:span><text:s/>day-shift)</text:p>
      <text:p text:style-name="OrgSrcBlock"><text:s/><text:s/><text:span text:style-name="OrgSrcFontLockDocFace">"Delete<text:s/>backup<text:s/>files<text:s/>created<text:s/>in<text:s/>yesterday.</text:span></text:p>
      <text:p text:style-name="OrgSrcBlock"><text:span text:style-name="OrgSrcFontLockDocFace"><text:s/><text:s/>&gt;<text:s/>find<text:s/>~/.emacs.d/backup<text:s/>-type<text:s/>f<text:s/>-name<text:s/>'*YY-MM-DD_*'<text:s/>-print0<text:s/>|<text:s/>xargs<text:s/>-0"</text:span>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unless</text:span><text:s/>day-shift</text:p>
      <text:p text:style-name="OrgSrcBlock"><text:s/><text:s/><text:s/><text:s/>(<text:span text:style-name="OrgSrcFontLockKeywordFace">setq</text:span><text:s/>day-shift<text:s/>1))</text:p>
      <text:p text:style-name="OrgSrcBlock"><text:s/><text:s/>(<text:span text:style-name="OrgSrcFontLockKeywordFace">let*</text:span><text:s/>((backup-dir<text:s/><text:span text:style-name="OrgSrcFontLockStringFace">"~/.emacs.d/backup"</text:span>)</text:p>
      <text:p text:style-name="OrgSrcBlock"><text:s/><text:s/><text:s/><text:s/><text:s/><text:s/><text:s/><text:s/><text:s/>(cmd<text:s/>(concat<text:s/><text:span text:style-name="OrgSrcFontLockStringFace">"find<text:s/>"</text:span><text:s/>backup-dir<text:s/><text:span text:style-name="OrgSrcFontLockStringFace">"<text:s/><text:s/>-type<text:s/>f<text:s/>-name<text:s/></text:span><text:span text:style-name="OrgSrcFontLockWarningFace">\</text:span><text:span text:style-name="OrgSrcFontLockStringFace">'*"</text:span></text:p>
      <text:p text:style-name="OrgSrcBlock"><text:s/><text:s/><text:s/><text:s/><text:s/><text:s/><text:s/><text:s/><text:s/><text:s/><text:s/><text:s/><text:s/><text:s/><text:s/><text:s/><text:s/><text:s/><text:s/><text:s/><text:s/><text:s/>(format-time-string</text:p>
      <text:p text:style-name="OrgSrcBlock"><text:s/><text:s/><text:s/><text:s/><text:s/><text:s/><text:s/><text:s/><text:s/><text:s/><text:s/><text:s/><text:s/><text:s/><text:s/><text:s/><text:s/><text:s/><text:s/><text:s/><text:s/><text:s/><text:s/><text:span text:style-name="OrgSrcFontLockStringFace">"%y-%m-%d_"</text:span></text:p>
      <text:p text:style-name="OrgSrcBlock"><text:s/><text:s/><text:s/><text:s/><text:s/><text:s/><text:s/><text:s/><text:s/><text:s/><text:s/><text:s/><text:s/><text:s/><text:s/><text:s/><text:s/><text:s/><text:s/><text:s/><text:s/><text:s/><text:s/>(time-subtract<text:s/>(current-time)</text:p>
      <text:p text:style-name="OrgSrcBlock"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(seconds-to-time</text:p>
      <text:p text:style-name="OrgSrcBlock"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(*<text:s/>day-shift<text:s/>(*<text:s/>24<text:s/>3600)))))</text:p>
      <text:p text:style-name="OrgSrcBlock"><text:s/><text:s/><text:s/><text:s/><text:s/><text:s/><text:s/><text:s/><text:s/><text:s/><text:s/><text:s/><text:s/><text:s/><text:s/><text:s/><text:s/><text:s/><text:s/><text:s/><text:s/><text:s/><text:span text:style-name="OrgSrcFontLockStringFace">"*</text:span><text:span text:style-name="OrgSrcFontLockWarningFace">\</text:span><text:span text:style-name="OrgSrcFontLockStringFace">'<text:s/>-print0<text:s/>|<text:s/>while<text:s/>read<text:s/>-r<text:s/>-d<text:s/></text:span><text:span text:style-name="OrgSrcFontLockWarningFace">\</text:span><text:span text:style-name="OrgSrcFontLockStringFace">'</text:span><text:span text:style-name="OrgSrcFontLockWarningFace">\</text:span><text:span text:style-name="OrgSrcFontLockStringFace">'<text:s/>file;<text:s/>"</text:span></text:p>
      <text:p text:style-name="OrgSrcBlock"><text:s/><text:s/><text:s/><text:s/><text:s/><text:s/><text:s/><text:s/><text:s/><text:s/><text:s/><text:s/><text:s/><text:s/><text:s/><text:s/><text:s/><text:s/><text:s/><text:s/><text:s/><text:s/><text:span text:style-name="OrgSrcFontLockStringFace">"<text:s/>do<text:s/>echo<text:s/>-n<text:s/>\"<text:s/>\\\"$file\\\"\";<text:s/>done<text:s/>|<text:s/>xargs<text:s/>-0"</text:span>))</text:p>
      <text:p text:style-name="OrgSrcBlock"><text:s/><text:s/><text:s/><text:s/><text:s/><text:s/><text:s/><text:s/><text:s/>(files<text:s/>(shell-command-to-string<text:s/>cmd)))</text:p>
      <text:p text:style-name="OrgSrcBlock"><text:s/><text:s/><text:s/><text:s/><text:span text:style-name="OrgSrcFontLockCommentDelimiterFace">;;<text:s/></text:span><text:span text:style-name="OrgSrcFontLockCommentFace">(message<text:s/>"%s"<text:s/>cmd)</text:span></text:p>
      <text:p text:style-name="OrgSrcBlock"><text:s/><text:s/><text:s/><text:s/>(<text:span text:style-name="OrgSrcFontLockKeywordFace">unless</text:span><text:s/>(string=<text:s/>files<text:s/><text:span text:style-name="OrgSrcFontLockStringFace">""</text:span>)</text:p>
      <text:p text:style-name="OrgSrcBlock"><text:s/><text:s/><text:s/><text:s/><text:s/><text:s/>(message<text:s/><text:span text:style-name="OrgSrcFontLockStringFace">"%s"</text:span><text:s/>(chomp<text:s/>files))</text:p>
      <text:p text:style-name="OrgSrcBlockLastLine"><text:s/><text:s/><text:s/><text:s/><text:s/><text:s/>(shell-command-to-string<text:s/>(concat<text:s/><text:span text:style-name="OrgSrcFontLockStringFace">"mv<text:s/>-v<text:s/>"</text:span><text:s/>(chomp<text:s/>files)<text:s/><text:span text:style-name="OrgSrcFontLockStringFace">"<text:s/>~/.Trash"</text:span>)))))</text:p>
      <text:h text:style-name="Heading_20_2" text:outline-level="2" text:is-list-header="false">
<text:bookmark-start text:name="OrgXref.org848e899"/>
<text:bookmark text:name="org848e899"/>chomp
<text:bookmark-end text:name="OrgXref.org848e899"/></text:h>
      <text:p text:style-name="Text_20_body">改行コードを削除した文字列を返す．<text:line-break/></text:p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chomp</text:span><text:s/>(str)</text:p>
      <text:p text:style-name="OrgSrcBlock"><text:s/><text:s/><text:span text:style-name="OrgSrcFontLockDocFace">"Chomp<text:s/>leading<text:s/>and<text:s/>tailing<text:s/>whitespace<text:s/>from<text:s/>STR."</text:span></text:p>
      <text:p text:style-name="OrgSrcBlock"><text:s/><text:s/>(<text:span text:style-name="OrgSrcFontLockKeywordFace">while</text:span><text:s/>(string-match<text:s/><text:span text:style-name="OrgSrcFontLockStringFace">"\\`</text:span><text:span text:style-name="OrgSrcFontLockConstantFace">\n+</text:span><text:span text:style-name="OrgSrcFontLockRegexpGroupingBackslash">\\</text:span><text:span text:style-name="OrgSrcFontLockRegexpGroupingConstruct">|</text:span><text:span text:style-name="OrgSrcFontLockConstantFace">^\\s-+</text:span><text:span text:style-name="OrgSrcFontLockRegexpGroupingBackslash">\\</text:span><text:span text:style-name="OrgSrcFontLockRegexpGroupingConstruct">|</text:span><text:span text:style-name="OrgSrcFontLockConstantFace">\\s-+$</text:span><text:span text:style-name="OrgSrcFontLockRegexpGroupingBackslash">\\</text:span><text:span text:style-name="OrgSrcFontLockRegexpGroupingConstruct">|</text:span><text:span text:style-name="OrgSrcFontLockConstantFace">\n+\\</text:span><text:span text:style-name="OrgSrcFontLockStringFace">'"</text:span></text:p>
      <text:p text:style-name="OrgSrcBlock"><text:s/><text:s/><text:s/><text:s/><text:s/><text:s/><text:s/><text:s/><text:s/><text:s/><text:s/><text:s/><text:s/><text:s/><text:s/><text:s/><text:s/><text:s/><text:s/><text:s/><text:s/><text:s/><text:s/>str)</text:p>
      <text:p text:style-name="OrgSrcBlock"><text:s/><text:s/><text:s/><text:s/>(<text:span text:style-name="OrgSrcFontLockKeywordFace">setq</text:span><text:s/>str<text:s/>(replace-match<text:s/><text:span text:style-name="OrgSrcFontLockStringFace">""</text:span><text:s/>t<text:s/>t<text:s/>str)))</text:p>
      <text:p text:style-name="OrgSrcBlockLastLine"><text:s/><text:s/>str)</text:p>
      <text:h text:style-name="Heading_20_2" text:outline-level="2" text:is-list-header="false">
<text:bookmark-start text:name="OrgXref.orgf7362e4"/>
<text:bookmark text:name="orgf7362e4"/>lingr にログインする
<text:bookmark-end text:name="OrgXref.orgf7362e4"/></text:h>
      <text:p text:style-name="OrgSrcBlock">(<text:span text:style-name="OrgSrcFontLockKeywordFace">defun</text:span><text:s/><text:span text:style-name="OrgSrcFontLockFunctionNameFace">my-lingr-login</text:span><text:s/>()</text:p>
      <text:p text:style-name="OrgSrcBlock"><text:s/><text:s/>(<text:span text:style-name="OrgSrcFontLockKeywordFace">when</text:span><text:s/>(string=<text:s/><text:span text:style-name="OrgSrcFontLockStringFace">"Sat"</text:span><text:s/>(format-time-string<text:s/><text:span text:style-name="OrgSrcFontLockStringFace">"%a"</text:span>))</text:p>
      <text:p text:style-name="OrgSrcBlockLastLine"><text:s/><text:s/><text:s/><text:s/>(lingr-login)))</text:p>
      <text:h text:style-name="Heading_20_2" text:outline-level="2" text:is-list-header="false">
<text:bookmark-start text:name="OrgXref.org5bd6e32"/>
<text:bookmark text:name="org5bd6e32"/>特定のファイルを Dropbox 以下にバックアップする
<text:bookmark-end text:name="OrgXref.org5bd6e32"/></text:h>
      <text:p text:style-name="OrgSrcBlock">(<text:span text:style-name="OrgSrcFontLockKeywordFace">defun</text:span><text:s/><text:span text:style-name="OrgSrcFontLockFunctionNameFace">my-backup</text:span><text:s/>(files<text:s/><text:span text:style-name="OrgSrcFontLockTypeFace">&amp;optional</text:span><text:s/>dropbox)</text:p>
      <text:p text:style-name="OrgSrcBlock"><text:s/><text:s/><text:span text:style-name="OrgSrcFontLockDocFace">"Backup<text:s/>a<text:s/>file<text:s/>to<text:s/>`</text:span><text:span text:style-name="OrgSrcFontLockConstantFace">Dropbox/backup</text:span><text:span text:style-name="OrgSrcFontLockDocFace">'<text:s/>directory.</text:span></text:p>
      <text:p text:style-name="OrgSrcBlock"><text:span text:style-name="OrgSrcFontLockDocFace">If<text:s/>`</text:span><text:span text:style-name="OrgSrcFontLockConstantFace">dropbox</text:span><text:span text:style-name="OrgSrcFontLockDocFace">'<text:s/>option<text:s/>is<text:s/>provided<text:s/>then<text:s/>the<text:s/>value<text:s/>is<text:s/>uased<text:s/>as<text:s/>a<text:s/>root<text:s/>directory."</text:span></text:p>
      <text:p text:style-name="OrgSrcBlock"><text:s/><text:s/>(<text:span text:style-name="OrgSrcFontLockKeywordFace">interactive</text:span><text:s/><text:span text:style-name="OrgSrcFontLockStringFace">"P"</text:span>)</text:p>
      <text:p text:style-name="OrgSrcBlock"><text:s/><text:s/>(<text:span text:style-name="OrgSrcFontLockKeywordFace">let</text:span><text:s/>((system<text:s/>(system-name))</text:p>
      <text:p text:style-name="OrgSrcBlock"><text:s/><text:s/><text:s/><text:s/><text:s/><text:s/><text:s/><text:s/>(rootdir<text:s/>(<text:span text:style-name="OrgSrcFontLockKeywordFace">or</text:span><text:s/>dropbox<text:s/><text:span text:style-name="OrgSrcFontLockStringFace">"~/Dropbox"</text:span>)))</text:p>
      <text:p text:style-name="OrgSrcBlock"><text:s/><text:s/><text:s/><text:s/>(<text:span text:style-name="OrgSrcFontLockKeywordFace">if</text:span><text:s/>(<text:span text:style-name="OrgSrcFontLockKeywordFace">and</text:span><text:s/>system</text:p>
      <text:p text:style-name="OrgSrcBlock"><text:s/><text:s/><text:s/><text:s/><text:s/><text:s/><text:s/><text:s/><text:s/><text:s/><text:s/><text:s/><text:s/>(stringp<text:s/>rootdir)</text:p>
      <text:p text:style-name="OrgSrcBlock"><text:s/><text:s/><text:s/><text:s/><text:s/><text:s/><text:s/><text:s/><text:s/><text:s/><text:s/><text:s/><text:s/>(file-directory-p<text:s/>(<text:span text:style-name="OrgSrcFontLockKeywordFace">or</text:span><text:s/>rootdir<text:s/>(expand-file-name<text:s/>rootdir))))</text:p>
      <text:p text:style-name="OrgSrcBlock"><text:s/><text:s/><text:s/><text:s/><text:s/><text:s/><text:s/><text:s/>(mapc</text:p>
      <text:p text:style-name="OrgSrcBlock"><text:s/><text:s/><text:s/><text:s/><text:s/><text:s/><text:s/><text:s/><text:s/>(<text:span text:style-name="OrgSrcFontLockKeywordFace">lambda</text:span><text:s/>(file)</text:p>
      <text:p text:style-name="OrgSrcBlock"><text:s/><text:s/><text:s/><text:s/><text:s/><text:s/><text:s/><text:s/><text:s/><text:s/><text:s/>(<text:span text:style-name="OrgSrcFontLockKeywordFace">if</text:span><text:s/>(<text:span text:style-name="OrgSrcFontLockKeywordFace">and</text:span><text:s/>(stringp<text:s/>file)</text:p>
      <text:p text:style-name="OrgSrcBlock"><text:s/><text:s/><text:s/><text:s/><text:s/><text:s/><text:s/><text:s/><text:s/><text:s/><text:s/><text:s/><text:s/><text:s/><text:s/><text:s/><text:s/><text:s/><text:s/><text:s/>(file-readable-p<text:s/>(<text:span text:style-name="OrgSrcFontLockKeywordFace">or</text:span><text:s/>file<text:s/>(expand-file-name<text:s/>file))))</text:p>
      <text:p text:style-name="OrgSrcBlock"><text:s/><text:s/><text:s/><text:s/><text:s/><text:s/><text:s/><text:s/><text:s/><text:s/><text:s/><text:s/><text:s/><text:s/><text:s/>(shell-command-to-string</text:p>
      <text:p text:style-name="OrgSrcBlock"><text:s/><text:s/><text:s/><text:s/><text:s/><text:s/><text:s/><text:s/><text:s/><text:s/><text:s/><text:s/><text:s/><text:s/><text:s/><text:s/>(concat<text:s/><text:span text:style-name="OrgSrcFontLockStringFace">"cp<text:s/>-f<text:s/>"</text:span><text:s/>file<text:s/><text:span text:style-name="OrgSrcFontLockStringFace">"<text:s/>"</text:span><text:s/>rootdir<text:s/><text:span text:style-name="OrgSrcFontLockStringFace">"/backup/"</text:span><text:s/>system<text:s/><text:span text:style-name="OrgSrcFontLockStringFace">"/"</text:span>))</text:p>
      <text:p text:style-name="OrgSrcBlock"><text:s/><text:s/><text:s/><text:s/><text:s/><text:s/><text:s/><text:s/><text:s/><text:s/><text:s/><text:s/><text:s/>(message<text:s/>(format<text:s/><text:span text:style-name="OrgSrcFontLockStringFace">"---<text:s/>backup<text:s/>failure:<text:s/>%s"</text:span><text:s/>file))))</text:p>
      <text:p text:style-name="OrgSrcBlock"><text:s/><text:s/><text:s/><text:s/><text:s/><text:s/><text:s/><text:s/><text:s/>(<text:span text:style-name="OrgSrcFontLockKeywordFace">if</text:span><text:s/>(listp<text:s/>files)</text:p>
      <text:p text:style-name="OrgSrcBlock"><text:s/><text:s/><text:s/><text:s/><text:s/><text:s/><text:s/><text:s/><text:s/><text:s/><text:s/><text:s/><text:s/>files</text:p>
      <text:p text:style-name="OrgSrcBlock"><text:s/><text:s/><text:s/><text:s/><text:s/><text:s/><text:s/><text:s/><text:s/><text:s/><text:s/>(list<text:s/>files)))</text:p>
      <text:p text:style-name="OrgSrcBlockLastLine"><text:s/><text:s/><text:s/><text:s/><text:s/><text:s/>(<text:span text:style-name="OrgSrcFontLockWarningFace">user-error</text:span><text:s/>(format<text:s/><text:span text:style-name="OrgSrcFontLockStringFace">"---<text:s/>backup-dir<text:s/>does<text:s/>not<text:s/>exist:<text:s/>%s"</text:span><text:s/>rootdir)))))</text:p>
      <text:h text:style-name="Heading_20_2" text:outline-level="2" text:is-list-header="false">
<text:bookmark-start text:name="OrgXref.org161cf34"/>
<text:bookmark text:name="org161cf34"/>ゴミ箱を空にする<text:tab/><text:span text:style-name="OrgTags">[<text:span text:style-name="OrgTag">macOS</text:span>]</text:span>
<text:bookmark-end text:name="OrgXref.org161cf34"/></text:h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mac:delete-files-in-trash-bin</text:span><text:s/>()</text:p>
      <text:p text:style-name="OrgSrcBlock"><text:s/><text:s/>(<text:span text:style-name="OrgSrcFontLockKeywordFace">interactive</text:span>)</text:p>
      <text:p text:style-name="OrgSrcBlock"><text:s/><text:s/>(do-applescript</text:p>
      <text:p text:style-name="OrgSrcBlock"><text:s/><text:s/><text:s/>(concat</text:p>
      <text:p text:style-name="OrgSrcBlock"><text:s/><text:s/><text:s/><text:s/><text:span text:style-name="OrgSrcFontLockStringFace">"tell<text:s/>application<text:s/>\"Finder\"\n"</text:span></text:p>
      <text:p text:style-name="OrgSrcBlock"><text:s/><text:s/><text:s/><text:s/><text:span text:style-name="OrgSrcFontLockStringFace">"set<text:s/>itemCount<text:s/>to<text:s/>count<text:s/>of<text:s/>items<text:s/>in<text:s/>the<text:s/>trash\n"</text:span></text:p>
      <text:p text:style-name="OrgSrcBlock"><text:s/><text:s/><text:s/><text:s/><text:span text:style-name="OrgSrcFontLockStringFace">"if<text:s/>itemCount<text:s/>&gt;<text:s/>0<text:s/>then\n"</text:span></text:p>
      <text:p text:style-name="OrgSrcBlock"><text:s/><text:s/><text:s/><text:s/><text:span text:style-name="OrgSrcFontLockStringFace">"empty<text:s/>the<text:s/>trash\n"</text:span></text:p>
      <text:p text:style-name="OrgSrcBlock"><text:s/><text:s/><text:s/><text:s/><text:span text:style-name="OrgSrcFontLockStringFace">"end<text:s/>if\n"</text:span></text:p>
      <text:p text:style-name="OrgSrcBlock"><text:s/><text:s/><text:s/><text:s/><text:span text:style-name="OrgSrcFontLockStringFace">"end<text:s/>tell\n"</text:span>))</text:p>
      <text:p text:style-name="OrgSrcBlockLastLine"><text:s/><text:s/>(my-desktop-notification<text:s/><text:span text:style-name="OrgSrcFontLockStringFace">"Emacs"</text:span><text:s/><text:span text:style-name="OrgSrcFontLockStringFace">"Empty<text:s/>the<text:s/>trash,<text:s/>done."</text:span>))</text:p>
      <text:h text:style-name="Heading_20_2" text:outline-level="2" text:is-list-header="false">
<text:bookmark-start text:name="OrgXref.org3c9623c"/>
<text:bookmark text:name="org3c9623c"/>終了シーケンスのデバッグ用関数
<text:bookmark-end text:name="OrgXref.org3c9623c"/></text:h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my-kill-emacs</text:span><text:s/>()</text:p>
      <text:p text:style-name="OrgSrcBlock"><text:s/><text:s/><text:s/><text:s/>(switch-to-buffer<text:s/><text:span text:style-name="OrgSrcFontLockStringFace">"*Messages*"</text:span>)</text:p>
      <text:p text:style-name="OrgSrcBlock"><text:s/><text:s/><text:s/><text:s/>(message<text:s/><text:span text:style-name="OrgSrcFontLockStringFace">"3:<text:s/>%s"</text:span><text:s/>kill-emacs-hook)</text:p>
      <text:p text:style-name="OrgSrcBlock"><text:s/><text:s/><text:s/><text:s/>(y-or-n-p<text:s/><text:span text:style-name="OrgSrcFontLockStringFace">"Sure?<text:s/>"</text:span>))</text:p>
      <text:p text:style-name="OrgSrcBlock"/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my-kill-emacs-hook-show</text:span><text:s/>()</text:p>
      <text:p text:style-name="OrgSrcBlock"><text:s/><text:s/><text:span text:style-name="OrgSrcFontLockDocFace">"Test<text:s/>Emacs<text:s/>killing<text:s/>sequence."</text:span></text:p>
      <text:p text:style-name="OrgSrcBlock"><text:s/><text:s/>(add-hook<text:s/>'after-init-hook</text:p>
      <text:p text:style-name="OrgSrcBlock"><text:s/><text:s/><text:s/><text:s/><text:s/><text:s/><text:s/><text:s/><text:s/><text:s/><text:s/><text:s/>(<text:span text:style-name="OrgSrcFontLockKeywordFace">lambda</text:span><text:s/>()<text:s/>(message<text:s/><text:span text:style-name="OrgSrcFontLockStringFace">"1:<text:s/>%s"</text:span><text:s/>kill-emacs-hook))<text:s/>t)</text:p>
      <text:p text:style-name="OrgSrcBlock"><text:s/><text:s/>(<text:span text:style-name="OrgSrcFontLockKeywordFace">with-eval-after-load</text:span><text:s/><text:span text:style-name="OrgSrcFontLockStringFace">"postpone"</text:span></text:p>
      <text:p text:style-name="OrgSrcBlock"><text:s/><text:s/><text:s/><text:s/>(message<text:s/><text:span text:style-name="OrgSrcFontLockStringFace">"2:<text:s/>%s"</text:span><text:s/>kill-emacs-hook))</text:p>
      <text:p text:style-name="OrgSrcBlockLastLine"><text:s/><text:s/>(add-hook<text:s/>'kill-emacs-hook<text:s/>#'my-kill-emacs))</text:p>
      <text:h text:style-name="Heading_20_2" text:outline-level="2" text:is-list-header="false">
<text:bookmark-start text:name="OrgXref.orgad915e0"/>
<text:bookmark text:name="orgad915e0"/>[library-p] load-path にライブラリがあるかを判定
<text:bookmark-end text:name="OrgXref.orgad915e0"/></text:h>
      <text:p text:style-name="Text_20_body">パッケージが <text:span text:style-name="OrgCode">load-path</text:span> に存在していて使える状態にあるかを調べます．もし存在しなければ，メッセージバッファに [NOT FOUND] を刻みます．<text:line-break/></text:p>
      <text:p text:style-name="Text_20_body"><text:span text:style-name="OrgCode">libraries</text:span> には複数のパッケージ名を指定でき，すべてが使える状態の場合のみ <text:span text:style-name="OrgCode">t</text:span> が返ります．<text:line-break/></text:p>
      <text:p text:style-name="Text_20_body"><text:span text:style-name="OrgCode">"org"</text:span> を渡したり， <text:span text:style-name="OrgCode">'("org" "helm")</text:span> を渡したりできます．<text:line-break/></text:p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library-p</text:span><text:s/>(libraries)</text:p>
      <text:p text:style-name="OrgSrcBlock"><text:s/><text:s/><text:span text:style-name="OrgSrcFontLockDocFace">"Return<text:s/>t<text:s/>when<text:s/>every<text:s/>specified<text:s/>library<text:s/>can<text:s/>be<text:s/>located.<text:s/>"</text:span></text:p>
      <text:p text:style-name="OrgSrcBlock"><text:s/><text:s/>(<text:span text:style-name="OrgSrcFontLockKeywordFace">let</text:span><text:s/>((result<text:s/>t))</text:p>
      <text:p text:style-name="OrgSrcBlock"><text:s/><text:s/><text:s/><text:s/>(mapc<text:s/>(<text:span text:style-name="OrgSrcFontLockKeywordFace">lambda</text:span><text:s/>(library)</text:p>
      <text:p text:style-name="OrgSrcBlock"><text:s/><text:s/><text:s/><text:s/><text:s/><text:s/><text:s/><text:s/><text:s/><text:s/><text:s/><text:s/>(<text:span text:style-name="OrgSrcFontLockKeywordFace">unless</text:span><text:s/>(locate-library<text:s/>library)</text:p>
      <text:p text:style-name="OrgSrcBlock"><text:s/><text:s/><text:s/><text:s/><text:s/><text:s/><text:s/><text:s/><text:s/><text:s/><text:s/><text:s/><text:s/><text:s/>(message<text:s/><text:span text:style-name="OrgSrcFontLockStringFace">"---<text:s/>NOT<text:s/>FOUND:<text:s/>%s"</text:span><text:s/>library)</text:p>
      <text:p text:style-name="OrgSrcBlock"><text:s/><text:s/><text:s/><text:s/><text:s/><text:s/><text:s/><text:s/><text:s/><text:s/><text:s/><text:s/><text:s/><text:s/>(<text:span text:style-name="OrgSrcFontLockKeywordFace">setq</text:span><text:s/>result<text:s/>nil)))</text:p>
      <text:p text:style-name="OrgSrcBlock"><text:s/><text:s/><text:s/><text:s/><text:s/><text:s/><text:s/><text:s/><text:s/><text:s/>(<text:span text:style-name="OrgSrcFontLockKeywordFace">if</text:span><text:s/>(listp<text:s/>libraries)</text:p>
      <text:p text:style-name="OrgSrcBlock"><text:s/><text:s/><text:s/><text:s/><text:s/><text:s/><text:s/><text:s/><text:s/><text:s/><text:s/><text:s/><text:s/><text:s/>libraries</text:p>
      <text:p text:style-name="OrgSrcBlock"><text:s/><text:s/><text:s/><text:s/><text:s/><text:s/><text:s/><text:s/><text:s/><text:s/><text:s/><text:s/>(list<text:s/>libraries)))</text:p>
      <text:p text:style-name="OrgSrcBlockLastLine"><text:s/><text:s/><text:s/><text:s/>result))</text:p>
      <text:h text:style-name="Heading_20_2" text:outline-level="2" text:is-list-header="false">
<text:bookmark-start text:name="OrgXref.org6a91d95"/>
<text:bookmark text:name="org6a91d95"/>[package.el] MELPA利用設定
<text:bookmark-end text:name="OrgXref.org6a91d95"/></text:h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my-setup-package-el</text:span><text:s/>()</text:p>
      <text:p text:style-name="OrgSrcBlock"><text:s/><text:s/><text:span text:style-name="OrgSrcFontLockDocFace">"Setting<text:s/>up<text:s/>for<text:s/>installing<text:s/>packages<text:s/>via<text:s/>built-in<text:s/>package.el.</text:span></text:p>
      <text:p text:style-name="OrgSrcBlock"><text:span text:style-name="OrgSrcFontLockDocFace">Downloaded<text:s/>packages<text:s/>will<text:s/>be<text:s/>stored<text:s/>under<text:s/>~/.eamcs.d/elpa."</text:span></text:p>
      <text:p text:style-name="OrgSrcBlock"><text:s/><text:s/>(<text:span text:style-name="OrgSrcFontLockKeywordFace">when</text:span><text:s/>(<text:span text:style-name="OrgSrcFontLockKeywordFace">and</text:span><text:s/>(<text:span text:style-name="OrgSrcFontLockKeywordFace">require</text:span><text:s/>'<text:span text:style-name="OrgSrcFontLockConstantFace">package</text:span><text:s/>nil<text:s/>t)</text:p>
      <text:p text:style-name="OrgSrcBlock"><text:s/><text:s/><text:s/><text:s/><text:s/><text:s/><text:s/><text:s/><text:s/><text:s/><text:s/><text:s/><text:s/>(boundp<text:s/>'package-archives))</text:p>
      <text:p text:style-name="OrgSrcBlock"><text:s/><text:s/><text:s/><text:s/>(<text:span text:style-name="OrgSrcFontLockKeywordFace">let*</text:span><text:s/>((no-ssl<text:s/>(<text:span text:style-name="OrgSrcFontLockKeywordFace">and</text:span><text:s/>(memq<text:s/>system-type<text:s/>'(windows-nt<text:s/>ms-dos))</text:p>
      <text:p text:style-name="OrgSrcBlock"><text:s/><text:s/><text:s/><text:s/><text:s/><text:s/><text:s/><text:s/><text:s/><text:s/><text:s/><text:s/><text:s/><text:s/><text:s/><text:s/><text:s/><text:s/><text:s/><text:s/><text:s/><text:s/><text:s/><text:s/>(not<text:s/>(gnutls-available-p))))</text:p>
      <text:p text:style-name="OrgSrcBlock"><text:s/><text:s/><text:s/><text:s/><text:s/><text:s/><text:s/><text:s/><text:s/><text:s/><text:s/>(proto<text:s/>(<text:span text:style-name="OrgSrcFontLockKeywordFace">if</text:span><text:s/>no-ssl<text:s/><text:span text:style-name="OrgSrcFontLockStringFace">"http"</text:span><text:s/><text:span text:style-name="OrgSrcFontLockStringFace">"https"</text:span>)))</text:p>
      <text:p text:style-name="OrgSrcBlock"><text:s/><text:s/><text:s/><text:s/><text:s/><text:s/>(add-to-list<text:s/>'package-archives</text:p>
      <text:p text:style-name="OrgSrcBlock"><text:s/><text:s/><text:s/><text:s/><text:s/><text:s/><text:s/><text:s/><text:s/><text:s/><text:s/><text:s/><text:s/><text:s/><text:s/><text:s/><text:s/><text:s/><text:s/>(cons<text:s/><text:span text:style-name="OrgSrcFontLockStringFace">"melpa"</text:span><text:s/>(concat<text:s/>proto<text:s/><text:span text:style-name="OrgSrcFontLockStringFace">"://melpa.org/packages/"</text:span>))<text:s/>t)</text:p>
      <text:p text:style-name="OrgSrcBlock"><text:s/><text:s/><text:s/><text:s/><text:s/><text:s/>(add-to-list<text:s/>'package-archives</text:p>
      <text:p text:style-name="OrgSrcBlock"><text:s/><text:s/><text:s/><text:s/><text:s/><text:s/><text:s/><text:s/><text:s/><text:s/><text:s/><text:s/><text:s/><text:s/><text:s/><text:s/><text:s/><text:s/><text:s/>(cons<text:s/><text:span text:style-name="OrgSrcFontLockStringFace">"takaxp"</text:span><text:s/><text:span text:style-name="OrgSrcFontLockStringFace">"~/devel/git/melpa/packages/"</text:span>)<text:s/>t))</text:p>
      <text:p text:style-name="OrgSrcBlockLastLine"><text:s/><text:s/><text:s/><text:s/>(package-initialize)))</text:p>
      <text:h text:style-name="Heading_20_2" text:outline-level="2" text:is-list-header="false">
<text:bookmark-start text:name="OrgXref.orgb7f8c8b"/>
<text:bookmark text:name="orgb7f8c8b"/>orgバッファを評価
<text:bookmark-end text:name="OrgXref.orgb7f8c8b"/></text:h>
      <text:p text:style-name="Text_20_body">org-buffer を評価して Emacs の設定ファイルを生成／読み込みまでを自動化します．この設定では， <text:span text:style-name="OrgCode">init.org</text:span> と <text:span text:style-name="OrgCode">utility.org</text:span> の2つのバッファでのみ評価されるようになっています．<text:line-break/></text:p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my-eval-org-buffer</text:span><text:s/>()</text:p>
      <text:p text:style-name="OrgSrcBlock"><text:s/><text:s/><text:span text:style-name="OrgSrcFontLockDocFace">"Load<text:s/>init.org/utility.org<text:s/>and<text:s/>tangle<text:s/>init.el/utility.el."</text:span>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if</text:span><text:s/>(<text:span text:style-name="OrgSrcFontLockKeywordFace">and</text:span><text:s/>(<text:span text:style-name="OrgSrcFontLockKeywordFace">require</text:span><text:s/>'<text:span text:style-name="OrgSrcFontLockConstantFace">org</text:span><text:s/>nil<text:s/>t)</text:p>
      <text:p text:style-name="OrgSrcBlock"><text:s/><text:s/><text:s/><text:s/><text:s/><text:s/><text:s/><text:s/><text:s/><text:s/><text:s/>(eq<text:s/>major-mode<text:s/>'org-mode)</text:p>
      <text:p text:style-name="OrgSrcBlock"><text:s/><text:s/><text:s/><text:s/><text:s/><text:s/><text:s/><text:s/><text:s/><text:s/><text:s/>(member<text:s/>(buffer-name)<text:s/>'(<text:span text:style-name="OrgSrcFontLockStringFace">"init.org"</text:span><text:s/><text:span text:style-name="OrgSrcFontLockStringFace">"utility.org"</text:span>)))</text:p>
      <text:p text:style-name="OrgSrcBlock"><text:s/><text:s/><text:s/><text:s/><text:s/><text:s/>(<text:span text:style-name="OrgSrcFontLockKeywordFace">progn</text:span></text:p>
      <text:p text:style-name="OrgSrcBlock"><text:s/><text:s/><text:s/><text:s/><text:s/><text:s/><text:s/><text:s/>(org-babel-tangle)</text:p>
      <text:p text:style-name="OrgSrcBlock"><text:s/><text:s/><text:s/><text:s/><text:s/><text:s/><text:s/><text:s/>(<text:span text:style-name="OrgSrcFontLockKeywordFace">let</text:span><text:s/>((tangled-file</text:p>
      <text:p text:style-name="OrgSrcBlock"><text:s/><text:s/><text:s/><text:s/><text:s/><text:s/><text:s/><text:s/><text:s/><text:s/><text:s/><text:s/><text:s/><text:s/><text:s/>(concat<text:s/>(file-name-sans-extension<text:s/>(buffer-file-name))<text:s/><text:span text:style-name="OrgSrcFontLockStringFace">".el"</text:span>)))</text:p>
      <text:p text:style-name="OrgSrcBlock"><text:s/><text:s/><text:s/><text:s/><text:s/><text:s/><text:s/><text:s/><text:s/><text:s/>(<text:span text:style-name="OrgSrcFontLockKeywordFace">when</text:span><text:s/>(file-exists-p<text:s/>tangled-file)</text:p>
      <text:p text:style-name="OrgSrcBlock"><text:s/><text:s/><text:s/><text:s/><text:s/><text:s/><text:s/><text:s/><text:s/><text:s/><text:s/><text:s/>(byte-compile-file<text:s/>tangled-file))))</text:p>
      <text:p text:style-name="OrgSrcBlockLastLine"><text:s/><text:s/><text:s/><text:s/>(message<text:s/><text:span text:style-name="OrgSrcFontLockStringFace">"Nothing<text:s/>to<text:s/>do<text:s/>for<text:s/>this<text:s/>buffer."</text:span>)))</text:p>
      <text:h text:style-name="Heading_20_2" text:outline-level="2" text:is-list-header="false">
<text:bookmark-start text:name="OrgXref.org41eca43"/>
<text:bookmark text:name="org41eca43"/><text:span text:style-name="OrgTodo">TODO</text:span> リージョン内のブリッツを操作する
<text:bookmark-end text:name="OrgXref.org41eca43"/></text:h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my-org-list-insert-items</text:span><text:s/>(begin<text:s/>end)</text:p>
      <text:p text:style-name="OrgSrcBlock"><text:s/><text:s/>(<text:span text:style-name="OrgSrcFontLockKeywordFace">interactive</text:span><text:s/><text:span text:style-name="OrgSrcFontLockStringFace">"r"</text:span>)</text:p>
      <text:p text:style-name="OrgSrcBlock"><text:s/><text:s/>(<text:span text:style-name="OrgSrcFontLockKeywordFace">when</text:span><text:s/>mark-active</text:p>
      <text:p text:style-name="OrgSrcBlock"><text:s/><text:s/><text:s/><text:s/>(<text:span text:style-name="OrgSrcFontLockKeywordFace">let*</text:span><text:s/>((bullet<text:s/><text:span text:style-name="OrgSrcFontLockStringFace">"<text:s/>-<text:s/>"</text:span>)</text:p>
      <text:p text:style-name="OrgSrcBlock"><text:s/><text:s/><text:s/><text:s/><text:s/><text:s/><text:s/><text:s/><text:s/><text:s/><text:s/>(len<text:s/>(string-width<text:s/>bullet)))</text:p>
      <text:p text:style-name="OrgSrcBlock"><text:s/><text:s/><text:s/><text:s/><text:s/><text:s/>(goto-char<text:s/>begin)</text:p>
      <text:p text:style-name="OrgSrcBlock"><text:s/><text:s/><text:s/><text:s/><text:s/><text:s/>(<text:span text:style-name="OrgSrcFontLockKeywordFace">while</text:span><text:s/>(<text:span text:style-name="OrgSrcFontLockKeywordFace">and</text:span><text:s/>(re-search-forward<text:s/>(concat<text:s/><text:span text:style-name="OrgSrcFontLockStringFace">"</text:span><text:span text:style-name="OrgSrcFontLockRegexpGroupingBackslash">\\</text:span><text:span text:style-name="OrgSrcFontLockRegexpGroupingConstruct">(</text:span><text:span text:style-name="OrgSrcFontLockStringFace">^[<text:s/>\t]*</text:span><text:span text:style-name="OrgSrcFontLockRegexpGroupingBackslash">\\</text:span><text:span text:style-name="OrgSrcFontLockRegexpGroupingConstruct">)</text:span><text:span text:style-name="OrgSrcFontLockStringFace">"</text:span>)<text:s/>end<text:s/>t)</text:p>
      <text:p text:style-name="OrgSrcBlock"><text:s/><text:s/><text:s/><text:s/><text:s/><text:s/><text:s/><text:s/><text:s/><text:s/><text:s/><text:s/><text:s/><text:s/><text:s/><text:s/><text:s/><text:s/>(not<text:s/>(equal<text:s/>(point)<text:s/>end)))</text:p>
      <text:p text:style-name="OrgSrcBlock"><text:s/><text:s/><text:s/><text:s/><text:s/><text:s/><text:s/><text:s/>(replace-match<text:s/>(concat<text:s/><text:span text:style-name="OrgSrcFontLockStringFace">"\\1"</text:span><text:s/>bullet)<text:s/>nil<text:s/>nil)</text:p>
      <text:p text:style-name="OrgSrcBlock"><text:s/><text:s/><text:s/><text:s/><text:s/><text:s/><text:s/><text:s/>(<text:span text:style-name="OrgSrcFontLockKeywordFace">setq</text:span><text:s/>end<text:s/>(+<text:s/>end<text:s/>len)))</text:p>
      <text:p text:style-name="OrgSrcBlock"><text:s/><text:s/><text:s/><text:s/><text:s/><text:s/>(goto-char<text:s/>begin))))</text:p>
      <text:p text:style-name="OrgSrcBlock"/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my-org-list-delete-items</text:span><text:s/>(begin<text:s/>end)</text:p>
      <text:p text:style-name="OrgSrcBlock"><text:s/><text:s/>(<text:span text:style-name="OrgSrcFontLockKeywordFace">interactive</text:span><text:s/><text:span text:style-name="OrgSrcFontLockStringFace">"r"</text:span>)</text:p>
      <text:p text:style-name="OrgSrcBlock"><text:s/><text:s/>(<text:span text:style-name="OrgSrcFontLockKeywordFace">when</text:span><text:s/>mark-active</text:p>
      <text:p text:style-name="OrgSrcBlock"><text:s/><text:s/><text:s/><text:s/>(<text:span text:style-name="OrgSrcFontLockKeywordFace">let*</text:span><text:s/>((bullet<text:s/><text:span text:style-name="OrgSrcFontLockStringFace">"-<text:s/>"</text:span>)</text:p>
      <text:p text:style-name="OrgSrcBlock"><text:s/><text:s/><text:s/><text:s/><text:s/><text:s/><text:s/><text:s/><text:s/><text:s/><text:s/>(len<text:s/>(string-width<text:s/>bullet)))</text:p>
      <text:p text:style-name="OrgSrcBlock"><text:s/><text:s/><text:s/><text:s/><text:s/><text:s/>(goto-char<text:s/>begin)</text:p>
      <text:p text:style-name="OrgSrcBlock"><text:s/><text:s/><text:s/><text:s/><text:s/><text:s/>(<text:span text:style-name="OrgSrcFontLockKeywordFace">while</text:span><text:s/>(re-search-forward</text:p>
      <text:p text:style-name="OrgSrcBlock"><text:s/><text:s/><text:s/><text:s/><text:s/><text:s/><text:s/><text:s/><text:s/><text:s/><text:s/><text:s/><text:s/><text:s/>(concat<text:s/><text:span text:style-name="OrgSrcFontLockStringFace">"</text:span><text:span text:style-name="OrgSrcFontLockRegexpGroupingBackslash">\\</text:span><text:span text:style-name="OrgSrcFontLockRegexpGroupingConstruct">(</text:span><text:span text:style-name="OrgSrcFontLockStringFace">^[<text:s/>\t]*</text:span><text:span text:style-name="OrgSrcFontLockRegexpGroupingBackslash">\\</text:span><text:span text:style-name="OrgSrcFontLockRegexpGroupingConstruct">)</text:span><text:span text:style-name="OrgSrcFontLockStringFace">"</text:span><text:s/>bullet)<text:s/>end<text:s/>t)</text:p>
      <text:p text:style-name="OrgSrcBlock"><text:s/><text:s/><text:s/><text:s/><text:s/><text:s/><text:s/><text:s/>(replace-match<text:s/><text:span text:style-name="OrgSrcFontLockStringFace">""</text:span><text:s/>nil<text:s/>nil)</text:p>
      <text:p text:style-name="OrgSrcBlock"><text:s/><text:s/><text:s/><text:s/><text:s/><text:s/><text:s/><text:s/>(<text:span text:style-name="OrgSrcFontLockKeywordFace">setq</text:span><text:s/>end<text:s/>(-<text:s/>end<text:s/>len)))</text:p>
      <text:p text:style-name="OrgSrcBlock"><text:s/><text:s/><text:s/><text:s/><text:s/><text:s/>(goto-char<text:s/>begin))))</text:p>
      <text:p text:style-name="OrgSrcBlock"/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my-org-list-insert-checkbox-into-items</text:span><text:s/>(begin<text:s/>end)</text:p>
      <text:p text:style-name="OrgSrcBlock"><text:s/><text:s/>(<text:span text:style-name="OrgSrcFontLockKeywordFace">interactive</text:span><text:s/><text:span text:style-name="OrgSrcFontLockStringFace">"r"</text:span>)</text:p>
      <text:p text:style-name="OrgSrcBlock"><text:s/><text:s/>(<text:span text:style-name="OrgSrcFontLockKeywordFace">when</text:span><text:s/>mark-active</text:p>
      <text:p text:style-name="OrgSrcBlock"><text:s/><text:s/><text:s/><text:s/>(<text:span text:style-name="OrgSrcFontLockKeywordFace">let*</text:span><text:s/>((bullet<text:s/><text:span text:style-name="OrgSrcFontLockStringFace">"-<text:s/>"</text:span>)</text:p>
      <text:p text:style-name="OrgSrcBlock"><text:s/><text:s/><text:s/><text:s/><text:s/><text:s/><text:s/><text:s/><text:s/><text:s/><text:s/>(checkbox<text:s/><text:span text:style-name="OrgSrcFontLockStringFace">"[<text:s/>]<text:s/>"</text:span>)</text:p>
      <text:p text:style-name="OrgSrcBlock"><text:s/><text:s/><text:s/><text:s/><text:s/><text:s/><text:s/><text:s/><text:s/><text:s/><text:s/>(len<text:s/>(string-width<text:s/>checkbox)))</text:p>
      <text:p text:style-name="OrgSrcBlock"><text:s/><text:s/><text:s/><text:s/><text:s/><text:s/>(goto-char<text:s/>begin)</text:p>
      <text:p text:style-name="OrgSrcBlock"><text:s/><text:s/><text:s/><text:s/><text:s/><text:s/>(<text:span text:style-name="OrgSrcFontLockKeywordFace">while</text:span><text:s/>(re-search-forward<text:s/>(concat<text:s/><text:span text:style-name="OrgSrcFontLockStringFace">"</text:span><text:span text:style-name="OrgSrcFontLockRegexpGroupingBackslash">\\</text:span><text:span text:style-name="OrgSrcFontLockRegexpGroupingConstruct">(</text:span><text:span text:style-name="OrgSrcFontLockStringFace">^[<text:s/>\t]*</text:span><text:span text:style-name="OrgSrcFontLockRegexpGroupingBackslash">\\</text:span><text:span text:style-name="OrgSrcFontLockRegexpGroupingConstruct">)</text:span><text:span text:style-name="OrgSrcFontLockStringFace">"</text:span><text:s/>bullet)<text:s/>end<text:s/>t)</text:p>
      <text:p text:style-name="OrgSrcBlock"><text:s/><text:s/><text:s/><text:s/><text:s/><text:s/><text:s/><text:s/>(replace-match<text:s/>(concat<text:s/><text:span text:style-name="OrgSrcFontLockStringFace">"\\1"</text:span><text:s/>bullet<text:s/>checkbox)<text:s/>nil<text:s/>nil)</text:p>
      <text:p text:style-name="OrgSrcBlock"><text:s/><text:s/><text:s/><text:s/><text:s/><text:s/><text:s/><text:s/>(<text:span text:style-name="OrgSrcFontLockKeywordFace">setq</text:span><text:s/>end<text:s/>(+<text:s/>end<text:s/>len)))</text:p>
      <text:p text:style-name="OrgSrcBlock"><text:s/><text:s/><text:s/><text:s/><text:s/><text:s/>(goto-char<text:s/>begin))))</text:p>
      <text:p text:style-name="OrgSrcBlock"/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my-org-list-delete-checkbox-from-items</text:span><text:s/>(begin<text:s/>end)</text:p>
      <text:p text:style-name="OrgSrcBlock"><text:s/><text:s/>(<text:span text:style-name="OrgSrcFontLockKeywordFace">interactive</text:span><text:s/><text:span text:style-name="OrgSrcFontLockStringFace">"r"</text:span>)</text:p>
      <text:p text:style-name="OrgSrcBlock"><text:s/><text:s/>(<text:span text:style-name="OrgSrcFontLockKeywordFace">when</text:span><text:s/>mark-active</text:p>
      <text:p text:style-name="OrgSrcBlock"><text:s/><text:s/><text:s/><text:s/>(<text:span text:style-name="OrgSrcFontLockKeywordFace">let</text:span><text:s/>((bullet<text:s/><text:span text:style-name="OrgSrcFontLockStringFace">"-<text:s/>"</text:span>)</text:p>
      <text:p text:style-name="OrgSrcBlock"><text:s/><text:s/><text:s/><text:s/><text:s/><text:s/><text:s/><text:s/><text:s/><text:s/>(len<text:s/>(string-width<text:s/><text:span text:style-name="OrgSrcFontLockStringFace">"[<text:s/>]<text:s/>"</text:span>)))</text:p>
      <text:p text:style-name="OrgSrcBlock"><text:s/><text:s/><text:s/><text:s/><text:s/><text:s/>(goto-char<text:s/>begin)</text:p>
      <text:p text:style-name="OrgSrcBlock"><text:s/><text:s/><text:s/><text:s/><text:s/><text:s/>(<text:span text:style-name="OrgSrcFontLockKeywordFace">while</text:span><text:s/>(re-search-forward</text:p>
      <text:p text:style-name="OrgSrcBlock"><text:s/><text:s/><text:s/><text:s/><text:s/><text:s/><text:s/><text:s/><text:s/><text:s/><text:s/><text:s/><text:s/><text:s/>(concat<text:s/><text:span text:style-name="OrgSrcFontLockStringFace">"</text:span><text:span text:style-name="OrgSrcFontLockRegexpGroupingBackslash">\\</text:span><text:span text:style-name="OrgSrcFontLockRegexpGroupingConstruct">(</text:span><text:span text:style-name="OrgSrcFontLockStringFace">^[<text:s/>\t]*</text:span><text:span text:style-name="OrgSrcFontLockRegexpGroupingBackslash">\\</text:span><text:span text:style-name="OrgSrcFontLockRegexpGroupingConstruct">)</text:span><text:span text:style-name="OrgSrcFontLockStringFace">"</text:span><text:s/>bullet<text:s/><text:span text:style-name="OrgSrcFontLockStringFace">"\\[</text:span><text:span text:style-name="OrgSrcFontLockConstantFace">.\\</text:span><text:span text:style-name="OrgSrcFontLockStringFace">][<text:s/>\t]+"</text:span>)<text:s/>end<text:s/>t)</text:p>
      <text:p text:style-name="OrgSrcBlock"><text:s/><text:s/><text:s/><text:s/><text:s/><text:s/><text:s/><text:s/>(replace-match<text:s/>(concat<text:s/><text:span text:style-name="OrgSrcFontLockStringFace">"\\1"</text:span><text:s/>bullet)<text:s/>nil<text:s/>nil)</text:p>
      <text:p text:style-name="OrgSrcBlock"><text:s/><text:s/><text:s/><text:s/><text:s/><text:s/><text:s/><text:s/>(<text:span text:style-name="OrgSrcFontLockKeywordFace">setq</text:span><text:s/>end<text:s/>(-<text:s/>end<text:s/>len)))</text:p>
      <text:p text:style-name="OrgSrcBlock"><text:s/><text:s/><text:s/><text:s/><text:s/><text:s/>(goto-char<text:s/>begin))))</text:p>
      <text:p text:style-name="OrgSrcBlock"/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my-org-list-insert-itms-with-checkbox</text:span><text:s/>(begin<text:s/>end)</text:p>
      <text:p text:style-name="OrgSrcBlock"><text:s/><text:s/>(<text:span text:style-name="OrgSrcFontLockKeywordFace">interactive</text:span><text:s/><text:span text:style-name="OrgSrcFontLockStringFace">"r"</text:span>)</text:p>
      <text:p text:style-name="OrgSrcBlock"><text:s/><text:s/>(<text:span text:style-name="OrgSrcFontLockKeywordFace">when</text:span><text:s/>mark-active</text:p>
      <text:p text:style-name="OrgSrcBlock"><text:s/><text:s/><text:s/><text:s/>(<text:span text:style-name="OrgSrcFontLockKeywordFace">let*</text:span><text:s/>((bullet<text:s/><text:span text:style-name="OrgSrcFontLockStringFace">"<text:s/>-<text:s/>"</text:span>)</text:p>
      <text:p text:style-name="OrgSrcBlock"><text:s/><text:s/><text:s/><text:s/><text:s/><text:s/><text:s/><text:s/><text:s/><text:s/><text:s/>(checkbox<text:s/><text:span text:style-name="OrgSrcFontLockStringFace">"[<text:s/>]<text:s/>"</text:span>)</text:p>
      <text:p text:style-name="OrgSrcBlock"><text:s/><text:s/><text:s/><text:s/><text:s/><text:s/><text:s/><text:s/><text:s/><text:s/><text:s/>(blen<text:s/>(string-width<text:s/>bullet))</text:p>
      <text:p text:style-name="OrgSrcBlock"><text:s/><text:s/><text:s/><text:s/><text:s/><text:s/><text:s/><text:s/><text:s/><text:s/><text:s/>(clen<text:s/>(string-width<text:s/>checkbox)))</text:p>
      <text:p text:style-name="OrgSrcBlock"><text:s/><text:s/><text:s/><text:s/><text:s/><text:s/>(goto-char<text:s/>begin)</text:p>
      <text:p text:style-name="OrgSrcBlock"><text:s/><text:s/><text:s/><text:s/><text:s/><text:s/>(<text:span text:style-name="OrgSrcFontLockKeywordFace">while</text:span><text:s/>(<text:span text:style-name="OrgSrcFontLockKeywordFace">and</text:span><text:s/>(re-search-forward<text:s/>(concat<text:s/><text:span text:style-name="OrgSrcFontLockStringFace">"</text:span><text:span text:style-name="OrgSrcFontLockRegexpGroupingBackslash">\\</text:span><text:span text:style-name="OrgSrcFontLockRegexpGroupingConstruct">(</text:span><text:span text:style-name="OrgSrcFontLockStringFace">^[<text:s/>\t]*</text:span><text:span text:style-name="OrgSrcFontLockRegexpGroupingBackslash">\\</text:span><text:span text:style-name="OrgSrcFontLockRegexpGroupingConstruct">)</text:span><text:span text:style-name="OrgSrcFontLockStringFace">"</text:span>)<text:s/>end<text:s/>t)</text:p>
      <text:p text:style-name="OrgSrcBlock"><text:s/><text:s/><text:s/><text:s/><text:s/><text:s/><text:s/><text:s/><text:s/><text:s/><text:s/><text:s/><text:s/><text:s/><text:s/><text:s/><text:s/><text:s/>(not<text:s/>(equal<text:s/>(point)<text:s/>end)))</text:p>
      <text:p text:style-name="OrgSrcBlock"><text:s/><text:s/><text:s/><text:s/><text:s/><text:s/><text:s/><text:s/>(replace-match<text:s/>(concat<text:s/><text:span text:style-name="OrgSrcFontLockStringFace">"\\1"</text:span><text:s/>bullet<text:s/>checkbox)<text:s/>nil<text:s/>nil)</text:p>
      <text:p text:style-name="OrgSrcBlock"><text:s/><text:s/><text:s/><text:s/><text:s/><text:s/><text:s/><text:s/>(<text:span text:style-name="OrgSrcFontLockKeywordFace">setq</text:span><text:s/>end<text:s/>(+<text:s/>end<text:s/>blen<text:s/>clen)))</text:p>
      <text:p text:style-name="OrgSrcBlock"><text:s/><text:s/><text:s/><text:s/><text:s/><text:s/>(goto-char<text:s/>begin))))</text:p>
      <text:p text:style-name="OrgSrcBlock"/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my-org-list-delete-items-with-checkbox</text:span><text:s/>(begin<text:s/>end)</text:p>
      <text:p text:style-name="OrgSrcBlock"><text:s/><text:s/>(<text:span text:style-name="OrgSrcFontLockKeywordFace">interactive</text:span><text:s/><text:span text:style-name="OrgSrcFontLockStringFace">"r"</text:span>)</text:p>
      <text:p text:style-name="OrgSrcBlock"><text:s/><text:s/>(<text:span text:style-name="OrgSrcFontLockKeywordFace">when</text:span><text:s/>mark-active</text:p>
      <text:p text:style-name="OrgSrcBlock"><text:s/><text:s/><text:s/><text:s/>(<text:span text:style-name="OrgSrcFontLockKeywordFace">let*</text:span><text:s/>((bullet<text:s/><text:span text:style-name="OrgSrcFontLockStringFace">"-<text:s/>"</text:span>)</text:p>
      <text:p text:style-name="OrgSrcBlock"><text:s/><text:s/><text:s/><text:s/><text:s/><text:s/><text:s/><text:s/><text:s/><text:s/><text:s/>(checkbox<text:s/><text:span text:style-name="OrgSrcFontLockStringFace">"[<text:s/>]<text:s/>"</text:span>)</text:p>
      <text:p text:style-name="OrgSrcBlock"><text:s/><text:s/><text:s/><text:s/><text:s/><text:s/><text:s/><text:s/><text:s/><text:s/><text:s/>(blen<text:s/>(string-width<text:s/>bullet))</text:p>
      <text:p text:style-name="OrgSrcBlock"><text:s/><text:s/><text:s/><text:s/><text:s/><text:s/><text:s/><text:s/><text:s/><text:s/><text:s/>(clen<text:s/>(string-width<text:s/>checkbox)))</text:p>
      <text:p text:style-name="OrgSrcBlock"><text:s/><text:s/><text:s/><text:s/><text:s/><text:s/>(goto-char<text:s/>begin)</text:p>
      <text:p text:style-name="OrgSrcBlock"><text:s/><text:s/><text:s/><text:s/><text:s/><text:s/>(<text:span text:style-name="OrgSrcFontLockKeywordFace">while</text:span><text:s/>(re-search-forward</text:p>
      <text:p text:style-name="OrgSrcBlock"><text:s/><text:s/><text:s/><text:s/><text:s/><text:s/><text:s/><text:s/><text:s/><text:s/><text:s/><text:s/><text:s/><text:s/>(concat<text:s/><text:span text:style-name="OrgSrcFontLockStringFace">"</text:span><text:span text:style-name="OrgSrcFontLockRegexpGroupingBackslash">\\</text:span><text:span text:style-name="OrgSrcFontLockRegexpGroupingConstruct">(</text:span><text:span text:style-name="OrgSrcFontLockStringFace">^[<text:s/>\t]*</text:span><text:span text:style-name="OrgSrcFontLockRegexpGroupingBackslash">\\</text:span><text:span text:style-name="OrgSrcFontLockRegexpGroupingConstruct">)</text:span><text:span text:style-name="OrgSrcFontLockStringFace">"</text:span><text:s/>bullet<text:s/><text:span text:style-name="OrgSrcFontLockStringFace">"\\[</text:span><text:span text:style-name="OrgSrcFontLockConstantFace">.\\</text:span><text:span text:style-name="OrgSrcFontLockStringFace">][<text:s/>\t]+"</text:span>)<text:s/>end<text:s/>t)</text:p>
      <text:p text:style-name="OrgSrcBlock"><text:s/><text:s/><text:s/><text:s/><text:s/><text:s/><text:s/><text:s/>(replace-match<text:s/><text:span text:style-name="OrgSrcFontLockStringFace">""</text:span><text:s/>nil<text:s/>nil)</text:p>
      <text:p text:style-name="OrgSrcBlock"><text:s/><text:s/><text:s/><text:s/><text:s/><text:s/><text:s/><text:s/>(<text:span text:style-name="OrgSrcFontLockKeywordFace">setq</text:span><text:s/>end<text:s/>(-<text:s/>end<text:s/>blen<text:s/>clen)))</text:p>
      <text:p text:style-name="OrgSrcBlockLastLine"><text:s/><text:s/><text:s/><text:s/><text:s/><text:s/>(goto-char<text:s/>begin))))</text:p>
      <text:h text:style-name="Heading_20_2" text:outline-level="2" text:is-list-header="false">
<text:bookmark-start text:name="OrgXref.orgcdda86b"/>
<text:bookmark text:name="orgcdda86b"/><text:span text:style-name="OrgTodo">TODO</text:span> " - "と" - [ ] "をサイクルさせる
<text:bookmark-end text:name="OrgXref.orgcdda86b"/></text:h>
      <text:list text:style-name="OrgBulletedList" text:continue-numbering="false">
        <text:list-item>
          <text:p text:style-name="Text_20_body">ブリッツ行でないときは，ブリッツ化する．<text:line-break/></text:p>
        </text:list-item>
        <text:list-item>
          <text:p text:style-name="Text_20_body">ブリッツ行の場合は，チェックボックス付きに変更する．<text:line-break/></text:p>
        </text:list-item>
        <text:list-item>
          <text:p text:style-name="Text_20_body">チェックボックス付きブリッツ行の場合は，チェックボックスを取る．<text:line-break/></text:p>
        </text:list-item>
        <text:list-item>
          <text:p text:style-name="Text_20_body">引数付きで呼び出すと，チェックボックスの有無に依らずブリッツを取る．<text:line-break/></text:p>
        </text:list-item>
      </text:list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my-cycle-bullet-at-heading</text:span><text:s/>(arg)</text:p>
      <text:p text:style-name="OrgSrcBlock"><text:s/><text:s/><text:span text:style-name="OrgSrcFontLockDocFace">"Add<text:s/>a<text:s/>bullet<text:s/>of<text:s/>\"<text:s/>-<text:s/>\"<text:s/>if<text:s/>the<text:s/>line<text:s/>is<text:s/>NOT<text:s/>a<text:s/>bullet<text:s/>line."</text:span></text:p>
      <text:p text:style-name="OrgSrcBlock"><text:s/><text:s/>(<text:span text:style-name="OrgSrcFontLockKeywordFace">interactive</text:span><text:s/><text:span text:style-name="OrgSrcFontLockStringFace">"P"</text:span>)</text:p>
      <text:p text:style-name="OrgSrcBlock"><text:s/><text:s/>(<text:span text:style-name="OrgSrcFontLockKeywordFace">save-excursion</text:span></text:p>
      <text:p text:style-name="OrgSrcBlock"><text:s/><text:s/><text:s/><text:s/>(beginning-of-line)</text:p>
      <text:p text:style-name="OrgSrcBlock"><text:s/><text:s/><text:s/><text:s/>(<text:span text:style-name="OrgSrcFontLockKeywordFace">let</text:span><text:s/>((bullet<text:s/><text:span text:style-name="OrgSrcFontLockStringFace">"-<text:s/>"</text:span>)</text:p>
      <text:p text:style-name="OrgSrcBlock"><text:s/><text:s/><text:s/><text:s/><text:s/><text:s/><text:s/><text:s/><text:s/><text:s/>(point-at-eol<text:s/>(point-at-eol)))</text:p>
      <text:p text:style-name="OrgSrcBlock"><text:s/><text:s/><text:s/><text:s/><text:s/><text:s/>(<text:span text:style-name="OrgSrcFontLockKeywordFace">cond</text:span></text:p>
      <text:p text:style-name="OrgSrcBlock"><text:s/><text:s/><text:s/><text:s/><text:s/><text:s/><text:s/>((re-search-forward</text:p>
      <text:p text:style-name="OrgSrcBlock"><text:s/><text:s/><text:s/><text:s/><text:s/><text:s/><text:s/><text:s/><text:s/>(concat<text:s/><text:span text:style-name="OrgSrcFontLockStringFace">"</text:span><text:span text:style-name="OrgSrcFontLockRegexpGroupingBackslash">\\</text:span><text:span text:style-name="OrgSrcFontLockRegexpGroupingConstruct">(</text:span><text:span text:style-name="OrgSrcFontLockStringFace">^[<text:s/>\t]*</text:span><text:span text:style-name="OrgSrcFontLockRegexpGroupingBackslash">\\</text:span><text:span text:style-name="OrgSrcFontLockRegexpGroupingConstruct">)</text:span><text:span text:style-name="OrgSrcFontLockStringFace">"</text:span><text:s/>bullet<text:s/><text:span text:style-name="OrgSrcFontLockStringFace">"\\[</text:span><text:span text:style-name="OrgSrcFontLockConstantFace">.\\</text:span><text:span text:style-name="OrgSrcFontLockStringFace">][<text:s/>\t]+"</text:span>)<text:s/>point-at-eol<text:s/>t)</text:p>
      <text:p text:style-name="OrgSrcBlock"><text:s/><text:s/><text:s/><text:s/><text:s/><text:s/><text:s/><text:s/>(replace-match<text:s/>(<text:span text:style-name="OrgSrcFontLockKeywordFace">if</text:span><text:s/>arg<text:s/><text:span text:style-name="OrgSrcFontLockStringFace">""</text:span><text:s/>(concat<text:s/><text:span text:style-name="OrgSrcFontLockStringFace">"\\1"</text:span><text:s/>bullet))<text:s/>nil<text:s/>nil))</text:p>
      <text:p text:style-name="OrgSrcBlock"><text:s/><text:s/><text:s/><text:s/><text:s/><text:s/><text:s/>((re-search-forward</text:p>
      <text:p text:style-name="OrgSrcBlock"><text:s/><text:s/><text:s/><text:s/><text:s/><text:s/><text:s/><text:s/><text:s/>(concat<text:s/><text:span text:style-name="OrgSrcFontLockStringFace">"</text:span><text:span text:style-name="OrgSrcFontLockRegexpGroupingBackslash">\\</text:span><text:span text:style-name="OrgSrcFontLockRegexpGroupingConstruct">(</text:span><text:span text:style-name="OrgSrcFontLockStringFace">^[<text:s/>\t]*</text:span><text:span text:style-name="OrgSrcFontLockRegexpGroupingBackslash">\\</text:span><text:span text:style-name="OrgSrcFontLockRegexpGroupingConstruct">)</text:span><text:span text:style-name="OrgSrcFontLockStringFace">"</text:span><text:s/>bullet)<text:s/>point-at-eol<text:s/>t)</text:p>
      <text:p text:style-name="OrgSrcBlock"><text:s/><text:s/><text:s/><text:s/><text:s/><text:s/><text:s/><text:s/>(replace-match<text:s/>(<text:span text:style-name="OrgSrcFontLockKeywordFace">if</text:span><text:s/>arg<text:s/><text:span text:style-name="OrgSrcFontLockStringFace">""</text:span><text:s/>(concat<text:s/><text:span text:style-name="OrgSrcFontLockStringFace">"\\1"</text:span><text:s/>bullet<text:s/><text:span text:style-name="OrgSrcFontLockStringFace">"[<text:s/>]<text:s/>"</text:span>))<text:s/>nil<text:s/>nil))</text:p>
      <text:p text:style-name="OrgSrcBlock"><text:s/><text:s/><text:s/><text:s/><text:s/><text:s/><text:s/>((re-search-forward</text:p>
      <text:p text:style-name="OrgSrcBlock"><text:s/><text:s/><text:s/><text:s/><text:s/><text:s/><text:s/><text:s/><text:s/>(concat<text:s/><text:span text:style-name="OrgSrcFontLockStringFace">"</text:span><text:span text:style-name="OrgSrcFontLockRegexpGroupingBackslash">\\</text:span><text:span text:style-name="OrgSrcFontLockRegexpGroupingConstruct">(</text:span><text:span text:style-name="OrgSrcFontLockStringFace">^[<text:s/>\t]*</text:span><text:span text:style-name="OrgSrcFontLockRegexpGroupingBackslash">\\</text:span><text:span text:style-name="OrgSrcFontLockRegexpGroupingConstruct">)</text:span><text:span text:style-name="OrgSrcFontLockStringFace">"</text:span>)<text:s/>point-at-eol<text:s/>t)</text:p>
      <text:p text:style-name="OrgSrcBlock"><text:s/><text:s/><text:s/><text:s/><text:s/><text:s/><text:s/><text:s/>(replace-match</text:p>
      <text:p text:style-name="OrgSrcBlock"><text:s/><text:s/><text:s/><text:s/><text:s/><text:s/><text:s/><text:s/><text:s/>(concat<text:s/><text:span text:style-name="OrgSrcFontLockStringFace">"\\1<text:s/>"</text:span><text:s/>bullet)<text:s/>nil<text:s/>nil))</text:p>
      <text:p text:style-name="OrgSrcBlockLastLine"><text:s/><text:s/><text:s/><text:s/><text:s/><text:s/><text:s/>(t<text:s/>nil)))))</text:p>
      <text:h text:style-name="Heading_20_2" text:outline-level="2" text:is-list-header="false">
<text:bookmark-start text:name="OrgXref.org4ff349c"/>
<text:bookmark text:name="org4ff349c"/>その他
<text:bookmark-end text:name="OrgXref.org4ff349c"/></text:h>
      <text:p text:style-name="OrgSrcBlock"><text:span text:style-name="OrgSrcFontLockCommentDelimiterFace">;;;<text:s/></text:span><text:span text:style-name="OrgSrcFontLockCommentFace">Test<text:s/>function<text:s/>from<text:s/>GNU<text:s/>Emacs<text:s/>(O'REILLY,<text:s/>P.328)</text:span></text:p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count-words-buffer</text:span><text:s/>()</text:p>
      <text:p text:style-name="OrgSrcBlock"><text:s/><text:s/><text:span text:style-name="OrgSrcFontLockDocFace">"Count<text:s/>the<text:s/>number<text:s/>of<text:s/>words<text:s/>in<text:s/>the<text:s/>current<text:s/>buffer"</text:span>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save-excursion</text:span></text:p>
      <text:p text:style-name="OrgSrcBlock"><text:s/><text:s/><text:s/><text:s/>(<text:span text:style-name="OrgSrcFontLockKeywordFace">let</text:span><text:s/>((count<text:s/>0))</text:p>
      <text:p text:style-name="OrgSrcBlock"><text:s/><text:s/><text:s/><text:s/><text:s/><text:s/>(goto-char<text:s/>(point-min))</text:p>
      <text:p text:style-name="OrgSrcBlock"><text:s/><text:s/><text:s/><text:s/><text:s/><text:s/>(<text:span text:style-name="OrgSrcFontLockKeywordFace">while</text:span><text:s/>(&lt;<text:s/>(point)<text:s/>(point-max))</text:p>
      <text:p text:style-name="OrgSrcBlock"><text:s/><text:s/><text:s/><text:s/><text:s/><text:s/><text:s/><text:s/>(forward-word<text:s/>1)</text:p>
      <text:p text:style-name="OrgSrcBlock"><text:s/><text:s/><text:s/><text:s/><text:s/><text:s/><text:s/><text:s/>(<text:span text:style-name="OrgSrcFontLockKeywordFace">setq</text:span><text:s/>count<text:s/>(1+<text:s/>count)))</text:p>
      <text:p text:style-name="OrgSrcBlock"><text:s/><text:s/><text:s/><text:s/><text:s/><text:s/>(message<text:s/><text:span text:style-name="OrgSrcFontLockStringFace">"buffer<text:s/>contains<text:s/>%d<text:s/>words."</text:span><text:s/>count))))</text:p>
      <text:p text:style-name="OrgSrcBlock"/>
      <text:p text:style-name="OrgSrcBlock"><text:span text:style-name="OrgSrcFontLockCommentDelimiterFace">;;;<text:s/></text:span><text:span text:style-name="OrgSrcFontLockCommentFace">Test<text:s/>function<text:s/>for<text:s/>AppleScript</text:span></text:p>
      <text:p text:style-name="OrgSrcBlock"><text:span text:style-name="OrgSrcFontLockCommentDelimiterFace">;;;<text:s/></text:span><text:span text:style-name="OrgSrcFontLockCommentFace">Cite:<text:s/>http://sakito.jp/emacs/emacsobjectivec.html</text:span></text:p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do-test-applescript</text:span><text:s/>()</text:p>
      <text:p text:style-name="OrgSrcBlock"><text:s/><text:s/>(<text:span text:style-name="OrgSrcFontLockKeywordFace">interactive</text:span>)</text:p>
      <text:p text:style-name="OrgSrcBlock"><text:s/><text:s/>(do-applescript</text:p>
      <text:p text:style-name="OrgSrcBlock"><text:s/><text:s/><text:s/>(format</text:p>
      <text:p text:style-name="OrgSrcBlock"><text:s/><text:s/><text:s/><text:s/>(concat</text:p>
      <text:p text:style-name="OrgSrcBlock"><text:s/><text:s/><text:s/><text:s/><text:s/><text:span text:style-name="OrgSrcFontLockStringFace">"display<text:s/>dialog<text:s/>\"Hello<text:s/>world!\"<text:s/>\r"</text:span>))))</text:p>
      <text:p text:style-name="OrgSrcBlock"/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describe-timer</text:span><text:s/>()</text:p>
      <text:p text:style-name="OrgSrcBlock"><text:s/><text:s/><text:span text:style-name="OrgSrcFontLockDocFace">"see<text:s/>http://masutaka.net/chalow/2009-12-05-1.html"</text:span>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let</text:span><text:s/>((tl<text:s/>timer-list)<text:s/>time</text:p>
      <text:p text:style-name="OrgSrcBlock"><text:s/><text:s/><text:s/><text:s/><text:s/><text:s/><text:s/><text:s/>(timer<text:s/>nil))</text:p>
      <text:p text:style-name="OrgSrcBlock"><text:s/><text:s/><text:s/><text:s/>(pop-to-buffer<text:s/>(get-buffer-create<text:s/><text:span text:style-name="OrgSrcFontLockStringFace">"*timer*"</text:span>))</text:p>
      <text:p text:style-name="OrgSrcBlock"><text:s/><text:s/><text:s/><text:s/>(erase-buffer)</text:p>
      <text:p text:style-name="OrgSrcBlock"><text:s/><text:s/><text:s/><text:s/>(insert</text:p>
      <text:p text:style-name="OrgSrcBlock"><text:s/><text:s/><text:s/><text:s/><text:s/><text:span text:style-name="OrgSrcFontLockStringFace">"TIME<text:s/><text:s/><text:s/><text:s/><text:s/><text:s/><text:s/><text:s/><text:s/><text:s/><text:s/>FUNCTION\n"</text:span></text:p>
      <text:p text:style-name="OrgSrcBlock"><text:s/><text:s/><text:s/><text:s/><text:s/><text:span text:style-name="OrgSrcFontLockStringFace">"--------------<text:s/>----------------------\n"</text:span>)</text:p>
      <text:p text:style-name="OrgSrcBlock"><text:s/><text:s/><text:s/><text:s/>(<text:span text:style-name="OrgSrcFontLockKeywordFace">while</text:span><text:s/>tl</text:p>
      <text:p text:style-name="OrgSrcBlock"><text:s/><text:s/><text:s/><text:s/><text:s/><text:s/>(<text:span text:style-name="OrgSrcFontLockKeywordFace">setq</text:span><text:s/>timer<text:s/>(car<text:s/>tl))</text:p>
      <text:p text:style-name="OrgSrcBlock"><text:s/><text:s/><text:s/><text:s/><text:s/><text:s/>(insert</text:p>
      <text:p text:style-name="OrgSrcBlock"><text:s/><text:s/><text:s/><text:s/><text:s/><text:s/><text:s/>(concat</text:p>
      <text:p text:style-name="OrgSrcBlock"><text:s/><text:s/><text:s/><text:s/><text:s/><text:s/><text:s/><text:s/>(format-time-string<text:s/><text:span text:style-name="OrgSrcFontLockStringFace">"%m/%d<text:s/>%T"</text:span></text:p>
      <text:p text:style-name="OrgSrcBlock"><text:s/><text:s/><text:s/><text:s/><text:s/><text:s/><text:s/><text:s/><text:s/><text:s/><text:s/><text:s/><text:s/><text:s/><text:s/><text:s/><text:s/><text:s/><text:s/><text:s/><text:s/><text:s/><text:s/><text:s/><text:s/><text:s/><text:s/><text:s/>(list<text:s/>(aref<text:s/>timer<text:s/>1)</text:p>
      <text:p text:style-name="OrgSrcBlock"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(aref<text:s/>timer<text:s/>2)</text:p>
      <text:p text:style-name="OrgSrcBlock"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(aref<text:s/>timer<text:s/>3)))</text:p>
      <text:p text:style-name="OrgSrcBlock"><text:s/><text:s/><text:s/><text:s/><text:s/><text:s/><text:s/><text:s/><text:span text:style-name="OrgSrcFontLockStringFace">"<text:s/>"</text:span></text:p>
      <text:p text:style-name="OrgSrcBlock"><text:s/><text:s/><text:s/><text:s/><text:s/><text:s/><text:s/><text:s/>(symbol-name<text:s/>(aref<text:s/>timer<text:s/>5))</text:p>
      <text:p text:style-name="OrgSrcBlock"><text:s/><text:s/><text:s/><text:s/><text:s/><text:s/><text:s/><text:s/><text:span text:style-name="OrgSrcFontLockStringFace">"\n"</text:span>))</text:p>
      <text:p text:style-name="OrgSrcBlock"><text:s/><text:s/><text:s/><text:s/><text:s/><text:s/>(<text:span text:style-name="OrgSrcFontLockKeywordFace">setq</text:span><text:s/>tl<text:s/>(cdr<text:s/>tl)))</text:p>
      <text:p text:style-name="OrgSrcBlockLastLine"><text:s/><text:s/><text:s/><text:s/>(read-only-mode<text:s/>1)))</text:p>
      <text:h text:style-name="Heading_20_2" text:outline-level="2" text:is-list-header="false">
<text:bookmark-start text:name="OrgXref.org09f1b00"/>
<text:bookmark text:name="org09f1b00"/>XHTMLを利用したガントチャート生成<text:tab/><text:span text:style-name="OrgTags">[<text:span text:style-name="OrgTag">obsolete</text:span>]</text:span>
<text:bookmark-end text:name="OrgXref.org09f1b00"/></text:h>
      <text:p text:style-name="Text_20_body">最近使っていません．<text:line-break/></text:p>
      <text:p text:style-name="OrgSrcBlock">(<text:span text:style-name="OrgSrcFontLockKeywordFace">defcustom</text:span><text:s/><text:span text:style-name="OrgSrcFontLockVariableNameFace">my-auto-install-batch-list-el-url</text:span><text:s/>nil</text:p>
      <text:p text:style-name="OrgSrcBlock"><text:s/><text:s/><text:span text:style-name="OrgSrcFontLockDocFace">"URL<text:s/>of<text:s/>a<text:s/>auto-install-batch-list.el"</text:span></text:p>
      <text:p text:style-name="OrgSrcBlock"><text:s/><text:s/><text:span text:style-name="OrgSrcFontLockBuiltinFace">:type</text:span><text:s/>'string</text:p>
      <text:p text:style-name="OrgSrcBlock"><text:s/><text:s/><text:span text:style-name="OrgSrcFontLockBuiltinFace">:group</text:span><text:s/>'takaxp-utility)</text:p>
      <text:p text:style-name="OrgSrcBlock"/>
      <text:p text:style-name="OrgSrcBlock"><text:span text:style-name="OrgSrcFontLockCommentDelimiterFace">;;<text:s/></text:span><text:span text:style-name="OrgSrcFontLockCommentFace">Publish<text:s/>an<text:s/>xml<text:s/>file<text:s/>to<text:s/>show<text:s/>a<text:s/>Gantt<text:s/>Chart</text:span></text:p>
      <text:p text:style-name="OrgSrcBlock">(<text:span text:style-name="OrgSrcFontLockKeywordFace">defcustom</text:span><text:s/><text:span text:style-name="OrgSrcFontLockVariableNameFace">default-timeline-csv-file</text:span><text:s/>nil</text:p>
      <text:p text:style-name="OrgSrcBlock"><text:s/><text:s/><text:span text:style-name="OrgSrcFontLockDocFace">"source.csv"</text:span></text:p>
      <text:p text:style-name="OrgSrcBlock"><text:s/><text:s/><text:span text:style-name="OrgSrcFontLockBuiltinFace">:type</text:span><text:s/>'string</text:p>
      <text:p text:style-name="OrgSrcBlock"><text:s/><text:s/><text:span text:style-name="OrgSrcFontLockBuiltinFace">:group</text:span><text:s/>'takaxp-utility)</text:p>
      <text:p text:style-name="OrgSrcBlock"/>
      <text:p text:style-name="OrgSrcBlock">(<text:span text:style-name="OrgSrcFontLockKeywordFace">defcustom</text:span><text:s/><text:span text:style-name="OrgSrcFontLockVariableNameFace">default-timeline-xml-business-file</text:span><text:s/>nil</text:p>
      <text:p text:style-name="OrgSrcBlock"><text:s/><text:s/><text:span text:style-name="OrgSrcFontLockDocFace">"XML<text:s/>file<text:s/>for<text:s/>business<text:s/>schedule"</text:span></text:p>
      <text:p text:style-name="OrgSrcBlock"><text:s/><text:s/><text:span text:style-name="OrgSrcFontLockBuiltinFace">:type</text:span><text:s/>'string</text:p>
      <text:p text:style-name="OrgSrcBlock"><text:s/><text:s/><text:span text:style-name="OrgSrcFontLockBuiltinFace">:group</text:span><text:s/>'takaxp-utility)</text:p>
      <text:p text:style-name="OrgSrcBlock"/>
      <text:p text:style-name="OrgSrcBlock">(<text:span text:style-name="OrgSrcFontLockKeywordFace">defcustom</text:span><text:s/><text:span text:style-name="OrgSrcFontLockVariableNameFace">default-timeline-xml-private-file</text:span><text:s/>nil</text:p>
      <text:p text:style-name="OrgSrcBlock"><text:s/><text:s/><text:span text:style-name="OrgSrcFontLockDocFace">"XML<text:s/>file<text:s/>for<text:s/>private<text:s/>schedule"</text:span></text:p>
      <text:p text:style-name="OrgSrcBlock"><text:s/><text:s/><text:span text:style-name="OrgSrcFontLockBuiltinFace">:type</text:span><text:s/>'string</text:p>
      <text:p text:style-name="OrgSrcBlock"><text:s/><text:s/><text:span text:style-name="OrgSrcFontLockBuiltinFace">:group</text:span><text:s/>'takaxp-utility)</text:p>
      <text:p text:style-name="OrgSrcBlock"/>
      <text:p text:style-name="OrgSrcBlock">(<text:span text:style-name="OrgSrcFontLockKeywordFace">defcustom</text:span><text:s/><text:span text:style-name="OrgSrcFontLockVariableNameFace">default-timeline</text:span><text:s/>nil</text:p>
      <text:p text:style-name="OrgSrcBlock"><text:s/><text:s/><text:span text:style-name="OrgSrcFontLockDocFace">"a<text:s/>template<text:s/>index.html"</text:span></text:p>
      <text:p text:style-name="OrgSrcBlock"><text:s/><text:s/><text:span text:style-name="OrgSrcFontLockBuiltinFace">:type</text:span><text:s/>'string</text:p>
      <text:p text:style-name="OrgSrcBlock"><text:s/><text:s/><text:span text:style-name="OrgSrcFontLockBuiltinFace">:group</text:span><text:s/>'takaxp-utility)</text:p>
      <text:p text:style-name="OrgSrcBlock"/>
      <text:p text:style-name="OrgSrcBlock">(<text:span text:style-name="OrgSrcFontLockKeywordFace">defun</text:span><text:s/><text:span text:style-name="OrgSrcFontLockFunctionNameFace">export-timeline-business</text:span><text:s/>()</text:p>
      <text:p text:style-name="OrgSrcBlock"><text:s/><text:s/><text:span text:style-name="OrgSrcFontLockDocFace">"Export<text:s/>schedule<text:s/>table<text:s/>as<text:s/>an<text:s/>XML<text:s/>source<text:s/>to<text:s/>create<text:s/>an<text:s/>web<text:s/>page"</text:span>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when</text:span><text:s/>(<text:span text:style-name="OrgSrcFontLockKeywordFace">and</text:span><text:s/>default-timeline</text:p>
      <text:p text:style-name="OrgSrcBlock"><text:s/><text:s/><text:s/><text:s/><text:s/><text:s/><text:s/><text:s/><text:s/><text:s/><text:s/><text:s/><text:s/>(<text:span text:style-name="OrgSrcFontLockKeywordFace">and</text:span><text:s/>default-timeline-csv-file</text:p>
      <text:p text:style-name="OrgSrcBlock"><text:s/><text:s/><text:s/><text:s/><text:s/><text:s/><text:s/><text:s/><text:s/><text:s/><text:s/><text:s/><text:s/><text:s/><text:s/><text:s/><text:s/><text:s/>default-timeline-xml-business-file))</text:p>
      <text:p text:style-name="OrgSrcBlock"><text:s/><text:s/><text:s/><text:s/>(shell-command-to-string<text:s/>(concat<text:s/><text:span text:style-name="OrgSrcFontLockStringFace">"rm<text:s/>-f<text:s/>"</text:span><text:s/>default-timeline-csv-file))</text:p>
      <text:p text:style-name="OrgSrcBlock"><text:s/><text:s/><text:s/><text:s/>(org-table-export<text:s/>default-timeline-csv-file<text:s/><text:span text:style-name="OrgSrcFontLockStringFace">"orgtbl-to-csv"</text:span>)</text:p>
      <text:p text:style-name="OrgSrcBlock"><text:s/><text:s/><text:s/><text:s/>(shell-command-to-string<text:s/>(concat<text:s/><text:span text:style-name="OrgSrcFontLockStringFace">"org2gantt.pl<text:s/>&gt;<text:s/>"</text:span></text:p>
      <text:p text:style-name="OrgSrcBlock"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default-timeline-xml-business-file))</text:p>
      <text:p text:style-name="OrgSrcBlock"><text:s/><text:s/><text:s/><text:s/>(shell-command-to-string<text:s/>(concat<text:s/><text:span text:style-name="OrgSrcFontLockStringFace">"open<text:s/>"</text:span><text:s/>default-timeline))))</text:p>
      <text:p text:style-name="OrgSrcBlock"/>
      <text:p text:style-name="OrgSrcBlock">(<text:span text:style-name="OrgSrcFontLockKeywordFace">defun</text:span><text:s/><text:span text:style-name="OrgSrcFontLockFunctionNameFace">export-timeline-private</text:span><text:s/>()</text:p>
      <text:p text:style-name="OrgSrcBlock"><text:s/><text:s/><text:span text:style-name="OrgSrcFontLockDocFace">"Export<text:s/>schedule<text:s/>table<text:s/>as<text:s/>an<text:s/>XML<text:s/>source<text:s/>to<text:s/>create<text:s/>an<text:s/>web<text:s/>page"</text:span>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when</text:span><text:s/>(<text:span text:style-name="OrgSrcFontLockKeywordFace">and</text:span><text:s/>default-timeline</text:p>
      <text:p text:style-name="OrgSrcBlock"><text:s/><text:s/><text:s/><text:s/><text:s/><text:s/><text:s/><text:s/><text:s/><text:s/><text:s/><text:s/><text:s/>(<text:span text:style-name="OrgSrcFontLockKeywordFace">and</text:span><text:s/>default-timeline-csv-file</text:p>
      <text:p text:style-name="OrgSrcBlock"><text:s/><text:s/><text:s/><text:s/><text:s/><text:s/><text:s/><text:s/><text:s/><text:s/><text:s/><text:s/><text:s/><text:s/><text:s/><text:s/><text:s/><text:s/>default-timeline-xml-private-file))</text:p>
      <text:p text:style-name="OrgSrcBlock"><text:s/><text:s/><text:s/><text:s/>(shell-command-to-string<text:s/>(concat<text:s/><text:span text:style-name="OrgSrcFontLockStringFace">"rm<text:s/>-f<text:s/>"</text:span><text:s/>default-timeline-csv-file))</text:p>
      <text:p text:style-name="OrgSrcBlock"><text:s/><text:s/><text:s/><text:s/>(org-table-export<text:s/>default-timeline-csv-file<text:s/><text:span text:style-name="OrgSrcFontLockStringFace">"orgtbl-to-csv"</text:span>)</text:p>
      <text:p text:style-name="OrgSrcBlock"><text:s/><text:s/><text:s/><text:s/>(shell-command-to-string<text:s/>(concat<text:s/><text:span text:style-name="OrgSrcFontLockStringFace">"org2gantt.pl<text:s/>&gt;<text:s/>"</text:span></text:p>
      <text:p text:style-name="OrgSrcBlock"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default-timeline-xml-private-file))</text:p>
      <text:p text:style-name="OrgSrcBlockLastLine"><text:s/><text:s/><text:s/><text:s/>(shell-command-to-string<text:s/>(concat<text:s/><text:span text:style-name="OrgSrcFontLockStringFace">"open<text:s/>"</text:span><text:s/>default-timeline))))</text:p>
      <text:p text:style-name="OrgSrcBlockLastLine"/>
      <text:h text:style-name="Heading_20_2" text:outline-level="2" text:is-list-header="false">
<text:bookmark-start text:name="OrgXref.org89c40ab"/>
<text:bookmark text:name="org89c40ab"/>Auto-install をセットアップする<text:tab/><text:span text:style-name="OrgTags">[<text:span text:style-name="OrgTag">obsolete</text:span>]</text:span>
<text:bookmark-end text:name="OrgXref.org89c40ab"/></text:h>
      <text:p text:style-name="Text_20_body">いつも auto-install を使うわけではないので，必要時に <text:span text:style-name="OrgCode">init-auto-install</text:span> を実行してパラメータを設定してから auto-install でパッケージを取得するようにしています．cask+pallet 環境に移行してからは使っていません．<text:line-break/></text:p>
      <text:p text:style-name="OrgSrcBlock">(<text:span text:style-name="OrgSrcFontLockKeywordFace">defun</text:span><text:s/><text:span text:style-name="OrgSrcFontLockFunctionNameFace">init-auto-install</text:span><text:s/>()</text:p>
      <text:p text:style-name="OrgSrcBlock"><text:s/><text:s/><text:span text:style-name="OrgSrcFontLockDocFace">"Setup<text:s/>auto-install.el.</text:span></text:p>
      <text:p text:style-name="OrgSrcBlock"><text:span text:style-name="OrgSrcFontLockDocFace">1.<text:s/>Set<text:s/>my-auto-install-batch-list-el-url</text:span></text:p>
      <text:p text:style-name="OrgSrcBlock"><text:span text:style-name="OrgSrcFontLockDocFace">2.<text:s/>M-x<text:s/>init-auto-install</text:span></text:p>
      <text:p text:style-name="OrgSrcBlock"><text:span text:style-name="OrgSrcFontLockDocFace">3.<text:s/>M-x<text:s/>auto-install-batch<text:s/>hoge"</text:span>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when</text:span><text:s/>(<text:span text:style-name="OrgSrcFontLockKeywordFace">and</text:span><text:s/>(<text:span text:style-name="OrgSrcFontLockKeywordFace">require</text:span><text:s/>'<text:span text:style-name="OrgSrcFontLockConstantFace">auto-install</text:span><text:s/>nil<text:s/>t)</text:p>
      <text:p text:style-name="OrgSrcBlock"><text:s/><text:s/><text:s/><text:s/><text:s/><text:s/><text:s/><text:s/><text:s/><text:s/><text:s/><text:s/><text:s/>my-auto-install-batch-list-el-url)</text:p>
      <text:p text:style-name="OrgSrcBlock"><text:s/><text:s/><text:s/><text:s/>(<text:span text:style-name="OrgSrcFontLockKeywordFace">setq</text:span><text:s/>auto-install-batch-list-el-url<text:s/>my-auto-install-batch-list-el-url)</text:p>
      <text:p text:style-name="OrgSrcBlock"><text:s/><text:s/><text:s/><text:s/>(<text:span text:style-name="OrgSrcFontLockKeywordFace">setq</text:span><text:s/>auto-install-directory<text:s/>default-path)</text:p>
      <text:p text:style-name="OrgSrcBlock"><text:s/><text:s/><text:s/><text:s/>(<text:span text:style-name="OrgSrcFontLockKeywordFace">setq</text:span><text:s/>auto-install-wget-command<text:s/><text:span text:style-name="OrgSrcFontLockStringFace">"/opt/local/bin/wget"</text:span>)</text:p>
      <text:p text:style-name="OrgSrcBlock"><text:s/><text:s/><text:s/><text:s/>(auto-install-update-emacswiki-package-name<text:s/>t)</text:p>
      <text:p text:style-name="OrgSrcBlock"><text:s/><text:s/><text:s/><text:s/><text:span text:style-name="OrgSrcFontLockCommentDelimiterFace">;;<text:s/></text:span><text:span text:style-name="OrgSrcFontLockCommentFace">compatibility</text:span></text:p>
      <text:p text:style-name="OrgSrcBlockLastLine"><text:s/><text:s/><text:s/><text:s/>(auto-install-compatibility-setup)))<text:s/><text:span text:style-name="OrgSrcFontLockCommentDelimiterFace">;<text:s/></text:span><text:span text:style-name="OrgSrcFontLockCommentFace">for<text:s/>install-elisp<text:s/>users</text:span></text:p>
      <text:h text:style-name="Heading_20_2" text:outline-level="2" text:is-list-header="false">
<text:bookmark-start text:name="OrgXref.orgbfb11e8"/>
<text:bookmark text:name="orgbfb11e8"/>org-buffer を dokuwiki 形式に変換し，kill-ring に格納<text:tab/><text:span text:style-name="OrgTags">[<text:span text:style-name="OrgTag">obsolete</text:span>]</text:span>
<text:bookmark-end text:name="OrgXref.orgbfb11e8"/></text:h>
      <text:p text:style-name="Text_20_body">外部プログラム<text:a xlink:type="simple" xlink:href="https://gist.github.com/1369417">org2dokuwiki.pl</text:a>を使います．<text:line-break/></text:p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org2dokuwiki-cp-kill-ring</text:span><text:s/>()</text:p>
      <text:p text:style-name="OrgSrcBlock"><text:s/><text:s/><text:span text:style-name="OrgSrcFontLockDocFace">"Convert<text:s/>the<text:s/>current<text:s/>org-file<text:s/>to<text:s/>dokuwiki<text:s/>text,<text:s/>and<text:s/>copy<text:s/>it<text:s/>to<text:s/>kill-ring."</text:span>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when</text:span><text:s/>(eq<text:s/>major-mode<text:s/>'org-mode)</text:p>
      <text:p text:style-name="OrgSrcBlock"><text:s/><text:s/><text:s/><text:s/>(<text:span text:style-name="OrgSrcFontLockKeywordFace">cond</text:span><text:s/>(buffer-file-name</text:p>
      <text:p text:style-name="OrgSrcBlock"><text:s/><text:s/><text:s/><text:s/><text:s/><text:s/><text:s/><text:s/><text:s/><text:s/><text:s/>(kill-new</text:p>
      <text:p text:style-name="OrgSrcBlock"><text:s/><text:s/><text:s/><text:s/><text:s/><text:s/><text:s/><text:s/><text:s/><text:s/><text:s/><text:s/>(shell-command-to-string</text:p>
      <text:p text:style-name="OrgSrcBlock"><text:s/><text:s/><text:s/><text:s/><text:s/><text:s/><text:s/><text:s/><text:s/><text:s/><text:s/><text:s/><text:s/>(concat<text:s/><text:span text:style-name="OrgSrcFontLockStringFace">"cat<text:s/>"</text:span><text:s/>buffer-file-name<text:s/><text:span text:style-name="OrgSrcFontLockStringFace">"|<text:s/>perl<text:s/>"</text:span></text:p>
      <text:p text:style-name="OrgSrcBlock"><text:s/><text:s/><text:s/><text:s/><text:s/><text:s/><text:s/><text:s/><text:s/><text:s/><text:s/><text:s/><text:s/><text:s/><text:s/><text:s/><text:s/><text:s/><text:s/><text:s/><text:s/>(expand-file-name<text:s/><text:span text:style-name="OrgSrcFontLockStringFace">"~/Dropbox/scripts/org2dokuwiki.pl"</text:span>))))</text:p>
      <text:p text:style-name="OrgSrcBlock"><text:s/><text:s/><text:s/><text:s/><text:s/><text:s/><text:s/><text:s/><text:s/><text:s/><text:s/>(message<text:s/><text:span text:style-name="OrgSrcFontLockStringFace">"Copying<text:s/>%s<text:s/>...<text:s/>done"</text:span><text:s/>buffer-file-name)</text:p>
      <text:p text:style-name="OrgSrcBlock"><text:s/><text:s/><text:s/><text:s/><text:s/><text:s/><text:s/><text:s/><text:s/><text:s/><text:s/>(sit-for<text:s/>1.5)</text:p>
      <text:p text:style-name="OrgSrcBlock"><text:s/><text:s/><text:s/><text:s/><text:s/><text:s/><text:s/><text:s/><text:s/><text:s/><text:s/>(message<text:s/><text:span text:style-name="OrgSrcFontLockStringFace">""</text:span>))</text:p>
      <text:p text:style-name="OrgSrcBlockLastLine"><text:s/><text:s/><text:s/><text:s/><text:s/><text:s/><text:s/><text:s/><text:s/><text:s/>(t<text:s/>(message<text:s/><text:span text:style-name="OrgSrcFontLockStringFace">"There<text:s/>is<text:s/>NOT<text:s/>such<text:s/>a<text:s/>file."</text:span>)))))</text:p>
      <text:h text:style-name="Heading_20_1" text:outline-level="1" text:is-list-header="false">
<text:bookmark-start text:name="OrgXref.org8374a04"/>
<text:bookmark text:name="org8374a04"/>未設定／テスト中
<text:bookmark-end text:name="OrgXref.org8374a04"/></text:h>
      <text:h text:style-name="Heading_20_2" text:outline-level="2" text:is-list-header="false">
<text:bookmark-start text:name="OrgXref.orge52d82d"/>
<text:bookmark text:name="orge52d82d"/>UUID をファイル名にして所定のディレクトリにコピー／移動
<text:bookmark-end text:name="OrgXref.orge52d82d"/></text:h>
      <text:list text:style-name="OrgBulletedList" text:continue-numbering="false">
        <text:list-item>
          <text:p text:style-name="Text_20_body">すでに org-attach が存在するので用途が微妙に．．．<text:line-break/></text:p>
        </text:list-item>
      </text:list>
      <text:p text:style-name="OrgSrcBlock">(<text:span text:style-name="OrgSrcFontLockKeywordFace">defvar</text:span><text:s/><text:span text:style-name="OrgSrcFontLockVariableNameFace">org-att-global-directory</text:span><text:s/><text:span text:style-name="OrgSrcFontLockStringFace">"~/Dropbox/org/attachment/"</text:span>)</text:p>
      <text:p text:style-name="OrgSrcBlock">(<text:span text:style-name="OrgSrcFontLockKeywordFace">defun</text:span><text:s/><text:span text:style-name="OrgSrcFontLockFunctionNameFace">copy-file-with-uuid</text:span><text:s/>(input)</text:p>
      <text:p text:style-name="OrgSrcBlock"><text:s/><text:s/>(<text:span text:style-name="OrgSrcFontLockKeywordFace">interactive</text:span><text:s/><text:span text:style-name="OrgSrcFontLockStringFace">"FFile<text:s/>name:<text:s/>"</text:span>)</text:p>
      <text:p text:style-name="OrgSrcBlock"><text:s/><text:s/>(<text:span text:style-name="OrgSrcFontLockKeywordFace">if</text:span><text:s/>(file-exists-p<text:s/>input)</text:p>
      <text:p text:style-name="OrgSrcBlock"><text:s/><text:s/><text:s/><text:s/><text:s/><text:s/>(<text:span text:style-name="OrgSrcFontLockKeywordFace">let*</text:span><text:s/>((id<text:s/>(org-id-uuid))</text:p>
      <text:p text:style-name="OrgSrcBlock"><text:s/><text:s/><text:s/><text:s/><text:s/><text:s/><text:s/><text:s/><text:s/><text:s/><text:s/><text:s/><text:s/>(filename<text:s/>(expand-file-name<text:s/>input))</text:p>
      <text:p text:style-name="OrgSrcBlock"><text:s/><text:s/><text:s/><text:s/><text:s/><text:s/><text:s/><text:s/><text:s/><text:s/><text:s/><text:s/><text:s/>(directory<text:s/>(file-name-directory<text:s/>filename))</text:p>
      <text:p text:style-name="OrgSrcBlock"><text:s/><text:s/><text:s/><text:s/><text:s/><text:s/><text:s/><text:s/><text:s/><text:s/><text:s/><text:s/><text:s/>(extension<text:s/>(file-name-extension<text:s/>filename))</text:p>
      <text:p text:style-name="OrgSrcBlock"><text:s/><text:s/><text:s/><text:s/><text:s/><text:s/><text:s/><text:s/><text:s/><text:s/><text:s/><text:s/><text:s/>(output<text:s/>(concat<text:s/>org-att-global-directory<text:s/>id<text:s/><text:span text:style-name="OrgSrcFontLockStringFace">"."</text:span><text:s/>extension)))</text:p>
      <text:p text:style-name="OrgSrcBlock"><text:s/><text:s/><text:s/><text:s/><text:s/><text:s/><text:s/><text:s/>(copy-file<text:s/>filename<text:s/>output)</text:p>
      <text:p text:style-name="OrgSrcBlock"><text:s/><text:s/><text:s/><text:s/><text:s/><text:s/><text:s/><text:s/>(message<text:s/><text:span text:style-name="OrgSrcFontLockStringFace">"---<text:s/>Copied<text:s/>as<text:s/>%s<text:s/>"</text:span><text:s/>output)</text:p>
      <text:p text:style-name="OrgSrcBlock"><text:s/><text:s/><text:s/><text:s/><text:s/><text:s/><text:s/><text:s/>output)</text:p>
      <text:p text:style-name="OrgSrcBlock"><text:s/><text:s/><text:s/><text:s/>(message<text:s/><text:span text:style-name="OrgSrcFontLockStringFace">"---<text:s/>%s<text:s/>does<text:s/>NOT<text:s/>exist."</text:span><text:s/>input)</text:p>
      <text:p text:style-name="OrgSrcBlock"><text:s/><text:s/><text:s/><text:s/>nil))</text:p>
      <text:p text:style-name="OrgSrcBlock"/>
      <text:p text:style-name="OrgSrcBlock">(<text:span text:style-name="OrgSrcFontLockKeywordFace">defun</text:span><text:s/><text:span text:style-name="OrgSrcFontLockFunctionNameFace">rename-file-with-uuid</text:span><text:s/>(input)</text:p>
      <text:p text:style-name="OrgSrcBlock"><text:s/><text:s/>(<text:span text:style-name="OrgSrcFontLockKeywordFace">interactive</text:span><text:s/><text:span text:style-name="OrgSrcFontLockStringFace">"FFile<text:s/>name:<text:s/>"</text:span>)</text:p>
      <text:p text:style-name="OrgSrcBlock"><text:s/><text:s/>(<text:span text:style-name="OrgSrcFontLockKeywordFace">if</text:span><text:s/>(file-exists-p<text:s/>input)</text:p>
      <text:p text:style-name="OrgSrcBlock"><text:s/><text:s/><text:s/><text:s/><text:s/><text:s/>(<text:span text:style-name="OrgSrcFontLockKeywordFace">let*</text:span><text:s/>((id<text:s/>(org-id-uuid))</text:p>
      <text:p text:style-name="OrgSrcBlock"><text:s/><text:s/><text:s/><text:s/><text:s/><text:s/><text:s/><text:s/><text:s/><text:s/><text:s/><text:s/><text:s/>(filename<text:s/>(expand-file-name<text:s/>input))</text:p>
      <text:p text:style-name="OrgSrcBlock"><text:s/><text:s/><text:s/><text:s/><text:s/><text:s/><text:s/><text:s/><text:s/><text:s/><text:s/><text:s/><text:s/>(directory<text:s/>(file-name-directory<text:s/>filename))</text:p>
      <text:p text:style-name="OrgSrcBlock"><text:s/><text:s/><text:s/><text:s/><text:s/><text:s/><text:s/><text:s/><text:s/><text:s/><text:s/><text:s/><text:s/>(extension<text:s/>(file-name-extension<text:s/>filename))</text:p>
      <text:p text:style-name="OrgSrcBlock"><text:s/><text:s/><text:s/><text:s/><text:s/><text:s/><text:s/><text:s/><text:s/><text:s/><text:s/><text:s/><text:s/>(output<text:s/>(concat<text:s/>directory<text:s/>id<text:s/><text:span text:style-name="OrgSrcFontLockStringFace">"."</text:span><text:s/>extension)))</text:p>
      <text:p text:style-name="OrgSrcBlock"><text:s/><text:s/><text:s/><text:s/><text:s/><text:s/><text:s/><text:s/>(rename-file<text:s/>filename<text:s/>output)</text:p>
      <text:p text:style-name="OrgSrcBlock"><text:s/><text:s/><text:s/><text:s/><text:s/><text:s/><text:s/><text:s/>(message<text:s/><text:span text:style-name="OrgSrcFontLockStringFace">"---<text:s/>Renamed<text:s/>as<text:s/>%s<text:s/>"</text:span><text:s/>output)</text:p>
      <text:p text:style-name="OrgSrcBlock"><text:s/><text:s/><text:s/><text:s/><text:s/><text:s/><text:s/><text:s/>output)</text:p>
      <text:p text:style-name="OrgSrcBlock"><text:s/><text:s/><text:s/><text:s/>(message<text:s/><text:span text:style-name="OrgSrcFontLockStringFace">"---<text:s/>%s<text:s/>does<text:s/>NOT<text:s/>exist."</text:span><text:s/>input)</text:p>
      <text:p text:style-name="OrgSrcBlock"><text:s/><text:s/><text:s/><text:s/>nil))</text:p>
      <text:p text:style-name="OrgSrcBlock"/>
      <text:p text:style-name="OrgSrcBlock">(<text:span text:style-name="OrgSrcFontLockKeywordFace">defun</text:span><text:s/><text:span text:style-name="OrgSrcFontLockFunctionNameFace">org-link-uuid</text:span><text:s/>(input<text:s/><text:span text:style-name="OrgSrcFontLockTypeFace">&amp;optional</text:span><text:s/>overwrite)</text:p>
      <text:p text:style-name="OrgSrcBlock"><text:s/><text:s/>(<text:span text:style-name="OrgSrcFontLockKeywordFace">interactive</text:span><text:s/><text:span text:style-name="OrgSrcFontLockStringFace">"FFile<text:s/>name:<text:s/>"</text:span>)</text:p>
      <text:p text:style-name="OrgSrcBlock"><text:s/><text:s/>(<text:span text:style-name="OrgSrcFontLockKeywordFace">let</text:span><text:s/>((output</text:p>
      <text:p text:style-name="OrgSrcBlock"><text:s/><text:s/><text:s/><text:s/><text:s/><text:s/><text:s/><text:s/><text:s/>(<text:span text:style-name="OrgSrcFontLockKeywordFace">if</text:span><text:s/>overwrite</text:p>
      <text:p text:style-name="OrgSrcBlock"><text:s/><text:s/><text:s/><text:s/><text:s/><text:s/><text:s/><text:s/><text:s/><text:s/><text:s/><text:s/><text:s/>(rename-file-with-uuid<text:s/>input)</text:p>
      <text:p text:style-name="OrgSrcBlock"><text:s/><text:s/><text:s/><text:s/><text:s/><text:s/><text:s/><text:s/><text:s/><text:s/><text:s/>(copy-file-with-uuid<text:s/>input))))</text:p>
      <text:p text:style-name="OrgSrcBlock"><text:s/><text:s/><text:s/><text:s/>(<text:span text:style-name="OrgSrcFontLockKeywordFace">when</text:span><text:s/>output</text:p>
      <text:p text:style-name="OrgSrcBlock"><text:s/><text:s/><text:s/><text:s/><text:s/><text:s/>(insert<text:s/>(concat<text:s/><text:span text:style-name="OrgSrcFontLockStringFace">"[[file+sys:"</text:span><text:s/>output</text:p>
      <text:p text:style-name="OrgSrcBlockLastLine"><text:s/><text:s/><text:s/><text:s/><text:s/><text:s/><text:s/><text:s/><text:s/><text:s/><text:s/><text:s/><text:s/><text:s/><text:s/><text:s/><text:s/><text:s/><text:s/><text:s/><text:s/><text:s/><text:span text:style-name="OrgSrcFontLockStringFace">"]["</text:span><text:s/>(file-name-base<text:s/>input)<text:s/><text:span text:style-name="OrgSrcFontLockStringFace">"]]\n"</text:span>)))))</text:p>
      <text:h text:style-name="Heading_20_2" text:outline-level="2" text:is-list-header="false">
<text:bookmark-start text:name="OrgXref.org6dca5f5"/>
<text:bookmark text:name="org6dca5f5"/>byte-compile の警告を抑制する
<text:bookmark-end text:name="OrgXref.org6dca5f5"/></text:h>
      <text:p text:style-name="OrgSrcBlock"><text:span text:style-name="OrgSrcFontLockCommentDelimiterFace">;;<text:s/></text:span><text:span text:style-name="OrgSrcFontLockCommentFace">Avoid<text:s/>warning<text:s/>(for<text:s/>sense-region)</text:span></text:p>
      <text:p text:style-name="OrgSrcBlock"><text:span text:style-name="OrgSrcFontLockCommentDelimiterFace">;;<text:s/></text:span><text:span text:style-name="OrgSrcFontLockCommentFace">Warning:<text:s/>'mapcar'<text:s/>called<text:s/>for<text:s/>effect;<text:s/>use<text:s/>'mapc'<text:s/>or<text:s/>'dolist'<text:s/>insted</text:span></text:p>
      <text:p text:style-name="OrgSrcBlock">(<text:span text:style-name="OrgSrcFontLockKeywordFace">setq</text:span><text:s/>byte-compile-warnings</text:p>
      <text:p text:style-name="OrgSrcBlock"><text:s/><text:s/><text:s/><text:s/><text:s/><text:s/>'(free-vars<text:s/>unresolved<text:s/>callargs<text:s/>redefine<text:s/>obsolete<text:s/>noruntime</text:p>
      <text:p text:style-name="OrgSrcBlockLastLine"><text:s/><text:s/><text:s/><text:s/><text:s/><text:s/>cl-functions<text:s/>interactive-only<text:s/>make-local))</text:p>
      <text:h text:style-name="Heading_20_2" text:outline-level="2" text:is-list-header="false">
<text:bookmark-start text:name="OrgXref.orge7eca51"/>
<text:bookmark text:name="orge7eca51"/>[window-resizer.el] 分割したウィンドウサイズを変更する
<text:bookmark-end text:name="OrgXref.orge7eca51"/></text:h>
      <text:p text:style-name="Text_20_body"><text:a xlink:type="simple" xlink:href="http://d.hatena.ne.jp/khiker/20100119/window_resize">http://d.hatena.ne.jp/khiker/20100119/window_resize</text:a><text:line-break/></text:p>
      <text:p text:style-name="Text_20_body">以下の警告を参考に書き換えた．<text:line-break/></text:p>
      <text:p text:style-name="OrgSrcBlock">In<text:s/>my-window-resizer:</text:p>
      <text:p text:style-name="OrgSrcBlock">utility.el:333:23:Warning:<text:s/>`<text:span text:style-name="OrgSrcFontLockConstantFace">last-command-char</text:span>'<text:s/>is<text:s/>an<text:s/>obsolete<text:s/>variable<text:s/>(as<text:s/>of</text:p>
      <text:p text:style-name="OrgSrcBlockLastLine"><text:s/><text:s/><text:s/><text:s/>Emacs<text:s/>at<text:s/>least<text:s/>19.34)<text:span text:style-name="OrgSrcFontLockCommentDelimiterFace">;<text:s/></text:span><text:span text:style-name="OrgSrcFontLockCommentFace">use<text:s/>`</text:span><text:span text:style-name="OrgSrcFontLockConstantFace">last-command-event</text:span><text:span text:style-name="OrgSrcFontLockCommentFace">'<text:s/>instead.</text:span></text:p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my-window-resizer</text:span><text:s/>()</text:p>
      <text:p text:style-name="OrgSrcBlock"><text:s/><text:s/><text:span text:style-name="OrgSrcFontLockDocFace">"Control<text:s/>separated<text:s/>window<text:s/>size<text:s/>and<text:s/>position.</text:span></text:p>
      <text:p text:style-name="OrgSrcBlock"><text:span text:style-name="OrgSrcFontLockDocFace"><text:s/><text:s/><text:s/>Type<text:s/>{j,k,l,m}<text:s/>to<text:s/>adjust<text:s/>windows<text:s/>size."</text:span>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let</text:span><text:s/>((window-obj<text:s/>(selected-window))</text:p>
      <text:p text:style-name="OrgSrcBlock"><text:s/><text:s/><text:s/><text:s/><text:s/><text:s/><text:s/><text:s/>(current-width<text:s/>(window-width))</text:p>
      <text:p text:style-name="OrgSrcBlock"><text:s/><text:s/><text:s/><text:s/><text:s/><text:s/><text:s/><text:s/>(current-height<text:s/>(window-height))</text:p>
      <text:p text:style-name="OrgSrcBlock"><text:s/><text:s/><text:s/><text:s/><text:s/><text:s/><text:s/><text:s/>(dx<text:s/>(<text:span text:style-name="OrgSrcFontLockKeywordFace">if</text:span><text:s/>(=<text:s/>(nth<text:s/>0<text:s/>(window-edges))<text:s/>0)<text:s/>1</text:p>
      <text:p text:style-name="OrgSrcBlock"><text:s/><text:s/><text:s/><text:s/><text:s/><text:s/><text:s/><text:s/><text:s/><text:s/><text:s/><text:s/><text:s/><text:s/>-1))</text:p>
      <text:p text:style-name="OrgSrcBlock"><text:s/><text:s/><text:s/><text:s/><text:s/><text:s/><text:s/><text:s/>(dy<text:s/>(<text:span text:style-name="OrgSrcFontLockKeywordFace">if</text:span><text:s/>(=<text:s/>(nth<text:s/>1<text:s/>(window-edges))<text:s/>0)<text:s/>1</text:p>
      <text:p text:style-name="OrgSrcBlock"><text:s/><text:s/><text:s/><text:s/><text:s/><text:s/><text:s/><text:s/><text:s/><text:s/><text:s/><text:s/><text:s/><text:s/>-1))</text:p>
      <text:p text:style-name="OrgSrcBlock"><text:s/><text:s/><text:s/><text:s/><text:s/><text:s/><text:s/><text:s/>action<text:s/>c)</text:p>
      <text:p text:style-name="OrgSrcBlock"><text:s/><text:s/><text:s/><text:s/>(<text:span text:style-name="OrgSrcFontLockKeywordFace">catch</text:span><text:s/>'<text:span text:style-name="OrgSrcFontLockConstantFace">end-flag</text:span></text:p>
      <text:p text:style-name="OrgSrcBlock"><text:s/><text:s/><text:s/><text:s/><text:s/><text:s/>(<text:span text:style-name="OrgSrcFontLockKeywordFace">while</text:span><text:s/>t</text:p>
      <text:p text:style-name="OrgSrcBlock"><text:s/><text:s/><text:s/><text:s/><text:s/><text:s/><text:s/><text:s/>(<text:span text:style-name="OrgSrcFontLockKeywordFace">setq</text:span><text:s/>action</text:p>
      <text:p text:style-name="OrgSrcBlock"><text:s/><text:s/><text:s/><text:s/><text:s/><text:s/><text:s/><text:s/><text:s/><text:s/><text:s/><text:s/><text:s/><text:s/>(read-key-sequence-vector<text:s/>(format<text:s/><text:span text:style-name="OrgSrcFontLockStringFace">"size[%dx%d]"</text:span></text:p>
      <text:p text:style-name="OrgSrcBlock"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(window-width)</text:p>
      <text:p text:style-name="OrgSrcBlock"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(window-height))))</text:p>
      <text:p text:style-name="OrgSrcBlock"><text:s/><text:s/><text:s/><text:s/><text:s/><text:s/><text:s/><text:s/>(<text:span text:style-name="OrgSrcFontLockKeywordFace">setq</text:span><text:s/>c<text:s/>(aref<text:s/>action<text:s/>0))</text:p>
      <text:p text:style-name="OrgSrcBlock"><text:s/><text:s/><text:s/><text:s/><text:s/><text:s/><text:s/><text:s/>(<text:span text:style-name="OrgSrcFontLockKeywordFace">cond</text:span><text:s/>((=<text:s/>c<text:s/>?l)</text:p>
      <text:p text:style-name="OrgSrcBlock"><text:s/><text:s/><text:s/><text:s/><text:s/><text:s/><text:s/><text:s/><text:s/><text:s/><text:s/><text:s/><text:s/><text:s/><text:s/>(enlarge-window-horizontally<text:s/>dx))</text:p>
      <text:p text:style-name="OrgSrcBlock"><text:s/><text:s/><text:s/><text:s/><text:s/><text:s/><text:s/><text:s/><text:s/><text:s/><text:s/><text:s/><text:s/><text:s/>((=<text:s/>c<text:s/>?h)</text:p>
      <text:p text:style-name="OrgSrcBlock"><text:s/><text:s/><text:s/><text:s/><text:s/><text:s/><text:s/><text:s/><text:s/><text:s/><text:s/><text:s/><text:s/><text:s/><text:s/>(shrink-window-horizontally<text:s/>dx))</text:p>
      <text:p text:style-name="OrgSrcBlock"><text:s/><text:s/><text:s/><text:s/><text:s/><text:s/><text:s/><text:s/><text:s/><text:s/><text:s/><text:s/><text:s/><text:s/>((=<text:s/>c<text:s/>?j)</text:p>
      <text:p text:style-name="OrgSrcBlock"><text:s/><text:s/><text:s/><text:s/><text:s/><text:s/><text:s/><text:s/><text:s/><text:s/><text:s/><text:s/><text:s/><text:s/><text:s/>(enlarge-window<text:s/>dy))</text:p>
      <text:p text:style-name="OrgSrcBlock"><text:s/><text:s/><text:s/><text:s/><text:s/><text:s/><text:s/><text:s/><text:s/><text:s/><text:s/><text:s/><text:s/><text:s/>((=<text:s/>c<text:s/>?k)</text:p>
      <text:p text:style-name="OrgSrcBlock"><text:s/><text:s/><text:s/><text:s/><text:s/><text:s/><text:s/><text:s/><text:s/><text:s/><text:s/><text:s/><text:s/><text:s/><text:s/>(shrink-window<text:s/>dy))</text:p>
      <text:p text:style-name="OrgSrcBlock"><text:s/><text:s/><text:s/><text:s/><text:s/><text:s/><text:s/><text:s/><text:s/><text:s/><text:s/><text:s/><text:s/><text:s/><text:span text:style-name="OrgSrcFontLockCommentDelimiterFace">;;<text:s/></text:span><text:span text:style-name="OrgSrcFontLockCommentFace">otherwise</text:span></text:p>
      <text:p text:style-name="OrgSrcBlock"><text:s/><text:s/><text:s/><text:s/><text:s/><text:s/><text:s/><text:s/><text:s/><text:s/><text:s/><text:s/><text:s/><text:s/>(t</text:p>
      <text:p text:style-name="OrgSrcBlock"><text:s/><text:s/><text:s/><text:s/><text:s/><text:s/><text:s/><text:s/><text:s/><text:s/><text:s/><text:s/><text:s/><text:s/><text:s/>(<text:span text:style-name="OrgSrcFontLockKeywordFace">let</text:span><text:s/>((last-command-event<text:s/>(aref<text:s/>action<text:s/>0))</text:p>
      <text:p text:style-name="OrgSrcBlock"><text:s/><text:s/><text:s/><text:s/><text:s/><text:s/><text:s/><text:s/><text:s/><text:s/><text:s/><text:s/><text:s/><text:s/><text:s/><text:s/><text:s/><text:s/><text:s/><text:s/><text:s/>(command<text:s/>(key-binding<text:s/>action)))</text:p>
      <text:p text:style-name="OrgSrcBlock"><text:s/><text:s/><text:s/><text:s/><text:s/><text:s/><text:s/><text:s/><text:s/><text:s/><text:s/><text:s/><text:s/><text:s/><text:s/><text:s/><text:s/>(<text:span text:style-name="OrgSrcFontLockKeywordFace">when</text:span><text:s/>command</text:p>
      <text:p text:style-name="OrgSrcBlock"><text:s/><text:s/><text:s/><text:s/><text:s/><text:s/><text:s/><text:s/><text:s/><text:s/><text:s/><text:s/><text:s/><text:s/><text:s/><text:s/><text:s/><text:s/><text:s/>(call-interactively<text:s/>command)))</text:p>
      <text:p text:style-name="OrgSrcBlock"><text:s/><text:s/><text:s/><text:s/><text:s/><text:s/><text:s/><text:s/><text:s/><text:s/><text:s/><text:s/><text:s/><text:s/><text:s/>(message<text:s/><text:span text:style-name="OrgSrcFontLockStringFace">"Quit"</text:span>)</text:p>
      <text:p text:style-name="OrgSrcBlockLastLine"><text:s/><text:s/><text:s/><text:s/><text:s/><text:s/><text:s/><text:s/><text:s/><text:s/><text:s/><text:s/><text:s/><text:s/><text:s/>(<text:span text:style-name="OrgSrcFontLockKeywordFace">throw</text:span><text:s/>'<text:span text:style-name="OrgSrcFontLockConstantFace">end-flag</text:span><text:s/>t)))))))</text:p>
      <text:h text:style-name="Heading_20_2" text:outline-level="2" text:is-list-header="false">
<text:bookmark-start text:name="OrgXref.org43eb78d"/>
<text:bookmark text:name="org43eb78d"/>[idle-requie]
<text:bookmark-end text:name="OrgXref.org43eb78d"/></text:h>
      <text:p text:style-name="OrgSrcBlock">(<text:span text:style-name="OrgSrcFontLockKeywordFace">require</text:span><text:s/>'<text:span text:style-name="OrgSrcFontLockConstantFace">idle-require</text:span>)</text:p>
      <text:p text:style-name="OrgSrcBlockLastLine">(idle-require-mode<text:s/>1)</text:p>
      <text:h text:style-name="Heading_20_2" text:outline-level="2" text:is-list-header="false">
<text:bookmark-start text:name="OrgXref.orga5985e4"/>
<text:bookmark text:name="orga5985e4"/>[pdf-preview]
<text:bookmark-end text:name="OrgXref.orga5985e4"/></text:h>
      <text:p text:style-name="OrgSrcBlockLastLine">(<text:span text:style-name="OrgSrcFontLockKeywordFace">require</text:span><text:s/>'<text:span text:style-name="OrgSrcFontLockConstantFace">pdf-preview</text:span>)</text:p>
      <text:h text:style-name="Heading_20_2" text:outline-level="2" text:is-list-header="false">
<text:bookmark-start text:name="OrgXref.org9a27e66"/>
<text:bookmark text:name="org9a27e66"/>[EasyPG]
<text:bookmark-end text:name="OrgXref.org9a27e66"/></text:h>
      <text:p text:style-name="OrgSrcBlock">(<text:span text:style-name="OrgSrcFontLockKeywordFace">when</text:span><text:s/>(<text:span text:style-name="OrgSrcFontLockKeywordFace">require</text:span><text:s/>'<text:span text:style-name="OrgSrcFontLockConstantFace">epa-setup</text:span><text:s/>nil<text:s/>t)</text:p>
      <text:p text:style-name="OrgSrcBlockLastLine"><text:s/><text:s/>(epa-file-enable))</text:p>
      <text:h text:style-name="Heading_20_2" text:outline-level="2" text:is-list-header="false">
<text:bookmark-start text:name="OrgXref.org8b0d880"/>
<text:bookmark text:name="org8b0d880"/>[eblook]
<text:bookmark-end text:name="OrgXref.org8b0d880"/></text:h>
      <text:p text:style-name="OrgSrcBlock"><text:span text:style-name="OrgSrcFontLockCommentDelimiterFace">;;<text:s/></text:span><text:span text:style-name="OrgSrcFontLockCommentFace">eblook</text:span></text:p>
      <text:p text:style-name="OrgSrcBlock">(<text:span text:style-name="OrgSrcFontLockKeywordFace">when</text:span><text:s/>(<text:span text:style-name="OrgSrcFontLockKeywordFace">require</text:span><text:s/>'<text:span text:style-name="OrgSrcFontLockConstantFace">eblook</text:span><text:s/>nil<text:s/>t)</text:p>
      <text:p text:style-name="OrgSrcBlock"><text:s/><text:s/>(autoload<text:s/>'edict-search-english<text:s/><text:span text:style-name="OrgSrcFontLockStringFace">"edic"</text:span></text:p>
      <text:p text:style-name="OrgSrcBlock"><text:s/><text:s/><text:s/><text:s/><text:span text:style-name="OrgSrcFontLockDocFace">"Search<text:s/>for<text:s/>a<text:s/>translation<text:s/>of<text:s/>an<text:s/>English<text:s/>word"</text:span><text:s/>t)</text:p>
      <text:p text:style-name="OrgSrcBlock"><text:s/><text:s/>(autoload<text:s/>'edict-search-kanji<text:s/><text:span text:style-name="OrgSrcFontLockStringFace">"edict"</text:span></text:p>
      <text:p text:style-name="OrgSrcBlock"><text:s/><text:s/><text:s/><text:s/><text:span text:style-name="OrgSrcFontLockDocFace">"Search<text:s/>for<text:s/>a<text:s/>translation<text:s/>of<text:s/>a<text:s/>Kanji<text:s/>sequence"</text:span><text:s/>t)</text:p>
      <text:p text:style-name="OrgSrcBlock"><text:s/><text:s/>(<text:span text:style-name="OrgSrcFontLockKeywordFace">setq</text:span><text:s/>*edict-files*<text:s/>'(<text:span text:style-name="OrgSrcFontLockStringFace">"/Users/taka/Dropbox/Dic/LDOCE4"</text:span>))</text:p>
      <text:p text:style-name="OrgSrcBlockLastLine"><text:s/><text:s/>(<text:span text:style-name="OrgSrcFontLockKeywordFace">setq</text:span><text:s/>*edict-files*<text:s/>'(<text:span text:style-name="OrgSrcFontLockStringFace">"/Users/taka/Downloads/edict/edict"</text:span>)))</text:p>
      <text:h text:style-name="Heading_20_2" text:outline-level="2" text:is-list-header="false">
<text:bookmark-start text:name="OrgXref.org5069ec5"/>
<text:bookmark text:name="org5069ec5"/>[iBuffer]
<text:bookmark-end text:name="OrgXref.org5069ec5"/></text:h>
      <text:p text:style-name="Text_20_body">iBuffer で list-buffers をオーバーライド（C-x C-b で表示）<text:line-break/></text:p>
      <text:p text:style-name="OrgSrcBlockLastLine">(<text:span text:style-name="OrgSrcFontLockKeywordFace">defalias</text:span><text:s/>'<text:span text:style-name="OrgSrcFontLockFunctionNameFace">list-buffers</text:span><text:s/>'ibuffer)</text:p>
      <text:h text:style-name="Heading_20_2" text:outline-level="2" text:is-list-header="false">
<text:bookmark-start text:name="OrgXref.orgda1b1f4"/>
<text:bookmark text:name="orgda1b1f4"/>キーバインド
<text:bookmark-end text:name="OrgXref.orgda1b1f4"/></text:h>
      <text:p text:style-name="OrgSrcBlock"><text:span text:style-name="OrgSrcFontLockCommentDelimiterFace">;;<text:s/></text:span><text:span text:style-name="OrgSrcFontLockCommentFace">Multiple<text:s/>combination</text:span></text:p>
      <text:p text:style-name="OrgSrcBlock"><text:span text:style-name="OrgSrcFontLockCommentDelimiterFace">;<text:s/></text:span><text:span text:style-name="OrgSrcFontLockCommentFace">Editing<text:s/>with<text:s/>a<text:s/>rectangle<text:s/>region</text:span></text:p>
      <text:p text:style-name="OrgSrcBlock">(global-set-key<text:s/>(kbd<text:s/><text:span text:style-name="OrgSrcFontLockStringFace">"C-x<text:s/>r<text:s/>C-SPC"</text:span>)<text:s/>'rm-set-mark)</text:p>
      <text:p text:style-name="OrgSrcBlock">(global-set-key<text:s/>(kbd<text:s/><text:span text:style-name="OrgSrcFontLockStringFace">"C-x<text:s/>r<text:s/>C-x"</text:span>)<text:s/>'rm-exchange-point-and-mark)</text:p>
      <text:p text:style-name="OrgSrcBlock">(global-set-key<text:s/>(kbd<text:s/><text:span text:style-name="OrgSrcFontLockStringFace">"C-x<text:s/>r<text:s/>C-w"</text:span>)<text:s/>'rm-kill-region)</text:p>
      <text:p text:style-name="OrgSrcBlockLastLine">(global-set-key<text:s/>(kbd<text:s/><text:span text:style-name="OrgSrcFontLockStringFace">"C-x<text:s/>r<text:s/>M-w"</text:span>)<text:s/>'rm-kill-ring-save)</text:p>
      <text:h text:style-name="Heading_20_1" text:outline-level="1" text:is-list-header="false">
<text:bookmark-start text:name="OrgXref.org46a7c16"/>
<text:bookmark text:name="org46a7c16"/>provide
<text:bookmark-end text:name="OrgXref.org46a7c16"/></text:h>
      <text:p text:style-name="Text_20_body">以上です．<text:line-break/></text:p>
    </office:text>
  </office:body>
</office:document-content>
</file>

<file path=styles.xml><?xml version="1.0" encoding="utf-8"?>
<!-- See etc/org/README for copyright information 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!-- Outline numbering -->
    <text:outline-style style:name="OrgOutline">
      <text:outline-level-style text:level="1" style:num-suffix=".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suffix=". " style:num-format="1" text:display-levels="4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suffix=". " style:num-format="1" text:display-levels="5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suffix=". " style:num-format="1" text:display-levels="6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suffix=". " style:num-format="1" text:display-levels="7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suffix=". " style:num-format="1" text:display-levels="8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suffix=". " style:num-format="1" text:display-levels="9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suffix=". " style:num-format="1" text:display-levels="10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>
        <style:tab-stops>
          <style:tab-stop style:position="17cm" style:type="right"/>
        </style:tab-stops>
      </style:paragraph-properties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_unnumbered" style:family="paragraph" style:parent-style-name="Heading_20_1" style:list-style-name="">
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2_unnumbered" style:family="paragraph" style:parent-style-name="Heading_20_2" style:list-style-name="">
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3_unnumbered" style:family="paragraph" style:parent-style-name="Heading_20_3" style:list-style-name="">
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4_unnumbered" style:family="paragraph" style:parent-style-name="Heading_20_4" style:list-style-name="">
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5_unnumbered" style:family="paragraph" style:parent-style-name="Heading_20_5" style:list-style-name="">
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6_unnumbered" style:family="paragraph" style:parent-style-name="Heading_20_6" style:list-style-name="">
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7_unnumbered" style:family="paragraph" style:parent-style-name="Heading_20_7" style:list-style-name="">
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8_unnumbered" style:family="paragraph" style:parent-style-name="Heading_20_8" style:list-style-name="">
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9_unnumbered" style:family="paragraph" style:parent-style-name="Heading_20_9" style:list-style-name=""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0_unnumbered" style:family="paragraph" style:parent-style-name="Heading_20_10" style:list-style-name="">
  </style:style>
    <style:style style:name="Heading_20_1.title" style:display-name="Heading 1.title" style:family="paragraph" style:parent-style-name="Heading_20_1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cm" fo:margin-bottom="0cm"/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cm" fo:margin-bottom="0cm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OrgFootnoteQuotations" style:family="paragraph" style:parent-style-name="Footnote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OrgVerse" style:family="paragraph" style:parent-style-name="Preformatted_20_Text">
      <style:paragraph-properties fo:background-color="transparent" fo:padding="0cm" fo:border="none" style:shadow="none">
        <style:background-image/>
      </style:paragraph-properties>
    </style:style>
    <style:style style:name="OrgClock" style:family="paragraph" style:parent-style-name="Text_20_body">
      <style:paragraph-properties fo:margin-top="0cm" fo:margin-bottom="0cm"/>
    </style:style>
    <style:style style:name="OrgClockLastLine" style:family="paragraph" style:parent-style-name="OrgClock"/>
    <style:style style:name="OrgPlanning" style:family="paragraph" style:parent-style-name="Text_20_body"/>
    <!-- Fixed width block -->
    <style:style style:name="OrgFixedWidthBlock" style:family="paragraph" style:parent-style-name="Preformatted_20_Text">
      <style:paragraph-properties fo:background-color="#c0c0c0" fo:padding="0.049cm" fo:border="0.06pt solid #000000" style:shadow="none">
        <style:background-image/>
      </style:paragraph-properties>
    </style:style>
    <style:style style:name="OrgFixedWidthBlockLastLine" style:family="paragraph" style:parent-style-name="OrgFixedWidthBlock">
      <style:paragraph-properties fo:margin-top="0cm" fo:margin-bottom="0.21cm"/>
    </style:style>
    <style:style style:name="OrgFormula" style:family="paragraph" style:parent-style-name="Text_20_body">
      <style:paragraph-properties>
        <style:tab-stops>
          <style:tab-stop style:position="17cm" style:type="right"/>
        </style:tab-stops>
      </style:paragraph-properties>
    </style:style>
    <style:style style:name="OrgSrcBlockLastLine" style:family="paragraph" style:parent-style-name="OrgSrcBlock">
      <style:paragraph-properties fo:margin-top="0cm" fo:margin-bottom="0.21cm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left" style:justify-single-word="false"/>
    </style:style>
    <style:style style:name="OrgTableHeadingRight" style:family="paragraph" style:parent-style-name="OrgTableHeading">
      <style:paragraph-properties fo:text-align="right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left" style:justify-single-word="false"/>
    </style:style>
    <style:style style:name="OrgTableContentsRight" style:family="paragraph" style:parent-style-name="OrgTableContents">
      <style:paragraph-properties fo:text-align="right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cm" fo:margin-right="0cm" fo:text-indent="0cm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21cm" style:page-number="auto" fo:padding="0cm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/>
    </style:style>
    <style:style style:name="Source_20_Text" style:display-name="Source Text" style:family="text">
      <style:text-properties style:font-name="Courier New" fo:background-color="transparent" style:font-name-asian="NSimSun" style:font-name-complex="Courier New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background-color="transparent" style:font-name-asian="NSimSun" style:font-name-complex="Courier New"/>
    </style:style>
    <style:style style:name="OrgCode" style:family="text" style:parent-style-name="Source_20_Text"/>
    <!-- BEGIN: Org Agenda Styles --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display-name="OrgTimestamp" style:family="text">
      <style:text-properties style:font-name="Courier New" fo:background-color="transparent" style:font-name-asian="NSimSun" style:font-name-complex="Courier New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number:date-style style:name="OrgDate" number:automatic-order="true">
      <number:day number:style="long"/>
      <number:text>/</number:text>
      <number:month number:style="long"/>
      <number:text>/</number:text>
      <number:year number:style="long"/>
    </number:date-style>
    <!-- END: Org Agenda Styles --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!-- Simple Images   -->
    <style:style style:name="OrgDisplayImage" style:family="graphic" style:parent-style-name="Graphics">
      <style:graphic-properties text:anchor-type="paragraph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fo:margin-top="0.21cm" fo:margin-bottom="0.21cm" style:vertical-pos="middle" style:vertical-rel="page" style:horizontal-pos="center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!-- Captioned Images  -->
    <style:style style:name="OrgCaptionedImage" style:family="graphic" style:parent-style-name="Graphics">
      <style:graphic-properties style:rel-width="100%" text:anchor-type="paragraph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/>
    </style:style>
    <style:style style:name="OrgImageCaptionFrame" style:family="graphic" style:parent-style-name="Frame">
      <style:graphic-properties text:anchor-type="paragraph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PageImageCaptionFrame" style:family="graphic" style:parent-style-name="Frame">
      <style:graphic-properties text:anchor-type="paragraph" fo:margin-left="0cm" fo:margin-right="0cm" fo:margin-top="0.21cm" fo:margin-bottom="0.21cm" style:wrap="none" style:vertical-pos="middle" style:vertical-rel="page" style:horizontal-pos="center" style:horizontal-rel="page" fo:background-color="transparent" style:background-transparency="100%" fo:padding="0cm" fo:border="none" style:shadow="none">
        <style:background-image/>
      </style:graphic-properties>
    </style:style>
    <!-- Inlined Images -->
    <style:style style:name="OrgInlineImage" style:family="graphic" style:parent-style-name="Graphics">
      <style:graphic-properties text:anchor-type="as-char" style:vertical-pos="top" style:vertical-rel="baseline" style:horizontal-pos="center" style:horizontal-rel="paragraph"/>
    </style:style>
    <!-- Inline Formula -->
    <style:style style:name="OrgFormula" style:family="graphic">
      <style:graphic-properties text:anchor-type="as-char" svg:y="0cm" fo:margin-left="0.201cm" fo:margin-right="0.201cm" style:vertical-pos="middle" style:vertical-rel="text" style:shadow="none"/>
    </style:style>
    <style:style style:name="OrgInlineFormula" style:family="graphic" style:parent-style-name="Formula">
      <style:graphic-properties text:anchor-type="as-char" fo:margin-left="0.201cm" fo:margin-right="0.201cm" style:vertical-pos="middle" style:vertical-rel="text"/>
    </style:style>
    <style:style style:name="OrgInlineFormula" style:family="graphic" style:parent-style-name="Formula">
      <style:graphic-properties style:vertical-pos="middle" style:vertical-rel="text" draw:ole-draw-aspect="1"/>
    </style:style>
    <style:style style:name="OrgDisplayFormula" style:family="graphic" style:parent-style-name="OrgFormula">
      <style:graphic-properties style:vertical-pos="middle" style:vertical-rel="text" style:horizontal-pos="from-left" style:horizontal-rel="paragraph-content" draw:ole-draw-aspect="1"/>
    </style:style>
    <style:style style:name="OrgFormulaCaptionFrame" style:family="graphic" style:parent-style-name="Frame">
      <style:graphic-properties text:anchor-type="paragraph" fo:margin-left="0cm" fo:margin-right="0cm" fo:margin-top="0cm" fo:margin-bottom="0cm" style:wrap="right" style:number-wrapped-paragraphs="1" style:wrap-contour="false" style:vertical-pos="top" style:vertical-rel="paragraph" style:horizontal-pos="center" style:horizontal-rel="paragraph" fo:padding="0cm" fo:border="none"/>
    </style:style>
    <style:style style:name="OrgCaptionedFormula" style:family="graphic" style:parent-style-name="OrgFormula">
      <style:graphic-properties fo:margin-left="0cm" fo:margin-right="0cm" fo:margin-top="0cm" fo:margin-bottom="0cm" style:run-through="foreground" style:wrap="none" style:vertical-pos="from-top" style:vertical-rel="paragraph-content" style:horizontal-pos="center" style:horizontal-rel="paragraph-content" fo:padding="0cm" fo:border="none" style:shadow="none" draw:ole-draw-aspect="1"/>
    </style:style>
    <!-- Inline Tasks -->
    <style:style style:name="OrgInlineTaskHeading" style:family="paragraph" style:parent-style-name="Caption" style:next-style-name="Text_20_body">
      <style:text-properties style:font-name="Arial1" fo:font-style="normal" fo:font-weight="bold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fo:padding="0.15cm" fo:border="0.26pt solid #000000" style:shadow="none">
        <style:background-image/>
      </style:graphic-properties>
    </style: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!-- Numbered List -->
    <text:list-style style:name="OrgNumbered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!-- Bulleted List -->
    <text:list-style style:name="OrgBulletedList">
      <text:list-level-style-bullet text:level="1" text:style-name="Bullet_20_Symbols" style:num-suffix=".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!-- Description List -->
    <text:list-style style:name="OrgDescriptionList">
      <text:list-level-style-number text:level="1" style:num-format="">
        <style:list-level-properties text:space-before="0.635cm"/>
      </text:list-level-style-number>
      <text:list-level-style-number text:level="2" style:num-format="">
        <style:list-level-properties text:space-before="1.27cm"/>
      </text:list-level-style-number>
      <text:list-level-style-number text:level="3" style:num-format="">
        <style:list-level-properties text:space-before="1.905cm"/>
      </text:list-level-style-number>
      <text:list-level-style-number text:level="4" style:num-format="">
        <style:list-level-properties text:space-before="2.54cm"/>
      </text:list-level-style-number>
      <text:list-level-style-number text:level="5" style:num-format="">
        <style:list-level-properties text:space-before="3.175cm"/>
      </text:list-level-style-number>
      <text:list-level-style-number text:level="6" style:num-format="">
        <style:list-level-properties text:space-before="3.81cm"/>
      </text:list-level-style-number>
      <text:list-level-style-number text:level="7" style:num-format="">
        <style:list-level-properties text:space-before="4.445cm"/>
      </text:list-level-style-number>
      <text:list-level-style-number text:level="8" style:num-format="">
        <style:list-level-properties text:space-before="5.08cm"/>
      </text:list-level-style-number>
      <text:list-level-style-number text:level="9" style:num-format="">
        <style:list-level-properties text:space-before="5.715cm"/>
      </text:list-level-style-number>
      <text:list-level-style-number text:level="10" style:num-format="">
        <style:list-level-properties text:space-before="6.35cm"/>
      </text:list-level-style-number>
    </text:list-style>
    <text:list-style style:name="OrgSrcBlockNumberedLine">
      <text:list-level-style-number text:level="1" style:num-format="1">
        <style:list-level-properties text:space-before="0.635cm" text:min-label-width="0.635cm" text:min-label-distance="0.101cm" fo:text-align="end"/>
      </text:list-level-style-number>
      <text:list-level-style-number text:level="2" style:num-format="1">
        <style:list-level-properties text:space-before="1.27cm" text:min-label-width="0.635cm" text:min-label-distance="0.101cm" fo:text-align="end"/>
      </text:list-level-style-number>
      <text:list-level-style-number text:level="3" style:num-format="1">
        <style:list-level-properties text:space-before="1.905cm" text:min-label-width="0.635cm" text:min-label-distance="0.101cm" fo:text-align="end"/>
      </text:list-level-style-number>
      <text:list-level-style-number text:level="4" style:num-format="1">
        <style:list-level-properties text:space-before="2.54cm" text:min-label-width="0.635cm" text:min-label-distance="0.101cm" fo:text-align="end"/>
      </text:list-level-style-number>
      <text:list-level-style-number text:level="5" style:num-format="1">
        <style:list-level-properties text:space-before="3.175cm" text:min-label-width="0.635cm" text:min-label-distance="0.101cm" fo:text-align="end"/>
      </text:list-level-style-number>
      <text:list-level-style-number text:level="6" style:num-format="1">
        <style:list-level-properties text:space-before="3.81cm" text:min-label-width="0.635cm" text:min-label-distance="0.101cm" fo:text-align="end"/>
      </text:list-level-style-number>
      <text:list-level-style-number text:level="7" style:num-format="1">
        <style:list-level-properties text:space-before="4.445cm" text:min-label-width="0.635cm" text:min-label-distance="0.101cm" fo:text-align="end"/>
      </text:list-level-style-number>
      <text:list-level-style-number text:level="8" style:num-format="1">
        <style:list-level-properties text:space-before="5.08cm" text:min-label-width="0.635cm" text:min-label-distance="0.101cm" fo:text-align="end"/>
      </text:list-level-style-number>
      <text:list-level-style-number text:level="9" style:num-format="1">
        <style:list-level-properties text:space-before="5.715cm" text:min-label-width="0.635cm" text:min-label-distance="0.101cm" fo:text-align="end"/>
      </text:list-level-style-number>
      <text:list-level-style-number text:level="10" style:num-format="1">
        <style:list-level-properties text:space-before="6.35cm" text:min-label-width="0.635cm" text:min-label-distance="0.101cm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!-- Org Htmlfontify Styles -->
    <style:style style:name="OrgSrcFontLockTypeFace" style:family="text">
      <style:text-properties fo:color="#228b22"/>
    </style:style>
    <style:style style:name="OrgSrcFontLockConstantFace" style:family="text">
      <style:text-properties fo:color="#008b8b"/>
    </style:style>
    <style:style style:name="OrgSrcFontLockNegationCharFace" style:family="text">
      <style:text-properties fo:color="#000000"/>
    </style:style>
    <style:style style:name="OrgSrcFontLockRegexpGroupingConstruct" style:family="text">
      <style:text-properties fo:color="#9966cc"/>
    </style:style>
    <style:style style:name="OrgSrcFontLockRegexpGroupingBackslash" style:family="text">
      <style:text-properties fo:color="#66cc99"/>
    </style:style>
    <style:style style:name="OrgSrcFontLockBuiltinFace" style:family="text">
      <style:text-properties fo:color="#483d8b"/>
    </style:style>
    <style:style style:name="OrgSrcFontLockDocFace" style:family="text">
      <style:text-properties fo:color="#8b2252"/>
    </style:style>
    <style:style style:name="OrgSrcFontLockVariableNameFace" style:family="text">
      <style:text-properties fo:color="#a0522d"/>
    </style:style>
    <style:style style:name="OrgSrcFontLockStringFace" style:family="text">
      <style:text-properties fo:color="#8b2252"/>
    </style:style>
    <style:style style:name="OrgSrcFontLockFunctionNameFace" style:family="text">
      <style:text-properties fo:color="#0432fe"/>
    </style:style>
    <style:style style:name="OrgSrcFontLockKeywordFace" style:family="text">
      <style:text-properties fo:color="#932092"/>
    </style:style>
    <style:style style:name="OrgSrcBlock" style:family="paragraph" style:parent-style-name="Preformatted_20_Text">
      <style:paragraph-properties fo:background-color="#ffffff" fo:padding="0.049cm" fo:border="0.51pt solid #000000" style:shadow="none">
        <style:background-image/>
      </style:paragraph-properties>
      <style:text-properties fo:color="#000000"/>
    </style:style>
    <style:style style:name="OrgSrcFontLockWarningFace" style:family="text">
      <style:text-properties fo:color="#fe2500"/>
    </style:style>
    <style:style style:name="OrgSrcFontLockCommentFace" style:family="text">
      <style:text-properties fo:color="#b22222"/>
    </style:style>
    <style:style style:name="OrgSrcFontLockCommentDelimiterFace" style:family="text">
      <style:text-properties fo:color="#b22222"/>
    </style:styl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/></text:p>
      </style:footer>
    </style:master-page>
    <style:master-page style:name="OrgTitlePage" style:page-layout-name="Mpm2" style:next-style-name="OrgFrontMatterPage"/>
    <style:master-page style:name="OrgFrontMatterPage" style:page-layout-name="Mpm3">
      <style:footer>
        <text:p text:style-name="MP1"><text:page-number text:select-page="current"/></text:p>
      </style:footer>
    </style:master-page>
    <style:master-page style:name="OrgFirstPage" style:page-layout-name="Mpm4" style:next-style-name="OrgPage">
      <style:footer>
        <text:p text:style-name="MP1"><text:page-number text:select-page="current"/></text:p>
      </style:footer>
    </style:master-page>
    <style:master-page style:name="OrgPage" style:page-layout-name="Mpm5">
      <style:footer>
        <text:p text:style-name="MP1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Takaaki Ishikawa</dc:creator>
    <meta:initial-creator>Takaaki Ishikawa</meta:initial-creator>
    <dc:date>2019-02-08T09:34:27</dc:date>
    <meta:creation-date>2019-02-08T09:34:27</meta:creation-date>
    <meta:generator>Emacs 26.1.91 (Org mode 9.2.1)</meta:generator>
    <meta:keyword/>
    <dc:subject/>
    <dc:title>ユーティリティ関数群</dc:title>
  </office:meta>
</office:document-meta>
</file>